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f5c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="0.06pt solid #000000"/>
    </style:style>
    <style:style style:name="ce30" style:family="table-cell" style:parent-style-name="Default">
      <style:table-cell-properties fo:background-color="#ffa6a6" fo:border="0.06pt solid #000000"/>
      <style:text-properties fo:font-weight="bold" style:font-weight-asian="bold" style:font-weight-complex="bold"/>
    </style:style>
    <style:style style:name="ce31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ffd7" fo:border="0.06pt solid #000000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35" style:family="table-cell" style:parent-style-name="Default">
      <style:table-cell-properties fo:background-color="#e0c2cd" fo:border="0.06pt solid #00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e0c2cd" fo:border="0.06pt solid #000000"/>
      <style:text-properties fo:color="#000000" fo:font-weight="bold" style:font-weight-asian="bold" style:font-weight-complex="bold"/>
    </style:style>
    <style:style style:name="ce37" style:family="table-cell" style:parent-style-name="Default" style:data-style-name="N11"/>
    <style:style style:name="ce38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7d1d5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hroughput GET" table:style-name="ta1">
        <table:table-column table:style-name="co1" table:default-cell-style-name="ce29"/>
        <table:table-column table:style-name="co1" table:number-columns-repeated="2" table:default-cell-style-name="Default"/>
        <table:table-column table:style-name="co1" table:number-columns-repeated="2" table:default-cell-style-name="ce29"/>
        <table:table-column table:style-name="co1" table:number-columns-repeated="4" table:default-cell-style-name="Default"/>
        <table:table-column table:style-name="co1" table:default-cell-style-name="ce29"/>
        <table:table-column table:style-name="co1" table:default-cell-style-name="Default"/>
        <table:table-column table:style-name="co1" table:default-cell-style-name="ce37"/>
        <table:table-column table:style-name="co1" table:number-columns-repeated="10" table:default-cell-style-name="Default"/>
        <table:table-row table:style-name="ro1">
          <table:table-cell table:style-name="ce27" office:value-type="string" calcext:value-type="string">
            <text:p>Index Matrix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ce27" office:value-type="string" calcext:value-type="string">
            <text:p>Repetitions</text:p>
          </table:table-cell>
          <table:table-cell/>
          <table:table-cell table:style-name="Default"/>
          <table:table-cell/>
          <table:table-cell table:style-name="ce27" office:value-type="string" calcext:value-type="string">
            <text:p>Averages</text:p>
          </table:table-cell>
          <table:table-cell table:number-columns-repeated="2"/>
          <table:table-cell table:style-name="ce27" office:value-type="string" calcext:value-type="string">
            <text:p>Errors Squared</text:p>
          </table:table-cell>
          <table:table-cell table:number-columns-repeated="2"/>
          <table:table-cell table:style-name="ce27" office:value-type="string" calcext:value-type="string">
            <text:p>Estimated Errors Squared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</text:p>
          </table:table-cell>
          <table:table-cell table:style-name="ce28" office:value-type="string" calcext:value-type="string">
            <text:p>A (MC)</text:p>
          </table:table-cell>
          <table:table-cell table:style-name="ce28" office:value-type="string" calcext:value-type="string">
            <text:p>B (MW)</text:p>
          </table:table-cell>
          <table:table-cell table:style-name="ce28" office:value-type="string" calcext:value-type="string">
            <text:p>C (WT)</text:p>
          </table:table-cell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ABC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8" office:value-type="string" calcext:value-type="string">
            <text:p>From Rep</text:p>
          </table:table-cell>
          <table:table-cell table:style-name="ce38" office:value-type="string" calcext:value-type="string">
            <text:p>Estimated</text:p>
          </table:table-cell>
          <table:table-cell/>
          <table:table-cell table:style-name="ce39" office:value-type="string" calcext:value-type="string">
            <text:p>Rep 1</text:p>
          </table:table-cell>
          <table:table-cell table:style-name="ce39" office:value-type="string" calcext:value-type="string">
            <text:p>Rep 2</text:p>
          </table:table-cell>
          <table:table-cell table:style-name="ce39" office:value-type="string" calcext:value-type="string">
            <text:p>Rep 3</text:p>
          </table:table-cell>
          <table:table-cell table:style-name="ce39" office:value-type="string" calcext:value-type="string">
            <text:p>Rep 1</text:p>
          </table:table-cell>
          <table:table-cell table:style-name="ce39" office:value-type="string" calcext:value-type="string">
            <text:p>Rep 2</text:p>
          </table:table-cell>
          <table:table-cell table:style-name="ce39" office:value-type="string" calcext:value-type="string">
            <text:p>Rep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[.B3]*[.C3]" office:value-type="float" office:value="1" calcext:value-type="float">
            <text:p>1</text:p>
          </table:table-cell>
          <table:table-cell table:style-name="ce29" table:formula="of:=[.B3]*[.D3]" office:value-type="float" office:value="1" calcext:value-type="float">
            <text:p>1</text:p>
          </table:table-cell>
          <table:table-cell table:style-name="ce29" table:formula="of:=[.C3]*[.D3]" office:value-type="float" office:value="1" calcext:value-type="float">
            <text:p>1</text:p>
          </table:table-cell>
          <table:table-cell table:style-name="ce29" table:formula="of:=[.B3]*[.C3]*[.D3]" office:value-type="float" office:value="-1" calcext:value-type="float">
            <text:p>-1</text:p>
          </table:table-cell>
          <table:table-cell/>
          <table:table-cell office:value-type="float" office:value="2937.566667" calcext:value-type="float">
            <text:p>2937.566667</text:p>
          </table:table-cell>
          <table:table-cell table:style-name="ce29" office:value-type="float" office:value="2934.85" calcext:value-type="float">
            <text:p>2934.85</text:p>
          </table:table-cell>
          <table:table-cell table:style-name="ce29" office:value-type="float" office:value="2935.866667" calcext:value-type="float">
            <text:p>2935.866667</text:p>
          </table:table-cell>
          <table:table-cell/>
          <table:table-cell table:style-name="ce29" table:formula="of:=AVERAGE([.J3:.L3])" office:value-type="float" office:value="2936.09444466667" calcext:value-type="float">
            <text:p>2936.09444466667</text:p>
          </table:table-cell>
          <table:table-cell table:style-name="ce29" table:formula="of:=[.B13]*[.A3]+[.B14]*[.B3]+[.B15]*[.C3]+[.B16]*[.D3]+[.B17]*[.E3]+[.B18]*[.F3]+[.B19]*[.G3]+[.B20]*[.H3]" office:value-type="float" office:value="2936.09444466667" calcext:value-type="float">
            <text:p>2936.09444466667</text:p>
          </table:table-cell>
          <table:table-cell/>
          <table:table-cell table:style-name="ce29" table:formula="of:=([.N3] - [.J3])^2" office:value-type="float" office:value="2.16743859876541" calcext:value-type="float">
            <text:p>2.16743859876541</text:p>
          </table:table-cell>
          <table:table-cell table:style-name="ce29" table:formula="of:=([.N3] - [.K3])^2" office:value-type="float" office:value="1.5486425283955" calcext:value-type="float">
            <text:p>1.5486425283955</text:p>
          </table:table-cell>
          <table:table-cell table:style-name="ce29" table:formula="of:=([.N3] - [.L3])^2" office:value-type="float" office:value="0.0518826654322413" calcext:value-type="float">
            <text:p>0.051882665432241</text:p>
          </table:table-cell>
          <table:table-cell table:style-name="ce29" table:formula="of:=([.O3] - [.J3])^2" office:value-type="float" office:value="2.16743859876942" calcext:value-type="float">
            <text:p>2.16743859876942</text:p>
          </table:table-cell>
          <table:table-cell table:style-name="ce29" table:formula="of:=([.O3] - [.K3])^2" office:value-type="float" office:value="1.5486425283921" calcext:value-type="float">
            <text:p>1.5486425283921</text:p>
          </table:table-cell>
          <table:table-cell table:style-name="ce29" table:formula="of:=([.O3] - [.L3])^2" office:value-type="float" office:value="0.0518826654316198" calcext:value-type="float">
            <text:p>0.051882665431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" calcext:value-type="float">
            <text:p>1</text:p>
          </table:table-cell>
          <table:table-cell table:style-name="ce29" table:formula="of:=[.B4]*[.D4]" office:value-type="float" office:value="-1" calcext:value-type="float">
            <text:p>-1</text:p>
          </table:table-cell>
          <table:table-cell table:style-name="ce29" table:formula="of:=[.C4]*[.D4]" office:value-type="float" office:value="-1" calcext:value-type="float">
            <text:p>-1</text:p>
          </table:table-cell>
          <table:table-cell table:style-name="ce29" table:formula="of:=[.B4]*[.C4]*[.D4]" office:value-type="float" office:value="1" calcext:value-type="float">
            <text:p>1</text:p>
          </table:table-cell>
          <table:table-cell/>
          <table:table-cell office:value-type="float" office:value="2937.566667" calcext:value-type="float">
            <text:p>2937.566667</text:p>
          </table:table-cell>
          <table:table-cell table:style-name="ce29" office:value-type="float" office:value="2937.066667" calcext:value-type="float">
            <text:p>2937.066667</text:p>
          </table:table-cell>
          <table:table-cell table:style-name="ce29" office:value-type="float" office:value="2938.85" calcext:value-type="float">
            <text:p>2938.85</text:p>
          </table:table-cell>
          <table:table-cell/>
          <table:table-cell table:style-name="ce29" table:formula="of:=AVERAGE([.J4:.L4])" office:value-type="float" office:value="2937.827778" calcext:value-type="float">
            <text:p>2937.827778</text:p>
          </table:table-cell>
          <table:table-cell table:style-name="ce29" table:formula="of:=[.B13]*[.A4]+[.B14]*[.B4]+[.B15]*[.C4]+[.B16]*[.D4]+[.B17]*[.E4]+[.B18]*[.F4]+[.B19]*[.G4]+[.B20]*[.H4]" office:value-type="float" office:value="2937.827778" calcext:value-type="float">
            <text:p>2937.827778</text:p>
          </table:table-cell>
          <table:table-cell/>
          <table:table-cell table:style-name="ce29" table:formula="of:=([.N4] - [.J4])^2" office:value-type="float" office:value="0.0681789543211334" calcext:value-type="float">
            <text:p>0.068178954321133</text:p>
          </table:table-cell>
          <table:table-cell table:style-name="ce29" table:formula="of:=([.N4] - [.K4])^2" office:value-type="float" office:value="0.579289954321389" calcext:value-type="float">
            <text:p>0.579289954321389</text:p>
          </table:table-cell>
          <table:table-cell table:style-name="ce29" table:formula="of:=([.N4] - [.L4])^2" office:value-type="float" office:value="1.04493781728319" calcext:value-type="float">
            <text:p>1.04493781728319</text:p>
          </table:table-cell>
          <table:table-cell table:style-name="ce29" table:formula="of:=([.O4] - [.J4])^2" office:value-type="float" office:value="0.0681789543208959" calcext:value-type="float">
            <text:p>0.068178954320896</text:p>
          </table:table-cell>
          <table:table-cell table:style-name="ce29" table:formula="of:=([.O4] - [.K4])^2" office:value-type="float" office:value="0.579289954320697" calcext:value-type="float">
            <text:p>0.579289954320697</text:p>
          </table:table-cell>
          <table:table-cell table:style-name="ce29" table:formula="of:=([.O4] - [.L4])^2" office:value-type="float" office:value="1.04493781728411" calcext:value-type="float">
            <text:p>1.044937817284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5]*[.C5]" office:value-type="float" office:value="-1" calcext:value-type="float">
            <text:p>-1</text:p>
          </table:table-cell>
          <table:table-cell table:style-name="ce29" table:formula="of:=[.B5]*[.D5]" office:value-type="float" office:value="1" calcext:value-type="float">
            <text:p>1</text:p>
          </table:table-cell>
          <table:table-cell table:style-name="ce29" table:formula="of:=[.C5]*[.D5]" office:value-type="float" office:value="-1" calcext:value-type="float">
            <text:p>-1</text:p>
          </table:table-cell>
          <table:table-cell table:style-name="ce29" table:formula="of:=[.B5]*[.C5]*[.D5]" office:value-type="float" office:value="1" calcext:value-type="float">
            <text:p>1</text:p>
          </table:table-cell>
          <table:table-cell/>
          <table:table-cell office:value-type="float" office:value="2929.133333" calcext:value-type="float">
            <text:p>2929.133333</text:p>
          </table:table-cell>
          <table:table-cell table:style-name="ce29" office:value-type="float" office:value="2929.683333" calcext:value-type="float">
            <text:p>2929.683333</text:p>
          </table:table-cell>
          <table:table-cell table:style-name="ce29" office:value-type="float" office:value="2932.883333" calcext:value-type="float">
            <text:p>2932.883333</text:p>
          </table:table-cell>
          <table:table-cell/>
          <table:table-cell table:style-name="ce29" table:formula="of:=AVERAGE([.J5:.L5])" office:value-type="float" office:value="2930.56666633333" calcext:value-type="float">
            <text:p>2930.56666633333</text:p>
          </table:table-cell>
          <table:table-cell table:style-name="ce29" table:formula="of:=[.B13]*[.A5]+[.B14]*[.B5]+[.B15]*[.C5]+[.B16]*[.D5]+[.B17]*[.E5]+[.B18]*[.F5]+[.B19]*[.G5]+[.B20]*[.H5]" office:value-type="float" office:value="2930.56666633333" calcext:value-type="float">
            <text:p>2930.56666633333</text:p>
          </table:table-cell>
          <table:table-cell/>
          <table:table-cell table:style-name="ce29" table:formula="of:=([.N5] - [.J5])^2" office:value-type="float" office:value="2.05444444444462" calcext:value-type="float">
            <text:p>2.05444444444462</text:p>
          </table:table-cell>
          <table:table-cell table:style-name="ce29" table:formula="of:=([.N5] - [.K5])^2" office:value-type="float" office:value="0.780277777778367" calcext:value-type="float">
            <text:p>0.780277777778367</text:p>
          </table:table-cell>
          <table:table-cell table:style-name="ce29" table:formula="of:=([.N5] - [.L5])^2" office:value-type="float" office:value="5.36694444444416" calcext:value-type="float">
            <text:p>5.36694444444416</text:p>
          </table:table-cell>
          <table:table-cell table:style-name="ce29" table:formula="of:=([.O5] - [.J5])^2" office:value-type="float" office:value="2.05444444444331" calcext:value-type="float">
            <text:p>2.05444444444331</text:p>
          </table:table-cell>
          <table:table-cell table:style-name="ce29" table:formula="of:=([.O5] - [.K5])^2" office:value-type="float" office:value="0.780277777777564" calcext:value-type="float">
            <text:p>0.780277777777564</text:p>
          </table:table-cell>
          <table:table-cell table:style-name="ce29" table:formula="of:=([.O5] - [.L5])^2" office:value-type="float" office:value="5.36694444444627" calcext:value-type="float">
            <text:p>5.366944444446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-1" calcext:value-type="float">
            <text:p>-1</text:p>
          </table:table-cell>
          <table:table-cell table:style-name="ce29" table:formula="of:=[.B6]*[.D6]" office:value-type="float" office:value="-1" calcext:value-type="float">
            <text:p>-1</text:p>
          </table:table-cell>
          <table:table-cell table:style-name="ce29" table:formula="of:=[.C6]*[.D6]" office:value-type="float" office:value="1" calcext:value-type="float">
            <text:p>1</text:p>
          </table:table-cell>
          <table:table-cell table:style-name="ce29" table:formula="of:=[.B6]*[.C6]*[.D6]" office:value-type="float" office:value="-1" calcext:value-type="float">
            <text:p>-1</text:p>
          </table:table-cell>
          <table:table-cell/>
          <table:table-cell office:value-type="float" office:value="2930.866667" calcext:value-type="float">
            <text:p>2930.866667</text:p>
          </table:table-cell>
          <table:table-cell table:style-name="ce29" office:value-type="float" office:value="2935.633333" calcext:value-type="float">
            <text:p>2935.633333</text:p>
          </table:table-cell>
          <table:table-cell table:style-name="ce29" office:value-type="float" office:value="2934.483333" calcext:value-type="float">
            <text:p>2934.483333</text:p>
          </table:table-cell>
          <table:table-cell/>
          <table:table-cell table:style-name="ce29" table:formula="of:=AVERAGE([.J6:.L6])" office:value-type="float" office:value="2933.661111" calcext:value-type="float">
            <text:p>2933.661111</text:p>
          </table:table-cell>
          <table:table-cell table:style-name="ce29" table:formula="of:=[.B13]*[.A6]+[.B14]*[.B6]+[.B15]*[.C6]+[.B16]*[.D6]+[.B17]*[.E6]+[.B18]*[.F6]+[.B19]*[.G6]+[.B20]*[.H6]" office:value-type="float" office:value="2933.661111" calcext:value-type="float">
            <text:p>2933.661111</text:p>
          </table:table-cell>
          <table:table-cell/>
          <table:table-cell table:style-name="ce29" table:formula="of:=([.N6] - [.J6])^2" office:value-type="float" office:value="7.80891726913663" calcext:value-type="float">
            <text:p>7.80891726913663</text:p>
          </table:table-cell>
          <table:table-cell table:style-name="ce29" table:formula="of:=([.N6] - [.K6])^2" office:value-type="float" office:value="3.8896596172853" calcext:value-type="float">
            <text:p>3.8896596172853</text:p>
          </table:table-cell>
          <table:table-cell table:style-name="ce29" table:formula="of:=([.N6] - [.L6])^2" office:value-type="float" office:value="0.676049017284391" calcext:value-type="float">
            <text:p>0.676049017284391</text:p>
          </table:table-cell>
          <table:table-cell table:style-name="ce29" table:formula="of:=([.O6] - [.J6])^2" office:value-type="float" office:value="7.80891726913409" calcext:value-type="float">
            <text:p>7.80891726913409</text:p>
          </table:table-cell>
          <table:table-cell table:style-name="ce29" table:formula="of:=([.O6] - [.K6])^2" office:value-type="float" office:value="3.88965961728709" calcext:value-type="float">
            <text:p>3.88965961728709</text:p>
          </table:table-cell>
          <table:table-cell table:style-name="ce29" table:formula="of:=([.O6] - [.L6])^2" office:value-type="float" office:value="0.676049017285139" calcext:value-type="float">
            <text:p>0.6760490172851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[.B7]*[.C7]" office:value-type="float" office:value="-1" calcext:value-type="float">
            <text:p>-1</text:p>
          </table:table-cell>
          <table:table-cell table:style-name="ce29" table:formula="of:=[.B7]*[.D7]" office:value-type="float" office:value="-1" calcext:value-type="float">
            <text:p>-1</text:p>
          </table:table-cell>
          <table:table-cell table:style-name="ce29" table:formula="of:=[.C7]*[.D7]" office:value-type="float" office:value="1" calcext:value-type="float">
            <text:p>1</text:p>
          </table:table-cell>
          <table:table-cell table:style-name="ce29" table:formula="of:=[.B7]*[.C7]*[.D7]" office:value-type="float" office:value="1" calcext:value-type="float">
            <text:p>1</text:p>
          </table:table-cell>
          <table:table-cell/>
          <table:table-cell office:value-type="float" office:value="7517.216667" calcext:value-type="float">
            <text:p>7517.216667</text:p>
          </table:table-cell>
          <table:table-cell table:style-name="ce29" office:value-type="float" office:value="7673.733333" calcext:value-type="float">
            <text:p>7673.733333</text:p>
          </table:table-cell>
          <table:table-cell table:style-name="ce29" office:value-type="float" office:value="7488.833333" calcext:value-type="float">
            <text:p>7488.833333</text:p>
          </table:table-cell>
          <table:table-cell/>
          <table:table-cell table:style-name="ce29" table:formula="of:=AVERAGE([.J7:.L7])" office:value-type="float" office:value="7559.92777766667" calcext:value-type="float">
            <text:p>7559.92777766667</text:p>
          </table:table-cell>
          <table:table-cell table:style-name="ce29" table:formula="of:=[.B13]*[.A7]+[.B14]*[.B7]+[.B15]*[.C7]+[.B16]*[.D7]+[.B17]*[.E7]+[.B18]*[.F7]+[.B19]*[.G7]+[.B20]*[.H7]" office:value-type="float" office:value="7559.92777766667" calcext:value-type="float">
            <text:p>7559.92777766667</text:p>
          </table:table-cell>
          <table:table-cell/>
          <table:table-cell table:style-name="ce29" table:formula="of:=([.N7] - [.J7])^2" office:value-type="float" office:value="1824.23897438028" calcext:value-type="float">
            <text:p>1824.23897438028</text:p>
          </table:table-cell>
          <table:table-cell table:style-name="ce29" table:formula="of:=([.N7] - [.K7])^2" office:value-type="float" office:value="12951.7044247284" calcext:value-type="float">
            <text:p>12951.7044247284</text:p>
          </table:table-cell>
          <table:table-cell table:style-name="ce29" table:formula="of:=([.N7] - [.L7])^2" office:value-type="float" office:value="5054.4200624618" calcext:value-type="float">
            <text:p>5054.4200624618</text:p>
          </table:table-cell>
          <table:table-cell table:style-name="ce29" table:formula="of:=([.O7] - [.J7])^2" office:value-type="float" office:value="1824.2389743802" calcext:value-type="float">
            <text:p>1824.2389743802</text:p>
          </table:table-cell>
          <table:table-cell table:style-name="ce29" table:formula="of:=([.O7] - [.K7])^2" office:value-type="float" office:value="12951.7044247286" calcext:value-type="float">
            <text:p>12951.7044247286</text:p>
          </table:table-cell>
          <table:table-cell table:style-name="ce29" table:formula="of:=([.O7] - [.L7])^2" office:value-type="float" office:value="5054.42006246167" calcext:value-type="float">
            <text:p>5054.420062461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-1" calcext:value-type="float">
            <text:p>-1</text:p>
          </table:table-cell>
          <table:table-cell table:style-name="ce29" table:formula="of:=[.B8]*[.D8]" office:value-type="float" office:value="1" calcext:value-type="float">
            <text:p>1</text:p>
          </table:table-cell>
          <table:table-cell table:style-name="ce29" table:formula="of:=[.C8]*[.D8]" office:value-type="float" office:value="-1" calcext:value-type="float">
            <text:p>-1</text:p>
          </table:table-cell>
          <table:table-cell table:style-name="ce29" table:formula="of:=[.B8]*[.C8]*[.D8]" office:value-type="float" office:value="-1" calcext:value-type="float">
            <text:p>-1</text:p>
          </table:table-cell>
          <table:table-cell/>
          <table:table-cell office:value-type="float" office:value="8628.166667" calcext:value-type="float">
            <text:p>8628.166667</text:p>
          </table:table-cell>
          <table:table-cell table:style-name="ce29" office:value-type="float" office:value="8689.4" calcext:value-type="float">
            <text:p>8689.4</text:p>
          </table:table-cell>
          <table:table-cell table:style-name="ce29" office:value-type="float" office:value="8646.8" calcext:value-type="float">
            <text:p>8646.8</text:p>
          </table:table-cell>
          <table:table-cell/>
          <table:table-cell table:style-name="ce29" table:formula="of:=AVERAGE([.J8:.L8])" office:value-type="float" office:value="8654.788889" calcext:value-type="float">
            <text:p>8654.788889</text:p>
          </table:table-cell>
          <table:table-cell table:style-name="ce29" table:formula="of:=[.B13]*[.A8]+[.B14]*[.B8]+[.B15]*[.C8]+[.B16]*[.D8]+[.B17]*[.E8]+[.B18]*[.F8]+[.B19]*[.G8]+[.B20]*[.H8]" office:value-type="float" office:value="8654.788889" calcext:value-type="float">
            <text:p>8654.788889</text:p>
          </table:table-cell>
          <table:table-cell/>
          <table:table-cell table:style-name="ce29" table:formula="of:=([.N8] - [.J8])^2" office:value-type="float" office:value="708.742704217185" calcext:value-type="float">
            <text:p>708.742704217185</text:p>
          </table:table-cell>
          <table:table-cell table:style-name="ce29" table:formula="of:=([.N8] - [.K8])^2" office:value-type="float" office:value="1197.92900465446" calcext:value-type="float">
            <text:p>1197.92900465446</text:p>
          </table:table-cell>
          <table:table-cell table:style-name="ce29" table:formula="of:=([.N8] - [.L8])^2" office:value-type="float" office:value="63.8223474542951" calcext:value-type="float">
            <text:p>63.8223474542951</text:p>
          </table:table-cell>
          <table:table-cell table:style-name="ce29" table:formula="of:=([.O8] - [.J8])^2" office:value-type="float" office:value="708.742704217088" calcext:value-type="float">
            <text:p>708.742704217088</text:p>
          </table:table-cell>
          <table:table-cell table:style-name="ce29" table:formula="of:=([.O8] - [.K8])^2" office:value-type="float" office:value="1197.92900465458" calcext:value-type="float">
            <text:p>1197.92900465458</text:p>
          </table:table-cell>
          <table:table-cell table:style-name="ce29" table:formula="of:=([.O8] - [.L8])^2" office:value-type="float" office:value="63.8223474542661" calcext:value-type="float">
            <text:p>63.82234745426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9]*[.C9]" office:value-type="float" office:value="1" calcext:value-type="float">
            <text:p>1</text:p>
          </table:table-cell>
          <table:table-cell table:style-name="ce29" table:formula="of:=[.B9]*[.D9]" office:value-type="float" office:value="-1" calcext:value-type="float">
            <text:p>-1</text:p>
          </table:table-cell>
          <table:table-cell table:style-name="ce29" table:formula="of:=[.C9]*[.D9]" office:value-type="float" office:value="-1" calcext:value-type="float">
            <text:p>-1</text:p>
          </table:table-cell>
          <table:table-cell table:style-name="ce29" table:formula="of:=[.B9]*[.C9]*[.D9]" office:value-type="float" office:value="-1" calcext:value-type="float">
            <text:p>-1</text:p>
          </table:table-cell>
          <table:table-cell/>
          <table:table-cell office:value-type="float" office:value="8801.7" calcext:value-type="float">
            <text:p>8801.7</text:p>
          </table:table-cell>
          <table:table-cell table:style-name="ce29" office:value-type="float" office:value="8800.116667" calcext:value-type="float">
            <text:p>8800.116667</text:p>
          </table:table-cell>
          <table:table-cell table:style-name="ce29" office:value-type="float" office:value="8797.083333" calcext:value-type="float">
            <text:p>8797.083333</text:p>
          </table:table-cell>
          <table:table-cell/>
          <table:table-cell table:style-name="ce29" table:formula="of:=AVERAGE([.J9:.L9])" office:value-type="float" office:value="8799.63333333333" calcext:value-type="float">
            <text:p>8799.63333333333</text:p>
          </table:table-cell>
          <table:table-cell table:style-name="ce29" table:formula="of:=[.B13]*[.A9]+[.B14]*[.B9]+[.B15]*[.C9]+[.B16]*[.D9]+[.B17]*[.E9]+[.B18]*[.F9]+[.B19]*[.G9]+[.B20]*[.H9]" office:value-type="float" office:value="8799.63333333333" calcext:value-type="float">
            <text:p>8799.63333333333</text:p>
          </table:table-cell>
          <table:table-cell/>
          <table:table-cell table:style-name="ce29" table:formula="of:=([.N9] - [.J9])^2" office:value-type="float" office:value="4.27111111111462" calcext:value-type="float">
            <text:p>4.27111111111462</text:p>
          </table:table-cell>
          <table:table-cell table:style-name="ce29" table:formula="of:=([.N9] - [.K9])^2" office:value-type="float" office:value="0.233611433333788" calcext:value-type="float">
            <text:p>0.233611433333788</text:p>
          </table:table-cell>
          <table:table-cell table:style-name="ce29" table:formula="of:=([.N9] - [.L9])^2" office:value-type="float" office:value="6.50250169999698" calcext:value-type="float">
            <text:p>6.50250169999698</text:p>
          </table:table-cell>
          <table:table-cell table:style-name="ce29" table:formula="of:=([.O9] - [.J9])^2" office:value-type="float" office:value="4.27111111112214" calcext:value-type="float">
            <text:p>4.27111111112214</text:p>
          </table:table-cell>
          <table:table-cell table:style-name="ce29" table:formula="of:=([.O9] - [.K9])^2" office:value-type="float" office:value="0.233611433335546" calcext:value-type="float">
            <text:p>0.233611433335546</text:p>
          </table:table-cell>
          <table:table-cell table:style-name="ce29" table:formula="of:=([.O9] - [.L9])^2" office:value-type="float" office:value="6.5025016999877" calcext:value-type="float">
            <text:p>6.50250169998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1" calcext:value-type="float">
            <text:p>1</text:p>
          </table:table-cell>
          <table:table-cell table:style-name="ce29" table:formula="of:=[.B10]*[.D10]" office:value-type="float" office:value="1" calcext:value-type="float">
            <text:p>1</text:p>
          </table:table-cell>
          <table:table-cell table:style-name="ce29" table:formula="of:=[.C10]*[.D10]" office:value-type="float" office:value="1" calcext:value-type="float">
            <text:p>1</text:p>
          </table:table-cell>
          <table:table-cell table:style-name="ce29" table:formula="of:=[.B10]*[.C10]*[.D10]" office:value-type="float" office:value="1" calcext:value-type="float">
            <text:p>1</text:p>
          </table:table-cell>
          <table:table-cell/>
          <table:table-cell office:value-type="float" office:value="8805.6" calcext:value-type="float">
            <text:p>8805.6</text:p>
          </table:table-cell>
          <table:table-cell table:style-name="ce29" office:value-type="float" office:value="8805.983333" calcext:value-type="float">
            <text:p>8805.983333</text:p>
          </table:table-cell>
          <table:table-cell table:style-name="ce29" office:value-type="float" office:value="8808.5" calcext:value-type="float">
            <text:p>8808.5</text:p>
          </table:table-cell>
          <table:table-cell/>
          <table:table-cell table:style-name="ce29" table:formula="of:=AVERAGE([.J10:.L10])" office:value-type="float" office:value="8806.69444433334" calcext:value-type="float">
            <text:p>8806.69444433334</text:p>
          </table:table-cell>
          <table:table-cell table:style-name="ce29" table:formula="of:=[.B13]*[.A10]+[.B14]*[.B10]+[.B15]*[.C10]+[.B16]*[.D10]+[.B17]*[.E10]+[.B18]*[.F10]+[.B19]*[.G10]+[.B20]*[.H10]" office:value-type="float" office:value="8806.69444433333" calcext:value-type="float">
            <text:p>8806.69444433333</text:p>
          </table:table-cell>
          <table:table-cell/>
          <table:table-cell table:style-name="ce29" table:formula="of:=([.N10] - [.J10])^2" office:value-type="float" office:value="1.19780839876634" calcext:value-type="float">
            <text:p>1.19780839876634</text:p>
          </table:table-cell>
          <table:table-cell table:style-name="ce29" table:formula="of:=([.N10] - [.K10])^2" office:value-type="float" office:value="0.505679328396023" calcext:value-type="float">
            <text:p>0.505679328396023</text:p>
          </table:table-cell>
          <table:table-cell table:style-name="ce29" table:formula="of:=([.N10] - [.L10])^2" office:value-type="float" office:value="3.26003126542933" calcext:value-type="float">
            <text:p>3.26003126542933</text:p>
          </table:table-cell>
          <table:table-cell table:style-name="ce29" table:formula="of:=([.O10] - [.J10])^2" office:value-type="float" office:value="1.19780839875837" calcext:value-type="float">
            <text:p>1.19780839875837</text:p>
          </table:table-cell>
          <table:table-cell table:style-name="ce29" table:formula="of:=([.O10] - [.K10])^2" office:value-type="float" office:value="0.505679328390849" calcext:value-type="float">
            <text:p>0.505679328390849</text:p>
          </table:table-cell>
          <table:table-cell table:style-name="ce29" table:formula="of:=([.O10] - [.L10])^2" office:value-type="float" office:value="3.26003126544246" calcext:value-type="float">
            <text:p>3.26003126544246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style-name="ce27" office:value-type="string" calcext:value-type="string">
            <text:p>Q-Values</text:p>
          </table:table-cell>
          <table:table-cell table:number-columns-repeated="2"/>
          <table:table-cell table:style-name="ce27" office:value-type="string" calcext:value-type="string">
            <text:p>Confidence Ranges</text:p>
          </table:table-cell>
          <table:table-cell table:style-name="Default"/>
          <table:table-cell/>
          <table:table-cell table:style-name="ce27" office:value-type="string" calcext:value-type="string">
            <text:p>Metrics</text:p>
          </table:table-cell>
          <table:table-cell table:number-columns-repeated="2"/>
          <table:table-cell table:style-name="ce34" office:value-type="string" calcext:value-type="string">
            <text:p>Sum of Squares</text:p>
          </table:table-cell>
          <table:table-cell/>
          <table:table-cell table:style-name="ce27" office:value-type="string" calcext:value-type="string">
            <text:p>Percentages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0</text:p>
          </table:table-cell>
          <table:table-cell table:formula="of:=SUMPRODUCT([.A3:.A10];[.N3:.N10])/8" office:value-type="float" office:value="5694.89930554167" calcext:value-type="float">
            <text:p>5694.89930554167</text:p>
          </table:table-cell>
          <table:table-cell/>
          <table:table-cell table:style-name="ce31" table:formula="of:=ROUND([.B13] - [.$H$17];2)" office:value-type="float" office:value="5634.03" calcext:value-type="float">
            <text:p>5634.03</text:p>
          </table:table-cell>
          <table:table-cell table:style-name="ce31" table:formula="of:=ROUND([.B13] + [.$H$17];2)" office:value-type="float" office:value="5755.77" calcext:value-type="float">
            <text:p>5755.77</text:p>
          </table:table-cell>
          <table:table-cell/>
          <table:table-cell table:style-name="ce32" office:value-type="string" calcext:value-type="string">
            <text:p>Variance Errors</text:p>
          </table:table-cell>
          <table:table-cell table:formula="of:=[.K23]/(8*2)" office:value-type="float" office:value="29168.4273507223" calcext:value-type="float">
            <text:p>29168.4273507223</text:p>
          </table:table-cell>
          <table:table-cell/>
          <table:table-cell table:style-name="ce35" office:value-type="string" calcext:value-type="string">
            <text:p>SS0</text:p>
          </table:table-cell>
          <table:table-cell table:formula="of:= 24*[.B13]^2" office:value-type="float" office:value="778365074.406215" calcext:value-type="float">
            <text:p>778365074.406215</text:p>
          </table:table-cell>
          <table:table-cell table:formula="of:=[.K13]/[.K22]" office:value-type="percentage" office:value="4.18154677711465" calcext:value-type="percentage">
            <text:p>418.15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</text:p>
          </table:table-cell>
          <table:table-cell table:formula="of:=SUMPRODUCT([.B3:.B10];[.N3:.N10])/8" office:value-type="float" office:value="2760.36180554167" calcext:value-type="float">
            <text:p>2760.36180554167</text:p>
          </table:table-cell>
          <table:table-cell/>
          <table:table-cell table:style-name="ce31" table:formula="of:=ROUND([.B14] - [.$H$17];2)" office:value-type="float" office:value="2699.49" calcext:value-type="float">
            <text:p>2699.49</text:p>
          </table:table-cell>
          <table:table-cell table:style-name="ce31" table:formula="of:=ROUND([.B14] + [.$H$17];2)" office:value-type="float" office:value="2821.23" calcext:value-type="float">
            <text:p>2821.23</text:p>
          </table:table-cell>
          <table:table-cell/>
          <table:table-cell table:style-name="ce32" office:value-type="string" calcext:value-type="string">
            <text:p>Std-Dev Errors</text:p>
          </table:table-cell>
          <table:table-cell table:formula="of:=SQRT([.H13])" office:value-type="float" office:value="170.787667443297" calcext:value-type="float">
            <text:p>170.787667443297</text:p>
          </table:table-cell>
          <table:table-cell/>
          <table:table-cell table:style-name="ce36" office:value-type="string" calcext:value-type="string">
            <text:p>SSA</text:p>
          </table:table-cell>
          <table:table-cell table:formula="of:= 24*[.B14]^2" office:value-type="float" office:value="182870335.139838" calcext:value-type="float">
            <text:p>182870335.139838</text:p>
          </table:table-cell>
          <table:table-cell table:formula="of:=[.K14]/[.K22]" office:value-type="percentage" office:value="0.982419285856591" calcext:value-type="percentage">
            <text:p>98.24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B</text:p>
          </table:table-cell>
          <table:table-cell table:formula="of:=SUMPRODUCT([.C3:.C10];[.N3:.N10])/8" office:value-type="float" office:value="172.739583208333" calcext:value-type="float">
            <text:p>172.739583208333</text:p>
          </table:table-cell>
          <table:table-cell/>
          <table:table-cell table:style-name="ce31" table:formula="of:=ROUND([.B15] - [.$H$17];2)" office:value-type="float" office:value="111.87" calcext:value-type="float">
            <text:p>111.87</text:p>
          </table:table-cell>
          <table:table-cell table:style-name="ce31" table:formula="of:=ROUND([.B15] + [.$H$17];2)" office:value-type="float" office:value="233.61" calcext:value-type="float">
            <text:p>233.61</text:p>
          </table:table-cell>
          <table:table-cell/>
          <table:table-cell table:style-name="ce32" office:value-type="string" calcext:value-type="string">
            <text:p>Std-Dev Effects</text:p>
          </table:table-cell>
          <table:table-cell table:formula="of:=[.H14]/SQRT(8*3)" office:value-type="float" office:value="34.8618866330184" calcext:value-type="float">
            <text:p>34.8618866330184</text:p>
          </table:table-cell>
          <table:table-cell/>
          <table:table-cell table:style-name="ce36" office:value-type="string" calcext:value-type="string">
            <text:p>SSB</text:p>
          </table:table-cell>
          <table:table-cell table:formula="of:= 24*[.B15]^2" office:value-type="float" office:value="716135.126567723" calcext:value-type="float">
            <text:p>716135.126567723</text:p>
          </table:table-cell>
          <table:table-cell table:formula="of:=[.K15]/[.K22]" office:value-type="percentage" office:value="0.00384723393808789" calcext:value-type="percentage">
            <text:p>0.38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C</text:p>
          </table:table-cell>
          <table:table-cell table:formula="of:=SUMPRODUCT([.D3:.D10];[.N3:.N10])/8" office:value-type="float" office:value="138.343750041667" calcext:value-type="float">
            <text:p>138.343750041667</text:p>
          </table:table-cell>
          <table:table-cell/>
          <table:table-cell table:style-name="ce31" table:formula="of:=ROUND([.B16] - [.$H$17];2)" office:value-type="float" office:value="77.47" calcext:value-type="float">
            <text:p>77.47</text:p>
          </table:table-cell>
          <table:table-cell table:style-name="ce31" table:formula="of:=ROUND([.B16] + [.$H$17];2)" office:value-type="float" office:value="199.21" calcext:value-type="float">
            <text:p>199.21</text:p>
          </table:table-cell>
          <table:table-cell/>
          <table:table-cell table:style-name="ce32" office:value-type="string" calcext:value-type="string">
            <text:p>T-Value</text:p>
          </table:table-cell>
          <table:table-cell office:value-type="float" office:value="1.746" calcext:value-type="float">
            <text:p>1.746</text:p>
          </table:table-cell>
          <table:table-cell/>
          <table:table-cell table:style-name="ce36" office:value-type="string" calcext:value-type="string">
            <text:p>SSC</text:p>
          </table:table-cell>
          <table:table-cell table:formula="of:= 24*[.B16]^2" office:value-type="float" office:value="459335.836214192" calcext:value-type="float">
            <text:p>459335.836214192</text:p>
          </table:table-cell>
          <table:table-cell table:formula="of:=[.K16]/[.K22]" office:value-type="percentage" office:value="0.00246765219649655" calcext:value-type="percentage">
            <text:p>0.25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B</text:p>
          </table:table-cell>
          <table:table-cell table:formula="of:=SUMPRODUCT([.E3:.E10];[.N3:.N10])/8" office:value-type="float" office:value="175.163194541668" calcext:value-type="float">
            <text:p>175.163194541668</text:p>
          </table:table-cell>
          <table:table-cell/>
          <table:table-cell table:style-name="ce31" table:formula="of:=ROUND([.B17] - [.$H$17];2)" office:value-type="float" office:value="114.29" calcext:value-type="float">
            <text:p>114.29</text:p>
          </table:table-cell>
          <table:table-cell table:style-name="ce31" table:formula="of:=ROUND([.B17] + [.$H$17];2)" office:value-type="float" office:value="236.03" calcext:value-type="float">
            <text:p>236.03</text:p>
          </table:table-cell>
          <table:table-cell/>
          <table:table-cell table:style-name="ce32" office:value-type="string" calcext:value-type="string">
            <text:p>Confidence Range</text:p>
          </table:table-cell>
          <table:table-cell table:formula="of:=[.H16]*[.H15]" office:value-type="float" office:value="60.8688540612501" calcext:value-type="float">
            <text:p>60.8688540612501</text:p>
          </table:table-cell>
          <table:table-cell/>
          <table:table-cell table:style-name="ce36" office:value-type="string" calcext:value-type="string">
            <text:p>SSAB</text:p>
          </table:table-cell>
          <table:table-cell table:formula="of:= 24*[.B17]^2" office:value-type="float" office:value="736371.47332901" calcext:value-type="float">
            <text:p>736371.47332901</text:p>
          </table:table-cell>
          <table:table-cell table:formula="of:=[.K17]/[.K22]" office:value-type="percentage" office:value="0.00395594800217245" calcext:value-type="percentage">
            <text:p>0.40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C</text:p>
          </table:table-cell>
          <table:table-cell table:formula="of:=SUMPRODUCT([.F3:.F10];[.N3:.N10])/8" office:value-type="float" office:value="137.136805541667" calcext:value-type="float">
            <text:p>137.136805541667</text:p>
          </table:table-cell>
          <table:table-cell/>
          <table:table-cell table:style-name="ce31" table:formula="of:=ROUND([.B18] - [.$H$17];2)" office:value-type="float" office:value="76.27" calcext:value-type="float">
            <text:p>76.27</text:p>
          </table:table-cell>
          <table:table-cell table:style-name="ce31" table:formula="of:=ROUND([.B18] + [.$H$17];2)" office:value-type="float" office:value="198.01" calcext:value-type="float">
            <text:p>198.01</text:p>
          </table:table-cell>
          <table:table-cell table:number-columns-repeated="4"/>
          <table:table-cell table:style-name="ce36" office:value-type="string" calcext:value-type="string">
            <text:p>SSAC</text:p>
          </table:table-cell>
          <table:table-cell table:formula="of:= 24*[.B18]^2" office:value-type="float" office:value="451356.082420154" calcext:value-type="float">
            <text:p>451356.082420154</text:p>
          </table:table-cell>
          <table:table-cell table:formula="of:=[.K18]/[.K22]" office:value-type="percentage" office:value="0.00242478322041218" calcext:value-type="percentage">
            <text:p>0.24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BC</text:p>
          </table:table-cell>
          <table:table-cell table:formula="of:=SUMPRODUCT([.G3:.G10];[.N3:.N10])/8" office:value-type="float" office:value="-135.804861124997" calcext:value-type="float">
            <text:p>-135.804861124997</text:p>
          </table:table-cell>
          <table:table-cell/>
          <table:table-cell table:style-name="ce31" table:formula="of:=ROUND([.B19] - [.$H$17];2)" office:value-type="float" office:value="-196.67" calcext:value-type="float">
            <text:p>-196.67</text:p>
          </table:table-cell>
          <table:table-cell table:style-name="ce31" table:formula="of:=ROUND([.B19] + [.$H$17];2)" office:value-type="float" office:value="-74.94" calcext:value-type="float">
            <text:p>-74.94</text:p>
          </table:table-cell>
          <table:table-cell table:number-columns-repeated="4"/>
          <table:table-cell table:style-name="ce36" office:value-type="string" calcext:value-type="string">
            <text:p>SSBC</text:p>
          </table:table-cell>
          <table:table-cell table:formula="of:= 24*[.B19]^2" office:value-type="float" office:value="442631.047324316" calcext:value-type="float">
            <text:p>442631.047324316</text:p>
          </table:table-cell>
          <table:table-cell table:formula="of:=[.K19]/[.K22]" office:value-type="percentage" office:value="0.00237791043078584" calcext:value-type="percentage">
            <text:p>0.24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BC</text:p>
          </table:table-cell>
          <table:table-cell table:formula="of:=SUMPRODUCT([.H3:.H10];[.N3:.N10])/8" office:value-type="float" office:value="-136.145138958332" calcext:value-type="float">
            <text:p>-136.145138958332</text:p>
          </table:table-cell>
          <table:table-cell/>
          <table:table-cell table:style-name="ce31" table:formula="of:=ROUND([.B20] - [.$H$17];2)" office:value-type="float" office:value="-197.01" calcext:value-type="float">
            <text:p>-197.01</text:p>
          </table:table-cell>
          <table:table-cell table:style-name="ce31" table:formula="of:=ROUND([.B20] + [.$H$17];2)" office:value-type="float" office:value="-75.28" calcext:value-type="float">
            <text:p>-75.28</text:p>
          </table:table-cell>
          <table:table-cell table:number-columns-repeated="4"/>
          <table:table-cell table:style-name="ce36" office:value-type="string" calcext:value-type="string">
            <text:p>SSABC</text:p>
          </table:table-cell>
          <table:table-cell table:formula="of:= 24*[.B20]^2" office:value-type="float" office:value="444851.972687607" calcext:value-type="float">
            <text:p>444851.972687607</text:p>
          </table:table-cell>
          <table:table-cell table:formula="of:=[.K20]/[.K22]" office:value-type="percentage" office:value="0.00238984172575321" calcext:value-type="percentage">
            <text:p>0.24%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5" office:value-type="string" calcext:value-type="string">
            <text:p>SSY</text:p>
          </table:table-cell>
          <table:table-cell table:formula="of:=SUMSQ([.J3:.L10])" office:value-type="float" office:value="964507933.94952" calcext:value-type="float">
            <text:p>964507933.94952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5" office:value-type="string" calcext:value-type="string">
            <text:p>SST</text:p>
          </table:table-cell>
          <table:table-cell table:formula="of:=[.K21]-[.K13]" office:value-type="float" office:value="186142859.543305" calcext:value-type="float">
            <text:p>186142859.543305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6" office:value-type="string" calcext:value-type="string">
            <text:p>SSE</text:p>
          </table:table-cell>
          <table:table-cell table:formula="of:=[.K22]-SUM([.K14:.K19])" office:value-type="float" office:value="466694.837611556" calcext:value-type="float">
            <text:p>466694.837611556</text:p>
          </table:table-cell>
          <table:table-cell table:formula="of:=[.K23]/[.K22]" office:value-type="percentage" office:value="0.00250718635545073" calcext:value-type="percentage">
            <text:p>0.25%</text:p>
          </table:table-cell>
          <table:table-cell table:number-columns-repeated="10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style-name="ce27" office:value-type="string" calcext:value-type="string">
            <text:p>Index Matrix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ce27" office:value-type="string" calcext:value-type="string">
            <text:p>Repetitions</text:p>
          </table:table-cell>
          <table:table-cell/>
          <table:table-cell table:style-name="Default"/>
          <table:table-cell/>
          <table:table-cell table:style-name="ce27" office:value-type="string" calcext:value-type="string">
            <text:p>Averages</text:p>
          </table:table-cell>
          <table:table-cell table:number-columns-repeated="2"/>
          <table:table-cell table:style-name="ce27" office:value-type="string" calcext:value-type="string">
            <text:p>Errors Squared</text:p>
          </table:table-cell>
          <table:table-cell table:number-columns-repeated="2"/>
          <table:table-cell table:style-name="ce27" office:value-type="string" calcext:value-type="string">
            <text:p>Estimated Errors Squared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</text:p>
          </table:table-cell>
          <table:table-cell table:style-name="ce28" office:value-type="string" calcext:value-type="string">
            <text:p>A (MC)</text:p>
          </table:table-cell>
          <table:table-cell table:style-name="ce28" office:value-type="string" calcext:value-type="string">
            <text:p>B (MW)</text:p>
          </table:table-cell>
          <table:table-cell table:style-name="ce28" office:value-type="string" calcext:value-type="string">
            <text:p>C (WT)</text:p>
          </table:table-cell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ABC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8" office:value-type="string" calcext:value-type="string">
            <text:p>From Rep</text:p>
          </table:table-cell>
          <table:table-cell table:style-name="ce38" office:value-type="string" calcext:value-type="string">
            <text:p>Estimated</text:p>
          </table:table-cell>
          <table:table-cell/>
          <table:table-cell table:style-name="ce39" office:value-type="string" calcext:value-type="string">
            <text:p>Rep 1</text:p>
          </table:table-cell>
          <table:table-cell table:style-name="ce39" office:value-type="string" calcext:value-type="string">
            <text:p>Rep 2</text:p>
          </table:table-cell>
          <table:table-cell table:style-name="ce39" office:value-type="string" calcext:value-type="string">
            <text:p>Rep 3</text:p>
          </table:table-cell>
          <table:table-cell table:style-name="ce39" office:value-type="string" calcext:value-type="string">
            <text:p>Rep 1</text:p>
          </table:table-cell>
          <table:table-cell table:style-name="ce39" office:value-type="string" calcext:value-type="string">
            <text:p>Rep 2</text:p>
          </table:table-cell>
          <table:table-cell table:style-name="ce39" office:value-type="string" calcext:value-type="string">
            <text:p>Rep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[.B28]*[.C28]" office:value-type="float" office:value="1" calcext:value-type="float">
            <text:p>1</text:p>
          </table:table-cell>
          <table:table-cell table:style-name="ce29" table:formula="of:=[.B28]*[.D28]" office:value-type="float" office:value="1" calcext:value-type="float">
            <text:p>1</text:p>
          </table:table-cell>
          <table:table-cell table:style-name="ce29" table:formula="of:=[.C28]*[.D28]" office:value-type="float" office:value="1" calcext:value-type="float">
            <text:p>1</text:p>
          </table:table-cell>
          <table:table-cell table:style-name="ce29" table:formula="of:=[.B28]*[.C28]*[.D28]" office:value-type="float" office:value="-1" calcext:value-type="float">
            <text:p>-1</text:p>
          </table:table-cell>
          <table:table-cell/>
          <table:table-cell table:formula="of:=LOG10([.J3])" office:value-type="float" office:value="3.4679877315459" calcext:value-type="float">
            <text:p>3.4679877315459</text:p>
          </table:table-cell>
          <table:table-cell table:style-name="ce29" table:formula="of:=LOG10([.K3])" office:value-type="float" office:value="3.46758590938704" calcext:value-type="float">
            <text:p>3.46758590938704</text:p>
          </table:table-cell>
          <table:table-cell table:style-name="ce29" table:formula="of:=LOG10([.L3])" office:value-type="float" office:value="3.46773632811698" calcext:value-type="float">
            <text:p>3.46773632811698</text:p>
          </table:table-cell>
          <table:table-cell/>
          <table:table-cell table:style-name="ce29" table:formula="of:=AVERAGE([.J28:.L28])" office:value-type="float" office:value="3.4677699896833" calcext:value-type="float">
            <text:p>3.4677699896833</text:p>
          </table:table-cell>
          <table:table-cell table:style-name="ce29" table:formula="of:=[.B38]*[.A28]+[.B39]*[.B28]+[.B40]*[.C28]+[.B41]*[.D28]+[.B42]*[.E28]+[.B43]*[.F28]+[.B44]*[.G28]+[.B45]*[.H28]" office:value-type="float" office:value="3.4677699896833" calcext:value-type="float">
            <text:p>3.4677699896833</text:p>
          </table:table-cell>
          <table:table-cell/>
          <table:table-cell table:style-name="ce29" table:formula="of:=([.N28] - [.J28])^2" office:value-type="float" office:value="0.0000000474115187259724" calcext:value-type="float">
            <text:p>4.74115187259724E-08</text:p>
          </table:table-cell>
          <table:table-cell table:style-name="ce29" table:formula="of:=([.N28] - [.K28])^2" office:value-type="float" office:value="0.000000033885555474048" calcext:value-type="float">
            <text:p>3.3885555474048E-08</text:p>
          </table:table-cell>
          <table:table-cell table:style-name="ce29" table:formula="of:=([.N28] - [.L28])^2" office:value-type="float" office:value="0.0000000011331010475723" calcext:value-type="float">
            <text:p>1.1331010475723E-09</text:p>
          </table:table-cell>
          <table:table-cell table:style-name="ce29" table:formula="of:=([.O28] - [.J28])^2" office:value-type="float" office:value="0.0000000474115187255856" calcext:value-type="float">
            <text:p>4.74115187255856E-08</text:p>
          </table:table-cell>
          <table:table-cell table:style-name="ce29" table:formula="of:=([.O28] - [.K28])^2" office:value-type="float" office:value="0.000000033885555474375" calcext:value-type="float">
            <text:p>3.3885555474375E-08</text:p>
          </table:table-cell>
          <table:table-cell table:style-name="ce29" table:formula="of:=([.O28] - [.L28])^2" office:value-type="float" office:value="0.0000000011331010476321" calcext:value-type="float">
            <text:p>1.1331010476321E-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1" calcext:value-type="float">
            <text:p>1</text:p>
          </table:table-cell>
          <table:table-cell table:style-name="ce29" table:formula="of:=[.B29]*[.D29]" office:value-type="float" office:value="-1" calcext:value-type="float">
            <text:p>-1</text:p>
          </table:table-cell>
          <table:table-cell table:style-name="ce29" table:formula="of:=[.C29]*[.D29]" office:value-type="float" office:value="-1" calcext:value-type="float">
            <text:p>-1</text:p>
          </table:table-cell>
          <table:table-cell table:style-name="ce29" table:formula="of:=[.B29]*[.C29]*[.D29]" office:value-type="float" office:value="1" calcext:value-type="float">
            <text:p>1</text:p>
          </table:table-cell>
          <table:table-cell/>
          <table:table-cell table:formula="of:=LOG10([.J4])" office:value-type="float" office:value="3.4679877315459" calcext:value-type="float">
            <text:p>3.4679877315459</text:p>
          </table:table-cell>
          <table:table-cell table:style-name="ce29" table:formula="of:=LOG10([.K4])" office:value-type="float" office:value="3.46791380446683" calcext:value-type="float">
            <text:p>3.46791380446683</text:p>
          </table:table-cell>
          <table:table-cell table:style-name="ce29" table:formula="of:=LOG10([.L4])" office:value-type="float" office:value="3.46817742008597" calcext:value-type="float">
            <text:p>3.46817742008597</text:p>
          </table:table-cell>
          <table:table-cell/>
          <table:table-cell table:style-name="ce29" table:formula="of:=AVERAGE([.J29:.L29])" office:value-type="float" office:value="3.46802631869957" calcext:value-type="float">
            <text:p>3.46802631869957</text:p>
          </table:table-cell>
          <table:table-cell table:style-name="ce29" table:formula="of:=[.B38]*[.A29]+[.B39]*[.B29]+[.B40]*[.C29]+[.B41]*[.D29]+[.B42]*[.E29]+[.B43]*[.F29]+[.B44]*[.G29]+[.B45]*[.H29]" office:value-type="float" office:value="3.46802631869957" calcext:value-type="float">
            <text:p>3.46802631869957</text:p>
          </table:table-cell>
          <table:table-cell/>
          <table:table-cell table:style-name="ce29" table:formula="of:=([.N29] - [.J29])^2" office:value-type="float" office:value="0.00000000148896842829222" calcext:value-type="float">
            <text:p>1.48896842829222E-09</text:p>
          </table:table-cell>
          <table:table-cell table:style-name="ce29" table:formula="of:=([.N29] - [.K29])^2" office:value-type="float" office:value="0.0000000126594525674849" calcext:value-type="float">
            <text:p>1.26594525674849E-08</text:p>
          </table:table-cell>
          <table:table-cell table:style-name="ce29" table:formula="of:=([.N29] - [.L29])^2" office:value-type="float" office:value="0.0000000228316289723909" calcext:value-type="float">
            <text:p>2.28316289723909E-08</text:p>
          </table:table-cell>
          <table:table-cell table:style-name="ce29" table:formula="of:=([.O29] - [.J29])^2" office:value-type="float" office:value="0.00000000148896842829222" calcext:value-type="float">
            <text:p>1.48896842829222E-09</text:p>
          </table:table-cell>
          <table:table-cell table:style-name="ce29" table:formula="of:=([.O29] - [.K29])^2" office:value-type="float" office:value="0.0000000126594525674849" calcext:value-type="float">
            <text:p>1.26594525674849E-08</text:p>
          </table:table-cell>
          <table:table-cell table:style-name="ce29" table:formula="of:=([.O29] - [.L29])^2" office:value-type="float" office:value="0.0000000228316289723909" calcext:value-type="float">
            <text:p>2.28316289723909E-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30]*[.C30]" office:value-type="float" office:value="-1" calcext:value-type="float">
            <text:p>-1</text:p>
          </table:table-cell>
          <table:table-cell table:style-name="ce29" table:formula="of:=[.B30]*[.D30]" office:value-type="float" office:value="1" calcext:value-type="float">
            <text:p>1</text:p>
          </table:table-cell>
          <table:table-cell table:style-name="ce29" table:formula="of:=[.C30]*[.D30]" office:value-type="float" office:value="-1" calcext:value-type="float">
            <text:p>-1</text:p>
          </table:table-cell>
          <table:table-cell table:style-name="ce29" table:formula="of:=[.B30]*[.C30]*[.D30]" office:value-type="float" office:value="1" calcext:value-type="float">
            <text:p>1</text:p>
          </table:table-cell>
          <table:table-cell/>
          <table:table-cell table:formula="of:=LOG10([.J5])" office:value-type="float" office:value="3.46673914104596" calcext:value-type="float">
            <text:p>3.46673914104596</text:p>
          </table:table-cell>
          <table:table-cell table:style-name="ce29" table:formula="of:=LOG10([.K5])" office:value-type="float" office:value="3.46682068036673" calcext:value-type="float">
            <text:p>3.46682068036673</text:p>
          </table:table-cell>
          <table:table-cell table:style-name="ce29" table:formula="of:=LOG10([.L5])" office:value-type="float" office:value="3.46729478754855" calcext:value-type="float">
            <text:p>3.46729478754855</text:p>
          </table:table-cell>
          <table:table-cell/>
          <table:table-cell table:style-name="ce29" table:formula="of:=AVERAGE([.J30:.L30])" office:value-type="float" office:value="3.46695153632041" calcext:value-type="float">
            <text:p>3.46695153632041</text:p>
          </table:table-cell>
          <table:table-cell table:style-name="ce29" table:formula="of:=[.B38]*[.A30]+[.B39]*[.B30]+[.B40]*[.C30]+[.B41]*[.D30]+[.B42]*[.E30]+[.B43]*[.F30]+[.B44]*[.G30]+[.B45]*[.H30]" office:value-type="float" office:value="3.46695153632041" calcext:value-type="float">
            <text:p>3.46695153632041</text:p>
          </table:table-cell>
          <table:table-cell/>
          <table:table-cell table:style-name="ce29" table:formula="of:=([.N30] - [.J30])^2" office:value-type="float" office:value="0.0000000451117526109287" calcext:value-type="float">
            <text:p>4.51117526109287E-08</text:p>
          </table:table-cell>
          <table:table-cell table:style-name="ce29" table:formula="of:=([.N30] - [.K30])^2" office:value-type="float" office:value="0.0000000171232806133594" calcext:value-type="float">
            <text:p>1.71232806133594E-08</text:p>
          </table:table-cell>
          <table:table-cell table:style-name="ce29" table:formula="of:=([.N30] - [.L30])^2" office:value-type="float" office:value="0.000000117821405616605" calcext:value-type="float">
            <text:p>1.17821405616605E-07</text:p>
          </table:table-cell>
          <table:table-cell table:style-name="ce29" table:formula="of:=([.O30] - [.J30])^2" office:value-type="float" office:value="0.0000000451117526109287" calcext:value-type="float">
            <text:p>4.51117526109287E-08</text:p>
          </table:table-cell>
          <table:table-cell table:style-name="ce29" table:formula="of:=([.O30] - [.K30])^2" office:value-type="float" office:value="0.0000000171232806133594" calcext:value-type="float">
            <text:p>1.71232806133594E-08</text:p>
          </table:table-cell>
          <table:table-cell table:style-name="ce29" table:formula="of:=([.O30] - [.L30])^2" office:value-type="float" office:value="0.000000117821405616605" calcext:value-type="float">
            <text:p>1.17821405616605E-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31]*[.C31]" office:value-type="float" office:value="-1" calcext:value-type="float">
            <text:p>-1</text:p>
          </table:table-cell>
          <table:table-cell table:style-name="ce29" table:formula="of:=[.B31]*[.D31]" office:value-type="float" office:value="-1" calcext:value-type="float">
            <text:p>-1</text:p>
          </table:table-cell>
          <table:table-cell table:style-name="ce29" table:formula="of:=[.C31]*[.D31]" office:value-type="float" office:value="1" calcext:value-type="float">
            <text:p>1</text:p>
          </table:table-cell>
          <table:table-cell table:style-name="ce29" table:formula="of:=[.B31]*[.C31]*[.D31]" office:value-type="float" office:value="-1" calcext:value-type="float">
            <text:p>-1</text:p>
          </table:table-cell>
          <table:table-cell/>
          <table:table-cell table:formula="of:=LOG10([.J6])" office:value-type="float" office:value="3.46699606166488" calcext:value-type="float">
            <text:p>3.46699606166488</text:p>
          </table:table-cell>
          <table:table-cell table:style-name="ce29" table:formula="of:=LOG10([.K6])" office:value-type="float" office:value="3.46770181030426" calcext:value-type="float">
            <text:p>3.46770181030426</text:p>
          </table:table-cell>
          <table:table-cell table:style-name="ce29" table:formula="of:=LOG10([.L6])" office:value-type="float" office:value="3.46753164719201" calcext:value-type="float">
            <text:p>3.46753164719201</text:p>
          </table:table-cell>
          <table:table-cell/>
          <table:table-cell table:style-name="ce29" table:formula="of:=AVERAGE([.J31:.L31])" office:value-type="float" office:value="3.46740983972038" calcext:value-type="float">
            <text:p>3.46740983972038</text:p>
          </table:table-cell>
          <table:table-cell table:style-name="ce29" table:formula="of:=[.B38]*[.A31]+[.B39]*[.B31]+[.B40]*[.C31]+[.B41]*[.D31]+[.B42]*[.E31]+[.B43]*[.F31]+[.B44]*[.G31]+[.B45]*[.H31]" office:value-type="float" office:value="3.46740983972038" calcext:value-type="float">
            <text:p>3.46740983972038</text:p>
          </table:table-cell>
          <table:table-cell/>
          <table:table-cell table:style-name="ce29" table:formula="of:=([.N31] - [.J31])^2" office:value-type="float" office:value="0.000000171212279211912" calcext:value-type="float">
            <text:p>1.71212279211912E-07</text:p>
          </table:table-cell>
          <table:table-cell table:style-name="ce29" table:formula="of:=([.N31] - [.K31])^2" office:value-type="float" office:value="0.0000000852468218479718" calcext:value-type="float">
            <text:p>8.52468218479718E-08</text:p>
          </table:table-cell>
          <table:table-cell table:style-name="ce29" table:formula="of:=([.N31] - [.L31])^2" office:value-type="float" office:value="0.0000000148370601434971" calcext:value-type="float">
            <text:p>1.48370601434971E-08</text:p>
          </table:table-cell>
          <table:table-cell table:style-name="ce29" table:formula="of:=([.O31] - [.J31])^2" office:value-type="float" office:value="0.000000171212279211544" calcext:value-type="float">
            <text:p>1.71212279211544E-07</text:p>
          </table:table-cell>
          <table:table-cell table:style-name="ce29" table:formula="of:=([.O31] - [.K31])^2" office:value-type="float" office:value="0.0000000852468218482311" calcext:value-type="float">
            <text:p>8.52468218482311E-08</text:p>
          </table:table-cell>
          <table:table-cell table:style-name="ce29" table:formula="of:=([.O31] - [.L31])^2" office:value-type="float" office:value="0.0000000148370601436053" calcext:value-type="float">
            <text:p>1.48370601436053E-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[.B32]*[.C32]" office:value-type="float" office:value="-1" calcext:value-type="float">
            <text:p>-1</text:p>
          </table:table-cell>
          <table:table-cell table:style-name="ce29" table:formula="of:=[.B32]*[.D32]" office:value-type="float" office:value="-1" calcext:value-type="float">
            <text:p>-1</text:p>
          </table:table-cell>
          <table:table-cell table:style-name="ce29" table:formula="of:=[.C32]*[.D32]" office:value-type="float" office:value="1" calcext:value-type="float">
            <text:p>1</text:p>
          </table:table-cell>
          <table:table-cell table:style-name="ce29" table:formula="of:=[.B32]*[.C32]*[.D32]" office:value-type="float" office:value="1" calcext:value-type="float">
            <text:p>1</text:p>
          </table:table-cell>
          <table:table-cell/>
          <table:table-cell table:formula="of:=LOG10([.J7])" office:value-type="float" office:value="3.87605706799605" calcext:value-type="float">
            <text:p>3.87605706799605</text:p>
          </table:table-cell>
          <table:table-cell table:style-name="ce29" table:formula="of:=LOG10([.K7])" office:value-type="float" office:value="3.8850067031215" calcext:value-type="float">
            <text:p>3.8850067031215</text:p>
          </table:table-cell>
          <table:table-cell table:style-name="ce29" table:formula="of:=LOG10([.L7])" office:value-type="float" office:value="3.87441416529556" calcext:value-type="float">
            <text:p>3.87441416529556</text:p>
          </table:table-cell>
          <table:table-cell/>
          <table:table-cell table:style-name="ce29" table:formula="of:=AVERAGE([.J32:.L32])" office:value-type="float" office:value="3.87849264547104" calcext:value-type="float">
            <text:p>3.87849264547104</text:p>
          </table:table-cell>
          <table:table-cell table:style-name="ce29" table:formula="of:=[.B38]*[.A32]+[.B39]*[.B32]+[.B40]*[.C32]+[.B41]*[.D32]+[.B42]*[.E32]+[.B43]*[.F32]+[.B44]*[.G32]+[.B45]*[.H32]" office:value-type="float" office:value="3.87849264547104" calcext:value-type="float">
            <text:p>3.87849264547104</text:p>
          </table:table-cell>
          <table:table-cell/>
          <table:table-cell table:style-name="ce29" table:formula="of:=([.N32] - [.J32])^2" office:value-type="float" office:value="0.00000593203763666251" calcext:value-type="float">
            <text:p>5.93203763666251E-06</text:p>
          </table:table-cell>
          <table:table-cell table:style-name="ce29" table:formula="of:=([.N32] - [.K32])^2" office:value-type="float" office:value="0.0000424329470735871" calcext:value-type="float">
            <text:p>4.24329470735871E-05</text:p>
          </table:table-cell>
          <table:table-cell table:style-name="ce29" table:formula="of:=([.N32] - [.L32])^2" office:value-type="float" office:value="0.0000166340005417695" calcext:value-type="float">
            <text:p>1.66340005417695E-05</text:p>
          </table:table-cell>
          <table:table-cell table:style-name="ce29" table:formula="of:=([.O32] - [.J32])^2" office:value-type="float" office:value="0.00000593203763666251" calcext:value-type="float">
            <text:p>5.93203763666251E-06</text:p>
          </table:table-cell>
          <table:table-cell table:style-name="ce29" table:formula="of:=([.O32] - [.K32])^2" office:value-type="float" office:value="0.0000424329470735871" calcext:value-type="float">
            <text:p>4.24329470735871E-05</text:p>
          </table:table-cell>
          <table:table-cell table:style-name="ce29" table:formula="of:=([.O32] - [.L32])^2" office:value-type="float" office:value="0.0000166340005417695" calcext:value-type="float">
            <text:p>1.66340005417695E-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33]*[.C33]" office:value-type="float" office:value="-1" calcext:value-type="float">
            <text:p>-1</text:p>
          </table:table-cell>
          <table:table-cell table:style-name="ce29" table:formula="of:=[.B33]*[.D33]" office:value-type="float" office:value="1" calcext:value-type="float">
            <text:p>1</text:p>
          </table:table-cell>
          <table:table-cell table:style-name="ce29" table:formula="of:=[.C33]*[.D33]" office:value-type="float" office:value="-1" calcext:value-type="float">
            <text:p>-1</text:p>
          </table:table-cell>
          <table:table-cell table:style-name="ce29" table:formula="of:=[.B33]*[.C33]*[.D33]" office:value-type="float" office:value="-1" calcext:value-type="float">
            <text:p>-1</text:p>
          </table:table-cell>
          <table:table-cell/>
          <table:table-cell table:formula="of:=LOG10([.J8])" office:value-type="float" office:value="3.93591852561216" calcext:value-type="float">
            <text:p>3.93591852561216</text:p>
          </table:table-cell>
          <table:table-cell table:style-name="ce29" table:formula="of:=LOG10([.K8])" office:value-type="float" office:value="3.93898978960341" calcext:value-type="float">
            <text:p>3.93898978960341</text:p>
          </table:table-cell>
          <table:table-cell table:style-name="ce29" table:formula="of:=LOG10([.L8])" office:value-type="float" office:value="3.93685541388474" calcext:value-type="float">
            <text:p>3.93685541388474</text:p>
          </table:table-cell>
          <table:table-cell/>
          <table:table-cell table:style-name="ce29" table:formula="of:=AVERAGE([.J33:.L33])" office:value-type="float" office:value="3.93725457636677" calcext:value-type="float">
            <text:p>3.93725457636677</text:p>
          </table:table-cell>
          <table:table-cell table:style-name="ce29" table:formula="of:=[.B38]*[.A33]+[.B39]*[.B33]+[.B40]*[.C33]+[.B41]*[.D33]+[.B42]*[.E33]+[.B43]*[.F33]+[.B44]*[.G33]+[.B45]*[.H33]" office:value-type="float" office:value="3.93725457636677" calcext:value-type="float">
            <text:p>3.93725457636677</text:p>
          </table:table-cell>
          <table:table-cell/>
          <table:table-cell table:style-name="ce29" table:formula="of:=([.N33] - [.J33])^2" office:value-type="float" office:value="0.00000178503161888466" calcext:value-type="float">
            <text:p>1.78503161888466E-06</text:p>
          </table:table-cell>
          <table:table-cell table:style-name="ce29" table:formula="of:=([.N33] - [.K33])^2" office:value-type="float" office:value="0.00000301096497660739" calcext:value-type="float">
            <text:p>3.01096497660739E-06</text:p>
          </table:table-cell>
          <table:table-cell table:style-name="ce29" table:formula="of:=([.N33] - [.L33])^2" office:value-type="float" office:value="0.000000159330687062373" calcext:value-type="float">
            <text:p>1.59330687062373E-07</text:p>
          </table:table-cell>
          <table:table-cell table:style-name="ce29" table:formula="of:=([.O33] - [.J33])^2" office:value-type="float" office:value="0.00000178503161888347" calcext:value-type="float">
            <text:p>1.78503161888347E-06</text:p>
          </table:table-cell>
          <table:table-cell table:style-name="ce29" table:formula="of:=([.O33] - [.K33])^2" office:value-type="float" office:value="0.00000301096497660893" calcext:value-type="float">
            <text:p>3.01096497660893E-06</text:p>
          </table:table-cell>
          <table:table-cell table:style-name="ce29" table:formula="of:=([.O33] - [.L33])^2" office:value-type="float" office:value="0.000000159330687062018" calcext:value-type="float">
            <text:p>1.59330687062018E-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34]*[.C34]" office:value-type="float" office:value="1" calcext:value-type="float">
            <text:p>1</text:p>
          </table:table-cell>
          <table:table-cell table:style-name="ce29" table:formula="of:=[.B34]*[.D34]" office:value-type="float" office:value="-1" calcext:value-type="float">
            <text:p>-1</text:p>
          </table:table-cell>
          <table:table-cell table:style-name="ce29" table:formula="of:=[.C34]*[.D34]" office:value-type="float" office:value="-1" calcext:value-type="float">
            <text:p>-1</text:p>
          </table:table-cell>
          <table:table-cell table:style-name="ce29" table:formula="of:=[.B34]*[.C34]*[.D34]" office:value-type="float" office:value="-1" calcext:value-type="float">
            <text:p>-1</text:p>
          </table:table-cell>
          <table:table-cell/>
          <table:table-cell table:formula="of:=LOG10([.J9])" office:value-type="float" office:value="3.94456656184509" calcext:value-type="float">
            <text:p>3.94456656184509</text:p>
          </table:table-cell>
          <table:table-cell table:style-name="ce29" table:formula="of:=LOG10([.K9])" office:value-type="float" office:value="3.94448842982045" calcext:value-type="float">
            <text:p>3.94448842982045</text:p>
          </table:table-cell>
          <table:table-cell table:style-name="ce29" table:formula="of:=LOG10([.L9])" office:value-type="float" office:value="3.94433870597449" calcext:value-type="float">
            <text:p>3.94433870597449</text:p>
          </table:table-cell>
          <table:table-cell/>
          <table:table-cell table:style-name="ce29" table:formula="of:=AVERAGE([.J34:.L34])" office:value-type="float" office:value="3.94446456588001" calcext:value-type="float">
            <text:p>3.94446456588001</text:p>
          </table:table-cell>
          <table:table-cell table:style-name="ce29" table:formula="of:=[.B38]*[.A34]+[.B39]*[.B34]+[.B40]*[.C34]+[.B41]*[.D34]+[.B42]*[.E34]+[.B43]*[.F34]+[.B44]*[.G34]+[.B45]*[.H34]" office:value-type="float" office:value="3.94446456588001" calcext:value-type="float">
            <text:p>3.94446456588001</text:p>
          </table:table-cell>
          <table:table-cell/>
          <table:table-cell table:style-name="ce29" table:formula="of:=([.N34] - [.J34])^2" office:value-type="float" office:value="0.0000000104031768923477" calcext:value-type="float">
            <text:p>1.04031768923477E-08</text:p>
          </table:table-cell>
          <table:table-cell table:style-name="ce29" table:formula="of:=([.N34] - [.K34])^2" office:value-type="float" office:value="0.000000000569487653247821" calcext:value-type="float">
            <text:p>5.69487653247821E-10</text:p>
          </table:table-cell>
          <table:table-cell table:style-name="ce29" table:formula="of:=([.N34] - [.L34])^2" office:value-type="float" office:value="0.0000000158407158165667" calcext:value-type="float">
            <text:p>1.58407158165667E-08</text:p>
          </table:table-cell>
          <table:table-cell table:style-name="ce29" table:formula="of:=([.O34] - [.J34])^2" office:value-type="float" office:value="0.0000000104031768924383" calcext:value-type="float">
            <text:p>1.04031768924383E-08</text:p>
          </table:table-cell>
          <table:table-cell table:style-name="ce29" table:formula="of:=([.O34] - [.K34])^2" office:value-type="float" office:value="0.000000000569487653269017" calcext:value-type="float">
            <text:p>5.69487653269017E-10</text:p>
          </table:table-cell>
          <table:table-cell table:style-name="ce29" table:formula="of:=([.O34] - [.L34])^2" office:value-type="float" office:value="0.0000000158407158164549" calcext:value-type="float">
            <text:p>1.58407158164549E-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35]*[.C35]" office:value-type="float" office:value="1" calcext:value-type="float">
            <text:p>1</text:p>
          </table:table-cell>
          <table:table-cell table:style-name="ce29" table:formula="of:=[.B35]*[.D35]" office:value-type="float" office:value="1" calcext:value-type="float">
            <text:p>1</text:p>
          </table:table-cell>
          <table:table-cell table:style-name="ce29" table:formula="of:=[.C35]*[.D35]" office:value-type="float" office:value="1" calcext:value-type="float">
            <text:p>1</text:p>
          </table:table-cell>
          <table:table-cell table:style-name="ce29" table:formula="of:=[.B35]*[.C35]*[.D35]" office:value-type="float" office:value="1" calcext:value-type="float">
            <text:p>1</text:p>
          </table:table-cell>
          <table:table-cell/>
          <table:table-cell table:formula="of:=LOG10([.J10])" office:value-type="float" office:value="3.94475895346755" calcext:value-type="float">
            <text:p>3.94475895346755</text:p>
          </table:table-cell>
          <table:table-cell table:style-name="ce29" table:formula="of:=LOG10([.K10])" office:value-type="float" office:value="3.94477785913929" calcext:value-type="float">
            <text:p>3.94477785913929</text:p>
          </table:table-cell>
          <table:table-cell table:style-name="ce29" table:formula="of:=LOG10([.L10])" office:value-type="float" office:value="3.94490195867462" calcext:value-type="float">
            <text:p>3.94490195867462</text:p>
          </table:table-cell>
          <table:table-cell/>
          <table:table-cell table:style-name="ce29" table:formula="of:=AVERAGE([.J35:.L35])" office:value-type="float" office:value="3.94481292376049" calcext:value-type="float">
            <text:p>3.94481292376049</text:p>
          </table:table-cell>
          <table:table-cell table:style-name="ce29" table:formula="of:=[.B38]*[.A35]+[.B39]*[.B35]+[.B40]*[.C35]+[.B41]*[.D35]+[.B42]*[.E35]+[.B43]*[.F35]+[.B44]*[.G35]+[.B45]*[.H35]" office:value-type="float" office:value="3.94481292376049" calcext:value-type="float">
            <text:p>3.94481292376049</text:p>
          </table:table-cell>
          <table:table-cell/>
          <table:table-cell table:style-name="ce29" table:formula="of:=([.N35] - [.J35])^2" office:value-type="float" office:value="0.0000000029127925195582" calcext:value-type="float">
            <text:p>2.9127925195582E-09</text:p>
          </table:table-cell>
          <table:table-cell table:style-name="ce29" table:formula="of:=([.N35] - [.K35])^2" office:value-type="float" office:value="0.00000000122952765958482" calcext:value-type="float">
            <text:p>1.22952765958482E-09</text:p>
          </table:table-cell>
          <table:table-cell table:style-name="ce29" table:formula="of:=([.N35] - [.L35])^2" office:value-type="float" office:value="0.00000000792721593434081" calcext:value-type="float">
            <text:p>7.92721593434081E-09</text:p>
          </table:table-cell>
          <table:table-cell table:style-name="ce29" table:formula="of:=([.O35] - [.J35])^2" office:value-type="float" office:value="0.0000000029127925195582" calcext:value-type="float">
            <text:p>2.9127925195582E-09</text:p>
          </table:table-cell>
          <table:table-cell table:style-name="ce29" table:formula="of:=([.O35] - [.K35])^2" office:value-type="float" office:value="0.00000000122952765958482" calcext:value-type="float">
            <text:p>1.22952765958482E-09</text:p>
          </table:table-cell>
          <table:table-cell table:style-name="ce29" table:formula="of:=([.O35] - [.L35])^2" office:value-type="float" office:value="0.00000000792721593434081" calcext:value-type="float">
            <text:p>7.92721593434081E-09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style-name="ce27" office:value-type="string" calcext:value-type="string">
            <text:p>Q-Values</text:p>
          </table:table-cell>
          <table:table-cell table:number-columns-repeated="2"/>
          <table:table-cell table:style-name="ce27" office:value-type="string" calcext:value-type="string">
            <text:p>Confidence Ranges</text:p>
          </table:table-cell>
          <table:table-cell table:style-name="Default"/>
          <table:table-cell/>
          <table:table-cell table:style-name="ce27" office:value-type="string" calcext:value-type="string">
            <text:p>Metrics</text:p>
          </table:table-cell>
          <table:table-cell table:number-columns-repeated="2"/>
          <table:table-cell table:style-name="ce34" office:value-type="string" calcext:value-type="string">
            <text:p>Sum of Squares</text:p>
          </table:table-cell>
          <table:table-cell/>
          <table:table-cell table:style-name="ce27" office:value-type="string" calcext:value-type="string">
            <text:p>Percentages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0</text:p>
          </table:table-cell>
          <table:table-cell table:formula="of:=SUMPRODUCT([.A28:.A35];[.N28:.N35])/8" office:value-type="float" office:value="3.69689779948775" calcext:value-type="float">
            <text:p>3.69689779948775</text:p>
          </table:table-cell>
          <table:table-cell/>
          <table:table-cell table:style-name="ce31" table:formula="of:=ROUND([.B38] - [.$H$42];2)" office:value-type="float" office:value="3.69" calcext:value-type="float">
            <text:p>3.69</text:p>
          </table:table-cell>
          <table:table-cell table:style-name="ce31" table:formula="of:=ROUND([.B38] + [.$H$42];2)" office:value-type="float" office:value="3.7" calcext:value-type="float">
            <text:p>3.7</text:p>
          </table:table-cell>
          <table:table-cell/>
          <table:table-cell table:style-name="ce32" office:value-type="string" calcext:value-type="string">
            <text:p>Variance Errors</text:p>
          </table:table-cell>
          <table:table-cell table:formula="of:=[.K48]/(8*2)" office:value-type="float" office:value="0.0000849363973220441" calcext:value-type="float">
            <text:p>8.49363973220441E-05</text:p>
          </table:table-cell>
          <table:table-cell/>
          <table:table-cell table:style-name="ce35" office:value-type="string" calcext:value-type="string">
            <text:p>SS0</text:p>
          </table:table-cell>
          <table:table-cell table:formula="of:= 24*[.B38]^2" office:value-type="float" office:value="328.009280156576" calcext:value-type="float">
            <text:p>328.009280156576</text:p>
          </table:table-cell>
          <table:table-cell table:formula="of:=[.K38]/[.K47]" office:value-type="percentage" office:value="257.902678582436" calcext:value-type="percentage">
            <text:p>25790.27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</text:p>
          </table:table-cell>
          <table:table-cell table:formula="of:=SUMPRODUCT([.B28:.B35];[.N28:.N35])/8" office:value-type="float" office:value="0.229358378381831" calcext:value-type="float">
            <text:p>0.229358378381831</text:p>
          </table:table-cell>
          <table:table-cell/>
          <table:table-cell table:style-name="ce31" table:formula="of:=ROUND([.B39] - [.$H$42];2)" office:value-type="float" office:value="0.23" calcext:value-type="float">
            <text:p>0.23</text:p>
          </table:table-cell>
          <table:table-cell table:style-name="ce31" table:formula="of:=ROUND([.B39] + [.$H$42];2)" office:value-type="float" office:value="0.23" calcext:value-type="float">
            <text:p>0.23</text:p>
          </table:table-cell>
          <table:table-cell/>
          <table:table-cell table:style-name="ce32" office:value-type="string" calcext:value-type="string">
            <text:p>Std-Dev Errors</text:p>
          </table:table-cell>
          <table:table-cell table:formula="of:=SQRT([.H38])" office:value-type="float" office:value="0.00921609447228293" calcext:value-type="float">
            <text:p>0.009216094472283</text:p>
          </table:table-cell>
          <table:table-cell/>
          <table:table-cell table:style-name="ce36" office:value-type="string" calcext:value-type="string">
            <text:p>SSA</text:p>
          </table:table-cell>
          <table:table-cell table:formula="of:= 24*[.B39]^2" office:value-type="float" office:value="1.26252637761464" calcext:value-type="float">
            <text:p>1.26252637761464</text:p>
          </table:table-cell>
          <table:table-cell table:formula="of:=[.K39]/[.K47]" office:value-type="percentage" office:value="0.992682080252002" calcext:value-type="percentage">
            <text:p>99.27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B</text:p>
          </table:table-cell>
          <table:table-cell table:formula="of:=SUMPRODUCT([.C28:.C35];[.N28:.N35])/8" office:value-type="float" office:value="0.00901191693257636" calcext:value-type="float">
            <text:p>0.009011916932576</text:p>
          </table:table-cell>
          <table:table-cell/>
          <table:table-cell table:style-name="ce31" table:formula="of:=ROUND([.B40] - [.$H$42];2)" office:value-type="float" office:value="0.01" calcext:value-type="float">
            <text:p>0.01</text:p>
          </table:table-cell>
          <table:table-cell table:style-name="ce31" table:formula="of:=ROUND([.B40] + [.$H$42];2)" office:value-type="float" office:value="0.01" calcext:value-type="float">
            <text:p>0.01</text:p>
          </table:table-cell>
          <table:table-cell/>
          <table:table-cell table:style-name="ce32" office:value-type="string" calcext:value-type="string">
            <text:p>Std-Dev Effects</text:p>
          </table:table-cell>
          <table:table-cell table:formula="of:=[.H39]/SQRT(8*3)" office:value-type="float" office:value="0.00188122740653148" calcext:value-type="float">
            <text:p>0.001881227406531</text:p>
          </table:table-cell>
          <table:table-cell/>
          <table:table-cell table:style-name="ce36" office:value-type="string" calcext:value-type="string">
            <text:p>SSB</text:p>
          </table:table-cell>
          <table:table-cell table:formula="of:= 24*[.B40]^2" office:value-type="float" office:value="0.00194915152319176" calcext:value-type="float">
            <text:p>0.001949151523192</text:p>
          </table:table-cell>
          <table:table-cell table:formula="of:=[.K40]/[.K47]" office:value-type="percentage" office:value="0.00153255236728158" calcext:value-type="percentage">
            <text:p>0.15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C</text:p>
          </table:table-cell>
          <table:table-cell table:formula="of:=SUMPRODUCT([.D28:.D35];[.N28:.N35])/8" office:value-type="float" office:value="0.00747811514905628" calcext:value-type="float">
            <text:p>0.007478115149056</text:p>
          </table:table-cell>
          <table:table-cell/>
          <table:table-cell table:style-name="ce31" table:formula="of:=ROUND([.B41] - [.$H$42];2)" office:value-type="float" office:value="0" calcext:value-type="float">
            <text:p>0</text:p>
          </table:table-cell>
          <table:table-cell table:style-name="ce31" table:formula="of:=ROUND([.B41] + [.$H$42];2)" office:value-type="float" office:value="0.01" calcext:value-type="float">
            <text:p>0.01</text:p>
          </table:table-cell>
          <table:table-cell/>
          <table:table-cell table:style-name="ce32" office:value-type="string" calcext:value-type="string">
            <text:p>T-Value</text:p>
          </table:table-cell>
          <table:table-cell table:formula="of:=[.H16]" office:value-type="float" office:value="1.746" calcext:value-type="float">
            <text:p>1.746</text:p>
          </table:table-cell>
          <table:table-cell/>
          <table:table-cell table:style-name="ce36" office:value-type="string" calcext:value-type="string">
            <text:p>SSC</text:p>
          </table:table-cell>
          <table:table-cell table:formula="of:= 24*[.B41]^2" office:value-type="float" office:value="0.00134213294838108" calcext:value-type="float">
            <text:p>0.001342132948381</text:p>
          </table:table-cell>
          <table:table-cell table:formula="of:=[.K41]/[.K47]" office:value-type="percentage" office:value="0.0010552740527216" calcext:value-type="percentage">
            <text:p>0.11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B</text:p>
          </table:table-cell>
          <table:table-cell table:formula="of:=SUMPRODUCT([.E28:.E35];[.N28:.N35])/8" office:value-type="float" office:value="0.00937065001809617" calcext:value-type="float">
            <text:p>0.009370650018096</text:p>
          </table:table-cell>
          <table:table-cell/>
          <table:table-cell table:style-name="ce31" table:formula="of:=ROUND([.B42] - [.$H$42];2)" office:value-type="float" office:value="0.01" calcext:value-type="float">
            <text:p>0.01</text:p>
          </table:table-cell>
          <table:table-cell table:style-name="ce31" table:formula="of:=ROUND([.B42] + [.$H$42];2)" office:value-type="float" office:value="0.01" calcext:value-type="float">
            <text:p>0.01</text:p>
          </table:table-cell>
          <table:table-cell/>
          <table:table-cell table:style-name="ce32" office:value-type="string" calcext:value-type="string">
            <text:p>Confidence Range</text:p>
          </table:table-cell>
          <table:table-cell table:formula="of:=[.H41]*[.H40]" office:value-type="float" office:value="0.00328462305180397" calcext:value-type="float">
            <text:p>0.003284623051804</text:p>
          </table:table-cell>
          <table:table-cell/>
          <table:table-cell table:style-name="ce36" office:value-type="string" calcext:value-type="string">
            <text:p>SSAB</text:p>
          </table:table-cell>
          <table:table-cell table:formula="of:= 24*[.B42]^2" office:value-type="float" office:value="0.0021074179622795" calcext:value-type="float">
            <text:p>0.00210741796228</text:p>
          </table:table-cell>
          <table:table-cell table:formula="of:=[.K42]/[.K47]" office:value-type="percentage" office:value="0.00165699195188967" calcext:value-type="percentage">
            <text:p>0.17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C</text:p>
          </table:table-cell>
          <table:table-cell table:formula="of:=SUMPRODUCT([.F28:.F35];[.N28:.N35])/8" office:value-type="float" office:value="0.00729945704499635" calcext:value-type="float">
            <text:p>0.007299457044996</text:p>
          </table:table-cell>
          <table:table-cell/>
          <table:table-cell table:style-name="ce31" table:formula="of:=ROUND([.B43] - [.$H$42];2)" office:value-type="float" office:value="0" calcext:value-type="float">
            <text:p>0</text:p>
          </table:table-cell>
          <table:table-cell table:style-name="ce31" table:formula="of:=ROUND([.B43] + [.$H$42];2)" office:value-type="float" office:value="0.01" calcext:value-type="float">
            <text:p>0.01</text:p>
          </table:table-cell>
          <table:table-cell table:number-columns-repeated="4"/>
          <table:table-cell table:style-name="ce36" office:value-type="string" calcext:value-type="string">
            <text:p>SSAC</text:p>
          </table:table-cell>
          <table:table-cell table:formula="of:= 24*[.B43]^2" office:value-type="float" office:value="0.00127876975564192" calcext:value-type="float">
            <text:p>0.001278769755642</text:p>
          </table:table-cell>
          <table:table-cell table:formula="of:=[.K43]/[.K47]" office:value-type="percentage" office:value="0.00100545370275172" calcext:value-type="percentage">
            <text:p>0.10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BC</text:p>
          </table:table-cell>
          <table:table-cell table:formula="of:=SUMPRODUCT([.G28:.G35];[.N28:.N35])/8" office:value-type="float" office:value="-0.00727644982894382" calcext:value-type="float">
            <text:p>-0.007276449828944</text:p>
          </table:table-cell>
          <table:table-cell/>
          <table:table-cell table:style-name="ce31" table:formula="of:=ROUND([.B44] - [.$H$42];2)" office:value-type="float" office:value="-0.01" calcext:value-type="float">
            <text:p>-0.01</text:p>
          </table:table-cell>
          <table:table-cell table:style-name="ce31" table:formula="of:=ROUND([.B44] + [.$H$42];2)" office:value-type="float" office:value="-0" calcext:value-type="float">
            <text:p>0</text:p>
          </table:table-cell>
          <table:table-cell table:number-columns-repeated="4"/>
          <table:table-cell table:style-name="ce36" office:value-type="string" calcext:value-type="string">
            <text:p>SSBC</text:p>
          </table:table-cell>
          <table:table-cell table:formula="of:= 24*[.B44]^2" office:value-type="float" office:value="0.00127072133071528" calcext:value-type="float">
            <text:p>0.001270721330715</text:p>
          </table:table-cell>
          <table:table-cell table:formula="of:=[.K44]/[.K47]" office:value-type="percentage" office:value="0.000999125496592089" calcext:value-type="percentage">
            <text:p>0.10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BC</text:p>
          </table:table-cell>
          <table:table-cell table:formula="of:=SUMPRODUCT([.H28:.H35];[.N28:.N35])/8" office:value-type="float" office:value="-0.00732694342486873" calcext:value-type="float">
            <text:p>-0.007326943424869</text:p>
          </table:table-cell>
          <table:table-cell/>
          <table:table-cell table:style-name="ce31" table:formula="of:=ROUND([.B45] - [.$H$42];2)" office:value-type="float" office:value="-0.01" calcext:value-type="float">
            <text:p>-0.01</text:p>
          </table:table-cell>
          <table:table-cell table:style-name="ce31" table:formula="of:=ROUND([.B45] + [.$H$42];2)" office:value-type="float" office:value="-0" calcext:value-type="float">
            <text:p>0</text:p>
          </table:table-cell>
          <table:table-cell table:number-columns-repeated="4"/>
          <table:table-cell table:style-name="ce36" office:value-type="string" calcext:value-type="string">
            <text:p>SSABC</text:p>
          </table:table-cell>
          <table:table-cell table:formula="of:= 24*[.B45]^2" office:value-type="float" office:value="0.00128841839882945" calcext:value-type="float">
            <text:p>0.001288418398829</text:p>
          </table:table-cell>
          <table:table-cell table:formula="of:=[.K45]/[.K47]" office:value-type="percentage" office:value="0.00101304010677517" calcext:value-type="percentage">
            <text:p>0.10%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5" office:value-type="string" calcext:value-type="string">
            <text:p>SSY</text:p>
          </table:table-cell>
          <table:table-cell table:formula="of:=SUMSQ([.J28:.L35])" office:value-type="float" office:value="329.281113710068" calcext:value-type="float">
            <text:p>329.281113710068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5" office:value-type="string" calcext:value-type="string">
            <text:p>SST</text:p>
          </table:table-cell>
          <table:table-cell table:formula="of:=[.K46]-[.K38]" office:value-type="float" office:value="1.271833553492" calcext:value-type="float">
            <text:p>1.271833553492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6" office:value-type="string" calcext:value-type="string">
            <text:p>SSE</text:p>
          </table:table-cell>
          <table:table-cell table:formula="of:=[.K47]-SUM([.K39:.K44])" office:value-type="float" office:value="0.0013589823571527" calcext:value-type="float">
            <text:p>0.001358982357153</text:p>
          </table:table-cell>
          <table:table-cell table:formula="of:=[.K48]/[.K47]" office:value-type="percentage" office:value="0.00106852217683786" calcext:value-type="percentage">
            <text:p>0.11%</text:p>
          </table:table-cell>
          <table:table-cell table:number-columns-repeated="10"/>
        </table:table-row>
      </table:table>
      <table:table table:name="Latency GET" table:style-name="ta1">
        <table:table-column table:style-name="co1" table:default-cell-style-name="ce29"/>
        <table:table-column table:style-name="co1" table:number-columns-repeated="2" table:default-cell-style-name="Default"/>
        <table:table-column table:style-name="co1" table:number-columns-repeated="2" table:default-cell-style-name="ce29"/>
        <table:table-column table:style-name="co1" table:number-columns-repeated="4" table:default-cell-style-name="Default"/>
        <table:table-column table:style-name="co1" table:default-cell-style-name="ce29"/>
        <table:table-column table:style-name="co1" table:default-cell-style-name="Default"/>
        <table:table-column table:style-name="co1" table:default-cell-style-name="ce37"/>
        <table:table-column table:style-name="co1" table:number-columns-repeated="10" table:default-cell-style-name="Default"/>
        <table:table-row table:style-name="ro1">
          <table:table-cell table:style-name="ce27" office:value-type="string" calcext:value-type="string">
            <text:p>Index Matrix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ce27" office:value-type="string" calcext:value-type="string">
            <text:p>Repetitions</text:p>
          </table:table-cell>
          <table:table-cell/>
          <table:table-cell table:style-name="Default"/>
          <table:table-cell/>
          <table:table-cell table:style-name="ce27" office:value-type="string" calcext:value-type="string">
            <text:p>Averages</text:p>
          </table:table-cell>
          <table:table-cell table:number-columns-repeated="2"/>
          <table:table-cell table:style-name="ce27" office:value-type="string" calcext:value-type="string">
            <text:p>Errors Squared</text:p>
          </table:table-cell>
          <table:table-cell table:number-columns-repeated="2"/>
          <table:table-cell table:style-name="ce27" office:value-type="string" calcext:value-type="string">
            <text:p>Estimated Errors Squared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</text:p>
          </table:table-cell>
          <table:table-cell table:style-name="ce28" office:value-type="string" calcext:value-type="string">
            <text:p>A (MC)</text:p>
          </table:table-cell>
          <table:table-cell table:style-name="ce28" office:value-type="string" calcext:value-type="string">
            <text:p>B (MW)</text:p>
          </table:table-cell>
          <table:table-cell table:style-name="ce28" office:value-type="string" calcext:value-type="string">
            <text:p>C (WT)</text:p>
          </table:table-cell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ABC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8" office:value-type="string" calcext:value-type="string">
            <text:p>From Rep</text:p>
          </table:table-cell>
          <table:table-cell table:style-name="ce38" office:value-type="string" calcext:value-type="string">
            <text:p>Estimated</text:p>
          </table:table-cell>
          <table:table-cell/>
          <table:table-cell table:style-name="ce39" office:value-type="string" calcext:value-type="string">
            <text:p>Rep 1</text:p>
          </table:table-cell>
          <table:table-cell table:style-name="ce39" office:value-type="string" calcext:value-type="string">
            <text:p>Rep 2</text:p>
          </table:table-cell>
          <table:table-cell table:style-name="ce39" office:value-type="string" calcext:value-type="string">
            <text:p>Rep 3</text:p>
          </table:table-cell>
          <table:table-cell table:style-name="ce39" office:value-type="string" calcext:value-type="string">
            <text:p>Rep 1</text:p>
          </table:table-cell>
          <table:table-cell table:style-name="ce39" office:value-type="string" calcext:value-type="string">
            <text:p>Rep 2</text:p>
          </table:table-cell>
          <table:table-cell table:style-name="ce39" office:value-type="string" calcext:value-type="string">
            <text:p>Rep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[.B3]*[.C3]" office:value-type="float" office:value="1" calcext:value-type="float">
            <text:p>1</text:p>
          </table:table-cell>
          <table:table-cell table:style-name="ce29" table:formula="of:=[.B3]*[.D3]" office:value-type="float" office:value="1" calcext:value-type="float">
            <text:p>1</text:p>
          </table:table-cell>
          <table:table-cell table:style-name="ce29" table:formula="of:=[.C3]*[.D3]" office:value-type="float" office:value="1" calcext:value-type="float">
            <text:p>1</text:p>
          </table:table-cell>
          <table:table-cell table:style-name="ce29" table:formula="of:=[.B3]*[.C3]*[.D3]" office:value-type="float" office:value="-1" calcext:value-type="float">
            <text:p>-1</text:p>
          </table:table-cell>
          <table:table-cell/>
          <table:table-cell office:value-type="float" office:value="65.5562777777778" calcext:value-type="float">
            <text:p>65.5562777777778</text:p>
          </table:table-cell>
          <table:table-cell table:style-name="ce29" office:value-type="float" office:value="65.3523333333333" calcext:value-type="float">
            <text:p>65.3523333333333</text:p>
          </table:table-cell>
          <table:table-cell table:style-name="ce29" office:value-type="float" office:value="65.3361111111111" calcext:value-type="float">
            <text:p>65.3361111111111</text:p>
          </table:table-cell>
          <table:table-cell/>
          <table:table-cell table:style-name="ce29" table:formula="of:=AVERAGE([.J3:.L3])" office:value-type="float" office:value="65.4149074074074" calcext:value-type="float">
            <text:p>65.4149074074074</text:p>
          </table:table-cell>
          <table:table-cell table:style-name="ce29" table:formula="of:=[.B13]*[.A3]+[.B14]*[.B3]+[.B15]*[.C3]+[.B16]*[.D3]+[.B17]*[.E3]+[.B18]*[.F3]+[.B19]*[.G3]+[.B20]*[.H3]" office:value-type="float" office:value="65.4149074074074" calcext:value-type="float">
            <text:p>65.4149074074074</text:p>
          </table:table-cell>
          <table:table-cell/>
          <table:table-cell table:style-name="ce29" table:formula="of:=([.N3] - [.J3])^2" office:value-type="float" office:value="0.0199855816186589" calcext:value-type="float">
            <text:p>0.019985581618659</text:p>
          </table:table-cell>
          <table:table-cell table:style-name="ce29" table:formula="of:=([.N3] - [.K3])^2" office:value-type="float" office:value="0.00391551474622644" calcext:value-type="float">
            <text:p>0.003915514746226</text:p>
          </table:table-cell>
          <table:table-cell table:style-name="ce29" table:formula="of:=([.N3] - [.L3])^2" office:value-type="float" office:value="0.00620885631001263" calcext:value-type="float">
            <text:p>0.006208856310013</text:p>
          </table:table-cell>
          <table:table-cell table:style-name="ce29" table:formula="of:=([.O3] - [.J3])^2" office:value-type="float" office:value="0.0199855816186589" calcext:value-type="float">
            <text:p>0.019985581618659</text:p>
          </table:table-cell>
          <table:table-cell table:style-name="ce29" table:formula="of:=([.O3] - [.K3])^2" office:value-type="float" office:value="0.00391551474622644" calcext:value-type="float">
            <text:p>0.003915514746226</text:p>
          </table:table-cell>
          <table:table-cell table:style-name="ce29" table:formula="of:=([.O3] - [.L3])^2" office:value-type="float" office:value="0.00620885631001263" calcext:value-type="float">
            <text:p>0.0062088563100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" calcext:value-type="float">
            <text:p>1</text:p>
          </table:table-cell>
          <table:table-cell table:style-name="ce29" table:formula="of:=[.B4]*[.D4]" office:value-type="float" office:value="-1" calcext:value-type="float">
            <text:p>-1</text:p>
          </table:table-cell>
          <table:table-cell table:style-name="ce29" table:formula="of:=[.C4]*[.D4]" office:value-type="float" office:value="-1" calcext:value-type="float">
            <text:p>-1</text:p>
          </table:table-cell>
          <table:table-cell table:style-name="ce29" table:formula="of:=[.B4]*[.C4]*[.D4]" office:value-type="float" office:value="1" calcext:value-type="float">
            <text:p>1</text:p>
          </table:table-cell>
          <table:table-cell/>
          <table:table-cell office:value-type="float" office:value="65.2939444444445" calcext:value-type="float">
            <text:p>65.2939444444445</text:p>
          </table:table-cell>
          <table:table-cell table:style-name="ce29" office:value-type="float" office:value="65.3119444444445" calcext:value-type="float">
            <text:p>65.3119444444445</text:p>
          </table:table-cell>
          <table:table-cell table:style-name="ce29" office:value-type="float" office:value="65.2681666666667" calcext:value-type="float">
            <text:p>65.2681666666667</text:p>
          </table:table-cell>
          <table:table-cell/>
          <table:table-cell table:style-name="ce29" table:formula="of:=AVERAGE([.J4:.L4])" office:value-type="float" office:value="65.2913518518519" calcext:value-type="float">
            <text:p>65.2913518518519</text:p>
          </table:table-cell>
          <table:table-cell table:style-name="ce29" table:formula="of:=[.B13]*[.A4]+[.B14]*[.B4]+[.B15]*[.C4]+[.B16]*[.D4]+[.B17]*[.E4]+[.B18]*[.F4]+[.B19]*[.G4]+[.B20]*[.H4]" office:value-type="float" office:value="65.2913518518518" calcext:value-type="float">
            <text:p>65.2913518518518</text:p>
          </table:table-cell>
          <table:table-cell/>
          <table:table-cell table:style-name="ce29" table:formula="of:=([.N4] - [.J4])^2" office:value-type="float" office:value="0.00000672153635116194" calcext:value-type="float">
            <text:p>6.72153635116194E-06</text:p>
          </table:table-cell>
          <table:table-cell table:style-name="ce29" table:formula="of:=([.N4] - [.K4])^2" office:value-type="float" office:value="0.000424054869684495" calcext:value-type="float">
            <text:p>0.000424054869684</text:p>
          </table:table-cell>
          <table:table-cell table:style-name="ce29" table:formula="of:=([.N4] - [.L4])^2" office:value-type="float" office:value="0.00053755281207129" calcext:value-type="float">
            <text:p>0.000537552812071</text:p>
          </table:table-cell>
          <table:table-cell table:style-name="ce29" table:formula="of:=([.O4] - [.J4])^2" office:value-type="float" office:value="0.00000672153635123563" calcext:value-type="float">
            <text:p>6.72153635123563E-06</text:p>
          </table:table-cell>
          <table:table-cell table:style-name="ce29" table:formula="of:=([.O4] - [.K4])^2" office:value-type="float" office:value="0.000424054869685081" calcext:value-type="float">
            <text:p>0.000424054869685</text:p>
          </table:table-cell>
          <table:table-cell table:style-name="ce29" table:formula="of:=([.O4] - [.L4])^2" office:value-type="float" office:value="0.000537552812070631" calcext:value-type="float">
            <text:p>0.0005375528120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5]*[.C5]" office:value-type="float" office:value="-1" calcext:value-type="float">
            <text:p>-1</text:p>
          </table:table-cell>
          <table:table-cell table:style-name="ce29" table:formula="of:=[.B5]*[.D5]" office:value-type="float" office:value="1" calcext:value-type="float">
            <text:p>1</text:p>
          </table:table-cell>
          <table:table-cell table:style-name="ce29" table:formula="of:=[.C5]*[.D5]" office:value-type="float" office:value="-1" calcext:value-type="float">
            <text:p>-1</text:p>
          </table:table-cell>
          <table:table-cell table:style-name="ce29" table:formula="of:=[.B5]*[.C5]*[.D5]" office:value-type="float" office:value="1" calcext:value-type="float">
            <text:p>1</text:p>
          </table:table-cell>
          <table:table-cell/>
          <table:table-cell office:value-type="float" office:value="65.4188393952571" calcext:value-type="float">
            <text:p>65.4188393952571</text:p>
          </table:table-cell>
          <table:table-cell table:style-name="ce29" office:value-type="float" office:value="65.4030809206482" calcext:value-type="float">
            <text:p>65.4030809206482</text:p>
          </table:table-cell>
          <table:table-cell table:style-name="ce29" office:value-type="float" office:value="65.3374860240515" calcext:value-type="float">
            <text:p>65.3374860240515</text:p>
          </table:table-cell>
          <table:table-cell/>
          <table:table-cell table:style-name="ce29" table:formula="of:=AVERAGE([.J5:.L5])" office:value-type="float" office:value="65.3864687799856" calcext:value-type="float">
            <text:p>65.3864687799856</text:p>
          </table:table-cell>
          <table:table-cell table:style-name="ce29" table:formula="of:=[.B13]*[.A5]+[.B14]*[.B5]+[.B15]*[.C5]+[.B16]*[.D5]+[.B17]*[.E5]+[.B18]*[.F5]+[.B19]*[.G5]+[.B20]*[.H5]" office:value-type="float" office:value="65.3864687799856" calcext:value-type="float">
            <text:p>65.3864687799856</text:p>
          </table:table-cell>
          <table:table-cell/>
          <table:table-cell table:style-name="ce29" table:formula="of:=([.N5] - [.J5])^2" office:value-type="float" office:value="0.0010478567330566" calcext:value-type="float">
            <text:p>0.001047856733057</text:p>
          </table:table-cell>
          <table:table-cell table:style-name="ce29" table:formula="of:=([.N5] - [.K5])^2" office:value-type="float" office:value="0.000275963217393126" calcext:value-type="float">
            <text:p>0.000275963217393</text:p>
          </table:table-cell>
          <table:table-cell table:style-name="ce29" table:formula="of:=([.N5] - [.L5])^2" office:value-type="float" office:value="0.00239931037890151" calcext:value-type="float">
            <text:p>0.002399310378902</text:p>
          </table:table-cell>
          <table:table-cell table:style-name="ce29" table:formula="of:=([.O5] - [.J5])^2" office:value-type="float" office:value="0.00104785673305568" calcext:value-type="float">
            <text:p>0.001047856733056</text:p>
          </table:table-cell>
          <table:table-cell table:style-name="ce29" table:formula="of:=([.O5] - [.K5])^2" office:value-type="float" office:value="0.000275963217392654" calcext:value-type="float">
            <text:p>0.000275963217393</text:p>
          </table:table-cell>
          <table:table-cell table:style-name="ce29" table:formula="of:=([.O5] - [.L5])^2" office:value-type="float" office:value="0.0023993103789029" calcext:value-type="float">
            <text:p>0.0023993103789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-1" calcext:value-type="float">
            <text:p>-1</text:p>
          </table:table-cell>
          <table:table-cell table:style-name="ce29" table:formula="of:=[.B6]*[.D6]" office:value-type="float" office:value="-1" calcext:value-type="float">
            <text:p>-1</text:p>
          </table:table-cell>
          <table:table-cell table:style-name="ce29" table:formula="of:=[.C6]*[.D6]" office:value-type="float" office:value="1" calcext:value-type="float">
            <text:p>1</text:p>
          </table:table-cell>
          <table:table-cell table:style-name="ce29" table:formula="of:=[.B6]*[.C6]*[.D6]" office:value-type="float" office:value="-1" calcext:value-type="float">
            <text:p>-1</text:p>
          </table:table-cell>
          <table:table-cell/>
          <table:table-cell office:value-type="float" office:value="65.5275229968979" calcext:value-type="float">
            <text:p>65.5275229968979</text:p>
          </table:table-cell>
          <table:table-cell table:style-name="ce29" office:value-type="float" office:value="65.4249768666226" calcext:value-type="float">
            <text:p>65.4249768666226</text:p>
          </table:table-cell>
          <table:table-cell table:style-name="ce29" office:value-type="float" office:value="65.3655170365154" calcext:value-type="float">
            <text:p>65.3655170365154</text:p>
          </table:table-cell>
          <table:table-cell/>
          <table:table-cell table:style-name="ce29" table:formula="of:=AVERAGE([.J6:.L6])" office:value-type="float" office:value="65.4393389666786" calcext:value-type="float">
            <text:p>65.4393389666786</text:p>
          </table:table-cell>
          <table:table-cell table:style-name="ce29" table:formula="of:=[.B13]*[.A6]+[.B14]*[.B6]+[.B15]*[.C6]+[.B16]*[.D6]+[.B17]*[.E6]+[.B18]*[.F6]+[.B19]*[.G6]+[.B20]*[.H6]" office:value-type="float" office:value="65.4393389666786" calcext:value-type="float">
            <text:p>65.4393389666786</text:p>
          </table:table-cell>
          <table:table-cell/>
          <table:table-cell table:style-name="ce29" table:formula="of:=([.N6] - [.J6])^2" office:value-type="float" office:value="0.00777642318572014" calcext:value-type="float">
            <text:p>0.00777642318572</text:p>
          </table:table-cell>
          <table:table-cell table:style-name="ce29" table:formula="of:=([.N6] - [.K6])^2" office:value-type="float" office:value="0.000206269918019911" calcext:value-type="float">
            <text:p>0.00020626991802</text:p>
          </table:table-cell>
          <table:table-cell table:style-name="ce29" table:formula="of:=([.N6] - [.L6])^2" office:value-type="float" office:value="0.00544967737302961" calcext:value-type="float">
            <text:p>0.00544967737303</text:p>
          </table:table-cell>
          <table:table-cell table:style-name="ce29" table:formula="of:=([.O6] - [.J6])^2" office:value-type="float" office:value="0.00777642318572014" calcext:value-type="float">
            <text:p>0.00777642318572</text:p>
          </table:table-cell>
          <table:table-cell table:style-name="ce29" table:formula="of:=([.O6] - [.K6])^2" office:value-type="float" office:value="0.000206269918019911" calcext:value-type="float">
            <text:p>0.00020626991802</text:p>
          </table:table-cell>
          <table:table-cell table:style-name="ce29" table:formula="of:=([.O6] - [.L6])^2" office:value-type="float" office:value="0.00544967737302961" calcext:value-type="float">
            <text:p>0.005449677373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[.B7]*[.C7]" office:value-type="float" office:value="-1" calcext:value-type="float">
            <text:p>-1</text:p>
          </table:table-cell>
          <table:table-cell table:style-name="ce29" table:formula="of:=[.B7]*[.D7]" office:value-type="float" office:value="-1" calcext:value-type="float">
            <text:p>-1</text:p>
          </table:table-cell>
          <table:table-cell table:style-name="ce29" table:formula="of:=[.C7]*[.D7]" office:value-type="float" office:value="1" calcext:value-type="float">
            <text:p>1</text:p>
          </table:table-cell>
          <table:table-cell table:style-name="ce29" table:formula="of:=[.B7]*[.C7]*[.D7]" office:value-type="float" office:value="1" calcext:value-type="float">
            <text:p>1</text:p>
          </table:table-cell>
          <table:table-cell/>
          <table:table-cell office:value-type="float" office:value="25.6595555555556" calcext:value-type="float">
            <text:p>25.6595555555556</text:p>
          </table:table-cell>
          <table:table-cell table:style-name="ce29" office:value-type="float" office:value="25.1098888888889" calcext:value-type="float">
            <text:p>25.1098888888889</text:p>
          </table:table-cell>
          <table:table-cell table:style-name="ce29" office:value-type="float" office:value="25.7097222222222" calcext:value-type="float">
            <text:p>25.7097222222222</text:p>
          </table:table-cell>
          <table:table-cell/>
          <table:table-cell table:style-name="ce29" table:formula="of:=AVERAGE([.J7:.L7])" office:value-type="float" office:value="25.4930555555556" calcext:value-type="float">
            <text:p>25.4930555555556</text:p>
          </table:table-cell>
          <table:table-cell table:style-name="ce29" table:formula="of:=[.B13]*[.A7]+[.B14]*[.B7]+[.B15]*[.C7]+[.B16]*[.D7]+[.B17]*[.E7]+[.B18]*[.F7]+[.B19]*[.G7]+[.B20]*[.H7]" office:value-type="float" office:value="25.4930555555555" calcext:value-type="float">
            <text:p>25.4930555555555</text:p>
          </table:table-cell>
          <table:table-cell/>
          <table:table-cell table:style-name="ce29" table:formula="of:=([.N7] - [.J7])^2" office:value-type="float" office:value="0.0277222499999997" calcext:value-type="float">
            <text:p>0.02772225</text:p>
          </table:table-cell>
          <table:table-cell table:style-name="ce29" table:formula="of:=([.N7] - [.K7])^2" office:value-type="float" office:value="0.146816694444445" calcext:value-type="float">
            <text:p>0.146816694444445</text:p>
          </table:table-cell>
          <table:table-cell table:style-name="ce29" table:formula="of:=([.N7] - [.L7])^2" office:value-type="float" office:value="0.0469444444444437" calcext:value-type="float">
            <text:p>0.046944444444444</text:p>
          </table:table-cell>
          <table:table-cell table:style-name="ce29" table:formula="of:=([.O7] - [.J7])^2" office:value-type="float" office:value="0.0277222500000045" calcext:value-type="float">
            <text:p>0.027722250000005</text:p>
          </table:table-cell>
          <table:table-cell table:style-name="ce29" table:formula="of:=([.O7] - [.K7])^2" office:value-type="float" office:value="0.146816694444434" calcext:value-type="float">
            <text:p>0.146816694444434</text:p>
          </table:table-cell>
          <table:table-cell table:style-name="ce29" table:formula="of:=([.O7] - [.L7])^2" office:value-type="float" office:value="0.0469444444444499" calcext:value-type="float">
            <text:p>0.046944444444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-1" calcext:value-type="float">
            <text:p>-1</text:p>
          </table:table-cell>
          <table:table-cell table:style-name="ce29" table:formula="of:=[.B8]*[.D8]" office:value-type="float" office:value="1" calcext:value-type="float">
            <text:p>1</text:p>
          </table:table-cell>
          <table:table-cell table:style-name="ce29" table:formula="of:=[.C8]*[.D8]" office:value-type="float" office:value="-1" calcext:value-type="float">
            <text:p>-1</text:p>
          </table:table-cell>
          <table:table-cell table:style-name="ce29" table:formula="of:=[.B8]*[.C8]*[.D8]" office:value-type="float" office:value="-1" calcext:value-type="float">
            <text:p>-1</text:p>
          </table:table-cell>
          <table:table-cell/>
          <table:table-cell office:value-type="float" office:value="22.2760555555556" calcext:value-type="float">
            <text:p>22.2760555555556</text:p>
          </table:table-cell>
          <table:table-cell table:style-name="ce29" office:value-type="float" office:value="22.1059444444444" calcext:value-type="float">
            <text:p>22.1059444444444</text:p>
          </table:table-cell>
          <table:table-cell table:style-name="ce29" office:value-type="float" office:value="22.2181666666667" calcext:value-type="float">
            <text:p>22.2181666666667</text:p>
          </table:table-cell>
          <table:table-cell/>
          <table:table-cell table:style-name="ce29" table:formula="of:=AVERAGE([.J8:.L8])" office:value-type="float" office:value="22.2000555555556" calcext:value-type="float">
            <text:p>22.2000555555556</text:p>
          </table:table-cell>
          <table:table-cell table:style-name="ce29" table:formula="of:=[.B13]*[.A8]+[.B14]*[.B8]+[.B15]*[.C8]+[.B16]*[.D8]+[.B17]*[.E8]+[.B18]*[.F8]+[.B19]*[.G8]+[.B20]*[.H8]" office:value-type="float" office:value="22.2000555555555" calcext:value-type="float">
            <text:p>22.2000555555555</text:p>
          </table:table-cell>
          <table:table-cell/>
          <table:table-cell table:style-name="ce29" table:formula="of:=([.N8] - [.J8])^2" office:value-type="float" office:value="0.00577600000000008" calcext:value-type="float">
            <text:p>0.005776</text:p>
          </table:table-cell>
          <table:table-cell table:style-name="ce29" table:formula="of:=([.N8] - [.K8])^2" office:value-type="float" office:value="0.00885690123456726" calcext:value-type="float">
            <text:p>0.008856901234567</text:p>
          </table:table-cell>
          <table:table-cell table:style-name="ce29" table:formula="of:=([.N8] - [.L8])^2" office:value-type="float" office:value="0.000328012345678999" calcext:value-type="float">
            <text:p>0.000328012345679</text:p>
          </table:table-cell>
          <table:table-cell table:style-name="ce29" table:formula="of:=([.O8] - [.J8])^2" office:value-type="float" office:value="0.00577600000000062" calcext:value-type="float">
            <text:p>0.005776000000001</text:p>
          </table:table-cell>
          <table:table-cell table:style-name="ce29" table:formula="of:=([.O8] - [.K8])^2" office:value-type="float" office:value="0.00885690123456659" calcext:value-type="float">
            <text:p>0.008856901234567</text:p>
          </table:table-cell>
          <table:table-cell table:style-name="ce29" table:formula="of:=([.O8] - [.L8])^2" office:value-type="float" office:value="0.000328012345679128" calcext:value-type="float">
            <text:p>0.0003280123456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9]*[.C9]" office:value-type="float" office:value="1" calcext:value-type="float">
            <text:p>1</text:p>
          </table:table-cell>
          <table:table-cell table:style-name="ce29" table:formula="of:=[.B9]*[.D9]" office:value-type="float" office:value="-1" calcext:value-type="float">
            <text:p>-1</text:p>
          </table:table-cell>
          <table:table-cell table:style-name="ce29" table:formula="of:=[.C9]*[.D9]" office:value-type="float" office:value="-1" calcext:value-type="float">
            <text:p>-1</text:p>
          </table:table-cell>
          <table:table-cell table:style-name="ce29" table:formula="of:=[.B9]*[.C9]*[.D9]" office:value-type="float" office:value="-1" calcext:value-type="float">
            <text:p>-1</text:p>
          </table:table-cell>
          <table:table-cell/>
          <table:table-cell office:value-type="float" office:value="21.8000709116994" calcext:value-type="float">
            <text:p>21.8000709116994</text:p>
          </table:table-cell>
          <table:table-cell table:style-name="ce29" office:value-type="float" office:value="21.8008171957102" calcext:value-type="float">
            <text:p>21.8008171957102</text:p>
          </table:table-cell>
          <table:table-cell table:style-name="ce29" office:value-type="float" office:value="21.8142193300454" calcext:value-type="float">
            <text:p>21.8142193300454</text:p>
          </table:table-cell>
          <table:table-cell/>
          <table:table-cell table:style-name="ce29" table:formula="of:=AVERAGE([.J9:.L9])" office:value-type="float" office:value="21.805035812485" calcext:value-type="float">
            <text:p>21.805035812485</text:p>
          </table:table-cell>
          <table:table-cell table:style-name="ce29" table:formula="of:=[.B13]*[.A9]+[.B14]*[.B9]+[.B15]*[.C9]+[.B16]*[.D9]+[.B17]*[.E9]+[.B18]*[.F9]+[.B19]*[.G9]+[.B20]*[.H9]" office:value-type="float" office:value="21.805035812485" calcext:value-type="float">
            <text:p>21.805035812485</text:p>
          </table:table-cell>
          <table:table-cell/>
          <table:table-cell table:style-name="ce29" table:formula="of:=([.N9] - [.J9])^2" office:value-type="float" office:value="0.0000246502398107994" calcext:value-type="float">
            <text:p>2.46502398107994E-05</text:p>
          </table:table-cell>
          <table:table-cell table:style-name="ce29" table:formula="of:=([.N9] - [.K9])^2" office:value-type="float" office:value="0.0000177967274928933" calcext:value-type="float">
            <text:p>1.77967274928933E-05</text:p>
          </table:table-cell>
          <table:table-cell table:style-name="ce29" table:formula="of:=([.N9] - [.L9])^2" office:value-type="float" office:value="0.0000843369947827304" calcext:value-type="float">
            <text:p>8.43369947827304E-05</text:p>
          </table:table-cell>
          <table:table-cell table:style-name="ce29" table:formula="of:=([.O9] - [.J9])^2" office:value-type="float" office:value="0.0000246502398107288" calcext:value-type="float">
            <text:p>2.46502398107288E-05</text:p>
          </table:table-cell>
          <table:table-cell table:style-name="ce29" table:formula="of:=([.O9] - [.K9])^2" office:value-type="float" office:value="0.0000177967274928334" calcext:value-type="float">
            <text:p>1.77967274928334E-05</text:p>
          </table:table-cell>
          <table:table-cell table:style-name="ce29" table:formula="of:=([.O9] - [.L9])^2" office:value-type="float" office:value="0.0000843369947828609" calcext:value-type="float">
            <text:p>8.43369947828609E-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1" calcext:value-type="float">
            <text:p>1</text:p>
          </table:table-cell>
          <table:table-cell table:style-name="ce29" table:formula="of:=[.B10]*[.D10]" office:value-type="float" office:value="1" calcext:value-type="float">
            <text:p>1</text:p>
          </table:table-cell>
          <table:table-cell table:style-name="ce29" table:formula="of:=[.C10]*[.D10]" office:value-type="float" office:value="1" calcext:value-type="float">
            <text:p>1</text:p>
          </table:table-cell>
          <table:table-cell table:style-name="ce29" table:formula="of:=[.B10]*[.C10]*[.D10]" office:value-type="float" office:value="1" calcext:value-type="float">
            <text:p>1</text:p>
          </table:table-cell>
          <table:table-cell/>
          <table:table-cell office:value-type="float" office:value="21.8016904899356" calcext:value-type="float">
            <text:p>21.8016904899356</text:p>
          </table:table-cell>
          <table:table-cell table:style-name="ce29" office:value-type="float" office:value="21.8034993980787" calcext:value-type="float">
            <text:p>21.8034993980787</text:p>
          </table:table-cell>
          <table:table-cell table:style-name="ce29" office:value-type="float" office:value="21.7913862147492" calcext:value-type="float">
            <text:p>21.7913862147492</text:p>
          </table:table-cell>
          <table:table-cell/>
          <table:table-cell table:style-name="ce29" table:formula="of:=AVERAGE([.J10:.L10])" office:value-type="float" office:value="21.7988587009212" calcext:value-type="float">
            <text:p>21.7988587009212</text:p>
          </table:table-cell>
          <table:table-cell table:style-name="ce29" table:formula="of:=[.B13]*[.A10]+[.B14]*[.B10]+[.B15]*[.C10]+[.B16]*[.D10]+[.B17]*[.E10]+[.B18]*[.F10]+[.B19]*[.G10]+[.B20]*[.H10]" office:value-type="float" office:value="21.7988587009212" calcext:value-type="float">
            <text:p>21.7988587009212</text:p>
          </table:table-cell>
          <table:table-cell/>
          <table:table-cell table:style-name="ce29" table:formula="of:=([.N10] - [.J10])^2" office:value-type="float" office:value="0.00000801902902222277" calcext:value-type="float">
            <text:p>8.01902902222277E-06</text:p>
          </table:table-cell>
          <table:table-cell table:style-name="ce29" table:formula="of:=([.N10] - [.K10])^2" office:value-type="float" office:value="0.0000215360701083039" calcext:value-type="float">
            <text:p>2.15360701083039E-05</text:p>
          </table:table-cell>
          <table:table-cell table:style-name="ce29" table:formula="of:=([.N10] - [.L10])^2" office:value-type="float" office:value="0.0000558380495907631" calcext:value-type="float">
            <text:p>5.58380495907631E-05</text:p>
          </table:table-cell>
          <table:table-cell table:style-name="ce29" table:formula="of:=([.O10] - [.J10])^2" office:value-type="float" office:value="0.00000801902902224289" calcext:value-type="float">
            <text:p>8.01902902224289E-06</text:p>
          </table:table-cell>
          <table:table-cell table:style-name="ce29" table:formula="of:=([.O10] - [.K10])^2" office:value-type="float" office:value="0.0000215360701083369" calcext:value-type="float">
            <text:p>2.15360701083369E-05</text:p>
          </table:table-cell>
          <table:table-cell table:style-name="ce29" table:formula="of:=([.O10] - [.L10])^2" office:value-type="float" office:value="0.00005583804959071" calcext:value-type="float">
            <text:p>5.583804959071E-05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style-name="ce27" office:value-type="string" calcext:value-type="string">
            <text:p>Q-Values</text:p>
          </table:table-cell>
          <table:table-cell table:number-columns-repeated="2"/>
          <table:table-cell table:style-name="ce27" office:value-type="string" calcext:value-type="string">
            <text:p>Confidence Ranges</text:p>
          </table:table-cell>
          <table:table-cell table:style-name="Default"/>
          <table:table-cell/>
          <table:table-cell table:style-name="ce27" office:value-type="string" calcext:value-type="string">
            <text:p>Metrics</text:p>
          </table:table-cell>
          <table:table-cell table:number-columns-repeated="2"/>
          <table:table-cell table:style-name="ce34" office:value-type="string" calcext:value-type="string">
            <text:p>Sum of Squares</text:p>
          </table:table-cell>
          <table:table-cell/>
          <table:table-cell table:style-name="ce27" office:value-type="string" calcext:value-type="string">
            <text:p>Percentages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0</text:p>
          </table:table-cell>
          <table:table-cell table:formula="of:=SUMPRODUCT([.A3:.A10];[.N3:.N10])/8" office:value-type="float" office:value="44.1036340788051" calcext:value-type="float">
            <text:p>44.1036340788051</text:p>
          </table:table-cell>
          <table:table-cell/>
          <table:table-cell table:style-name="ce31" table:formula="of:=ROUND([.B13] - [.$H$17];2)" office:value-type="float" office:value="43.93" calcext:value-type="float">
            <text:p>43.93</text:p>
          </table:table-cell>
          <table:table-cell table:style-name="ce31" table:formula="of:=ROUND([.B13] + [.$H$17];2)" office:value-type="float" office:value="44.28" calcext:value-type="float">
            <text:p>44.28</text:p>
          </table:table-cell>
          <table:table-cell/>
          <table:table-cell table:style-name="ce32" office:value-type="string" calcext:value-type="string">
            <text:p>Variance Errors</text:p>
          </table:table-cell>
          <table:table-cell table:formula="of:=[.K23]/(8*2)" office:value-type="float" office:value="0.244553385306631" calcext:value-type="float">
            <text:p>0.244553385306631</text:p>
          </table:table-cell>
          <table:table-cell/>
          <table:table-cell table:style-name="ce35" office:value-type="string" calcext:value-type="string">
            <text:p>SS0</text:p>
          </table:table-cell>
          <table:table-cell table:formula="of:= 24*[.B13]^2" office:value-type="float" office:value="46683.1329349714" calcext:value-type="float">
            <text:p>46683.1329349714</text:p>
          </table:table-cell>
          <table:table-cell table:formula="of:=[.K13]/[.K22]" office:value-type="percentage" office:value="4.28418438973022" calcext:value-type="percentage">
            <text:p>428.42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</text:p>
          </table:table-cell>
          <table:table-cell table:formula="of:=SUMPRODUCT([.B3:.B10];[.N3:.N10])/8" office:value-type="float" office:value="-21.2793826726758" calcext:value-type="float">
            <text:p>-21.2793826726758</text:p>
          </table:table-cell>
          <table:table-cell/>
          <table:table-cell table:style-name="ce31" table:formula="of:=ROUND([.B14] - [.$H$17];2)" office:value-type="float" office:value="-21.46" calcext:value-type="float">
            <text:p>-21.46</text:p>
          </table:table-cell>
          <table:table-cell table:style-name="ce31" table:formula="of:=ROUND([.B14] + [.$H$17];2)" office:value-type="float" office:value="-21.1" calcext:value-type="float">
            <text:p>-21.1</text:p>
          </table:table-cell>
          <table:table-cell/>
          <table:table-cell table:style-name="ce32" office:value-type="string" calcext:value-type="string">
            <text:p>Std-Dev Errors</text:p>
          </table:table-cell>
          <table:table-cell table:formula="of:=SQRT([.H13])" office:value-type="float" office:value="0.494523392072236" calcext:value-type="float">
            <text:p>0.494523392072236</text:p>
          </table:table-cell>
          <table:table-cell/>
          <table:table-cell table:style-name="ce36" office:value-type="string" calcext:value-type="string">
            <text:p>SSA</text:p>
          </table:table-cell>
          <table:table-cell table:formula="of:= 24*[.B14]^2" office:value-type="float" office:value="10867.4910463242" calcext:value-type="float">
            <text:p>10867.4910463242</text:p>
          </table:table-cell>
          <table:table-cell table:formula="of:=[.K14]/[.K22]" office:value-type="percentage" office:value="0.997326712434872" calcext:value-type="percentage">
            <text:p>99.73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B</text:p>
          </table:table-cell>
          <table:table-cell table:formula="of:=SUMPRODUCT([.C3:.C10];[.N3:.N10])/8" office:value-type="float" office:value="-0.496208513787511" calcext:value-type="float">
            <text:p>-0.496208513787511</text:p>
          </table:table-cell>
          <table:table-cell/>
          <table:table-cell table:style-name="ce31" table:formula="of:=ROUND([.B15] - [.$H$17];2)" office:value-type="float" office:value="-0.67" calcext:value-type="float">
            <text:p>-0.67</text:p>
          </table:table-cell>
          <table:table-cell table:style-name="ce31" table:formula="of:=ROUND([.B15] + [.$H$17];2)" office:value-type="float" office:value="-0.32" calcext:value-type="float">
            <text:p>-0.32</text:p>
          </table:table-cell>
          <table:table-cell/>
          <table:table-cell table:style-name="ce32" office:value-type="string" calcext:value-type="string">
            <text:p>Std-Dev Effects</text:p>
          </table:table-cell>
          <table:table-cell table:formula="of:=[.H14]/SQRT(8*3)" office:value-type="float" office:value="0.100944164703941" calcext:value-type="float">
            <text:p>0.100944164703941</text:p>
          </table:table-cell>
          <table:table-cell/>
          <table:table-cell table:style-name="ce36" office:value-type="string" calcext:value-type="string">
            <text:p>SSB</text:p>
          </table:table-cell>
          <table:table-cell table:formula="of:= 24*[.B15]^2" office:value-type="float" office:value="5.90934933972505" calcext:value-type="float">
            <text:p>5.90934933972505</text:p>
          </table:table-cell>
          <table:table-cell table:formula="of:=[.K15]/[.K22]" office:value-type="percentage" office:value="0.000542310265036775" calcext:value-type="percentage">
            <text:p>0.05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C</text:p>
          </table:table-cell>
          <table:table-cell table:formula="of:=SUMPRODUCT([.D3:.D10];[.N3:.N10])/8" office:value-type="float" office:value="-0.421232810053287" calcext:value-type="float">
            <text:p>-0.421232810053287</text:p>
          </table:table-cell>
          <table:table-cell/>
          <table:table-cell table:style-name="ce31" table:formula="of:=ROUND([.B16] - [.$H$17];2)" office:value-type="float" office:value="-0.6" calcext:value-type="float">
            <text:p>-0.6</text:p>
          </table:table-cell>
          <table:table-cell table:style-name="ce31" table:formula="of:=ROUND([.B16] + [.$H$17];2)" office:value-type="float" office:value="-0.24" calcext:value-type="float">
            <text:p>-0.24</text:p>
          </table:table-cell>
          <table:table-cell/>
          <table:table-cell table:style-name="ce32" office:value-type="string" calcext:value-type="string">
            <text:p>T-Value</text:p>
          </table:table-cell>
          <table:table-cell office:value-type="float" office:value="1.746" calcext:value-type="float">
            <text:p>1.746</text:p>
          </table:table-cell>
          <table:table-cell/>
          <table:table-cell table:style-name="ce36" office:value-type="string" calcext:value-type="string">
            <text:p>SSC</text:p>
          </table:table-cell>
          <table:table-cell table:formula="of:= 24*[.B16]^2" office:value-type="float" office:value="4.25848992636932" calcext:value-type="float">
            <text:p>4.25848992636932</text:p>
          </table:table-cell>
          <table:table-cell table:formula="of:=[.K16]/[.K22]" office:value-type="percentage" office:value="0.000390808305256398" calcext:value-type="percentage">
            <text:p>0.04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B</text:p>
          </table:table-cell>
          <table:table-cell table:formula="of:=SUMPRODUCT([.E3:.E10];[.N3:.N10])/8" office:value-type="float" office:value="-0.526095635638739" calcext:value-type="float">
            <text:p>-0.526095635638739</text:p>
          </table:table-cell>
          <table:table-cell/>
          <table:table-cell table:style-name="ce31" table:formula="of:=ROUND([.B17] - [.$H$17];2)" office:value-type="float" office:value="-0.7" calcext:value-type="float">
            <text:p>-0.7</text:p>
          </table:table-cell>
          <table:table-cell table:style-name="ce31" table:formula="of:=ROUND([.B17] + [.$H$17];2)" office:value-type="float" office:value="-0.35" calcext:value-type="float">
            <text:p>-0.35</text:p>
          </table:table-cell>
          <table:table-cell/>
          <table:table-cell table:style-name="ce32" office:value-type="string" calcext:value-type="string">
            <text:p>Confidence Range</text:p>
          </table:table-cell>
          <table:table-cell table:formula="of:=[.H16]*[.H15]" office:value-type="float" office:value="0.17624851157308" calcext:value-type="float">
            <text:p>0.17624851157308</text:p>
          </table:table-cell>
          <table:table-cell/>
          <table:table-cell table:style-name="ce36" office:value-type="string" calcext:value-type="string">
            <text:p>SSAB</text:p>
          </table:table-cell>
          <table:table-cell table:formula="of:= 24*[.B17]^2" office:value-type="float" office:value="6.6426388281151" calcext:value-type="float">
            <text:p>6.6426388281151</text:p>
          </table:table-cell>
          <table:table-cell table:formula="of:=[.K17]/[.K22]" office:value-type="percentage" office:value="0.000609605392458739" calcext:value-type="percentage">
            <text:p>0.06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C</text:p>
          </table:table-cell>
          <table:table-cell table:formula="of:=SUMPRODUCT([.F3:.F10];[.N3:.N10])/8" office:value-type="float" office:value="-0.403561467837662" calcext:value-type="float">
            <text:p>-0.403561467837662</text:p>
          </table:table-cell>
          <table:table-cell/>
          <table:table-cell table:style-name="ce31" table:formula="of:=ROUND([.B18] - [.$H$17];2)" office:value-type="float" office:value="-0.58" calcext:value-type="float">
            <text:p>-0.58</text:p>
          </table:table-cell>
          <table:table-cell table:style-name="ce31" table:formula="of:=ROUND([.B18] + [.$H$17];2)" office:value-type="float" office:value="-0.23" calcext:value-type="float">
            <text:p>-0.23</text:p>
          </table:table-cell>
          <table:table-cell table:number-columns-repeated="4"/>
          <table:table-cell table:style-name="ce36" office:value-type="string" calcext:value-type="string">
            <text:p>SSAC</text:p>
          </table:table-cell>
          <table:table-cell table:formula="of:= 24*[.B18]^2" office:value-type="float" office:value="3.90868459975892" calcext:value-type="float">
            <text:p>3.90868459975892</text:p>
          </table:table-cell>
          <table:table-cell table:formula="of:=[.K18]/[.K22]" office:value-type="percentage" office:value="0.00035870612133064" calcext:value-type="percentage">
            <text:p>0.04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BC</text:p>
          </table:table-cell>
          <table:table-cell table:formula="of:=SUMPRODUCT([.G3:.G10];[.N3:.N10])/8" office:value-type="float" office:value="0.432906078835587" calcext:value-type="float">
            <text:p>0.432906078835587</text:p>
          </table:table-cell>
          <table:table-cell/>
          <table:table-cell table:style-name="ce31" table:formula="of:=ROUND([.B19] - [.$H$17];2)" office:value-type="float" office:value="0.26" calcext:value-type="float">
            <text:p>0.26</text:p>
          </table:table-cell>
          <table:table-cell table:style-name="ce31" table:formula="of:=ROUND([.B19] + [.$H$17];2)" office:value-type="float" office:value="0.61" calcext:value-type="float">
            <text:p>0.61</text:p>
          </table:table-cell>
          <table:table-cell table:number-columns-repeated="4"/>
          <table:table-cell table:style-name="ce36" office:value-type="string" calcext:value-type="string">
            <text:p>SSBC</text:p>
          </table:table-cell>
          <table:table-cell table:formula="of:= 24*[.B19]^2" office:value-type="float" office:value="4.49778415422729" calcext:value-type="float">
            <text:p>4.49778415422729</text:p>
          </table:table-cell>
          <table:table-cell table:formula="of:=[.K19]/[.K22]" office:value-type="percentage" office:value="0.000412768712176171" calcext:value-type="percentage">
            <text:p>0.04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BC</text:p>
          </table:table-cell>
          <table:table-cell table:formula="of:=SUMPRODUCT([.H3:.H10];[.N3:.N10])/8" office:value-type="float" office:value="0.388799643273463" calcext:value-type="float">
            <text:p>0.388799643273463</text:p>
          </table:table-cell>
          <table:table-cell/>
          <table:table-cell table:style-name="ce31" table:formula="of:=ROUND([.B20] - [.$H$17];2)" office:value-type="float" office:value="0.21" calcext:value-type="float">
            <text:p>0.21</text:p>
          </table:table-cell>
          <table:table-cell table:style-name="ce31" table:formula="of:=ROUND([.B20] + [.$H$17];2)" office:value-type="float" office:value="0.57" calcext:value-type="float">
            <text:p>0.57</text:p>
          </table:table-cell>
          <table:table-cell table:number-columns-repeated="4"/>
          <table:table-cell table:style-name="ce36" office:value-type="string" calcext:value-type="string">
            <text:p>SSABC</text:p>
          </table:table-cell>
          <table:table-cell table:formula="of:= 24*[.B20]^2" office:value-type="float" office:value="3.62796390262973" calcext:value-type="float">
            <text:p>3.62796390262973</text:p>
          </table:table-cell>
          <table:table-cell table:formula="of:=[.K20]/[.K22]" office:value-type="percentage" office:value="0.000332943942297126" calcext:value-type="percentage">
            <text:p>0.03%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5" office:value-type="string" calcext:value-type="string">
            <text:p>SSY</text:p>
          </table:table-cell>
          <table:table-cell table:formula="of:=SUMSQ([.J3:.L10])" office:value-type="float" office:value="57579.7537823086" calcext:value-type="float">
            <text:p>57579.7537823086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5" office:value-type="string" calcext:value-type="string">
            <text:p>SST</text:p>
          </table:table-cell>
          <table:table-cell table:formula="of:=[.K21]-[.K13]" office:value-type="float" office:value="10896.6208473373" calcext:value-type="float">
            <text:p>10896.6208473373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6" office:value-type="string" calcext:value-type="string">
            <text:p>SSE</text:p>
          </table:table-cell>
          <table:table-cell table:formula="of:=[.K22]-SUM([.K14:.K19])" office:value-type="float" office:value="3.91285416490609" calcext:value-type="float">
            <text:p>3.91285416490609</text:p>
          </table:table-cell>
          <table:table-cell table:formula="of:=[.K23]/[.K22]" office:value-type="percentage" office:value="0.000359088768869319" calcext:value-type="percentage">
            <text:p>0.04%</text:p>
          </table:table-cell>
          <table:table-cell table:number-columns-repeated="10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style-name="ce27" office:value-type="string" calcext:value-type="string">
            <text:p>Index Matrix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ce27" office:value-type="string" calcext:value-type="string">
            <text:p>Repetitions</text:p>
          </table:table-cell>
          <table:table-cell/>
          <table:table-cell table:style-name="Default"/>
          <table:table-cell/>
          <table:table-cell table:style-name="ce27" office:value-type="string" calcext:value-type="string">
            <text:p>Averages</text:p>
          </table:table-cell>
          <table:table-cell table:number-columns-repeated="2"/>
          <table:table-cell table:style-name="ce27" office:value-type="string" calcext:value-type="string">
            <text:p>Errors Squared</text:p>
          </table:table-cell>
          <table:table-cell table:number-columns-repeated="2"/>
          <table:table-cell table:style-name="ce27" office:value-type="string" calcext:value-type="string">
            <text:p>Estimated Errors Squared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</text:p>
          </table:table-cell>
          <table:table-cell table:style-name="ce28" office:value-type="string" calcext:value-type="string">
            <text:p>A (MC)</text:p>
          </table:table-cell>
          <table:table-cell table:style-name="ce28" office:value-type="string" calcext:value-type="string">
            <text:p>B (MW)</text:p>
          </table:table-cell>
          <table:table-cell table:style-name="ce28" office:value-type="string" calcext:value-type="string">
            <text:p>C (WT)</text:p>
          </table:table-cell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ABC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8" office:value-type="string" calcext:value-type="string">
            <text:p>From Rep</text:p>
          </table:table-cell>
          <table:table-cell table:style-name="ce38" office:value-type="string" calcext:value-type="string">
            <text:p>Estimated</text:p>
          </table:table-cell>
          <table:table-cell/>
          <table:table-cell table:style-name="ce39" office:value-type="string" calcext:value-type="string">
            <text:p>Rep 1</text:p>
          </table:table-cell>
          <table:table-cell table:style-name="ce39" office:value-type="string" calcext:value-type="string">
            <text:p>Rep 2</text:p>
          </table:table-cell>
          <table:table-cell table:style-name="ce39" office:value-type="string" calcext:value-type="string">
            <text:p>Rep 3</text:p>
          </table:table-cell>
          <table:table-cell table:style-name="ce39" office:value-type="string" calcext:value-type="string">
            <text:p>Rep 1</text:p>
          </table:table-cell>
          <table:table-cell table:style-name="ce39" office:value-type="string" calcext:value-type="string">
            <text:p>Rep 2</text:p>
          </table:table-cell>
          <table:table-cell table:style-name="ce39" office:value-type="string" calcext:value-type="string">
            <text:p>Rep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[.B28]*[.C28]" office:value-type="float" office:value="1" calcext:value-type="float">
            <text:p>1</text:p>
          </table:table-cell>
          <table:table-cell table:style-name="ce29" table:formula="of:=[.B28]*[.D28]" office:value-type="float" office:value="1" calcext:value-type="float">
            <text:p>1</text:p>
          </table:table-cell>
          <table:table-cell table:style-name="ce29" table:formula="of:=[.C28]*[.D28]" office:value-type="float" office:value="1" calcext:value-type="float">
            <text:p>1</text:p>
          </table:table-cell>
          <table:table-cell table:style-name="ce29" table:formula="of:=[.B28]*[.C28]*[.D28]" office:value-type="float" office:value="-1" calcext:value-type="float">
            <text:p>-1</text:p>
          </table:table-cell>
          <table:table-cell/>
          <table:table-cell table:formula="of:=LOG10([.J3])" office:value-type="float" office:value="1.81661428677669" calcext:value-type="float">
            <text:p>1.81661428677669</text:p>
          </table:table-cell>
          <table:table-cell table:style-name="ce29" table:formula="of:=LOG10([.K3])" office:value-type="float" office:value="1.81526109820119" calcext:value-type="float">
            <text:p>1.81526109820119</text:p>
          </table:table-cell>
          <table:table-cell table:style-name="ce29" table:formula="of:=LOG10([.L3])" office:value-type="float" office:value="1.81515328114573" calcext:value-type="float">
            <text:p>1.81515328114573</text:p>
          </table:table-cell>
          <table:table-cell/>
          <table:table-cell table:style-name="ce29" table:formula="of:=AVERAGE([.J28:.L28])" office:value-type="float" office:value="1.8156762220412" calcext:value-type="float">
            <text:p>1.8156762220412</text:p>
          </table:table-cell>
          <table:table-cell table:style-name="ce29" table:formula="of:=[.B38]*[.A28]+[.B39]*[.B28]+[.B40]*[.C28]+[.B41]*[.D28]+[.B42]*[.E28]+[.B43]*[.F28]+[.B44]*[.G28]+[.B45]*[.H28]" office:value-type="float" office:value="1.8156762220412" calcext:value-type="float">
            <text:p>1.8156762220412</text:p>
          </table:table-cell>
          <table:table-cell/>
          <table:table-cell table:style-name="ce29" table:formula="of:=([.N28] - [.J28])^2" office:value-type="float" office:value="0.00000087996544795944" calcext:value-type="float">
            <text:p>8.7996544795944E-07</text:p>
          </table:table-cell>
          <table:table-cell table:style-name="ce29" table:formula="of:=([.N28] - [.K28])^2" office:value-type="float" office:value="0.000000172327802545451" calcext:value-type="float">
            <text:p>1.72327802545451E-07</text:p>
          </table:table-cell>
          <table:table-cell table:style-name="ce29" table:formula="of:=([.N28] - [.L28])^2" office:value-type="float" office:value="0.000000273467180158801" calcext:value-type="float">
            <text:p>2.73467180158801E-07</text:p>
          </table:table-cell>
          <table:table-cell table:style-name="ce29" table:formula="of:=([.O28] - [.J28])^2" office:value-type="float" office:value="0.000000879965447959023" calcext:value-type="float">
            <text:p>8.79965447959023E-07</text:p>
          </table:table-cell>
          <table:table-cell table:style-name="ce29" table:formula="of:=([.O28] - [.K28])^2" office:value-type="float" office:value="0.000000172327802545635" calcext:value-type="float">
            <text:p>1.72327802545635E-07</text:p>
          </table:table-cell>
          <table:table-cell table:style-name="ce29" table:formula="of:=([.O28] - [.L28])^2" office:value-type="float" office:value="0.000000273467180159033" calcext:value-type="float">
            <text:p>2.73467180159033E-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1" calcext:value-type="float">
            <text:p>1</text:p>
          </table:table-cell>
          <table:table-cell table:style-name="ce29" table:formula="of:=[.B29]*[.D29]" office:value-type="float" office:value="-1" calcext:value-type="float">
            <text:p>-1</text:p>
          </table:table-cell>
          <table:table-cell table:style-name="ce29" table:formula="of:=[.C29]*[.D29]" office:value-type="float" office:value="-1" calcext:value-type="float">
            <text:p>-1</text:p>
          </table:table-cell>
          <table:table-cell table:style-name="ce29" table:formula="of:=[.B29]*[.C29]*[.D29]" office:value-type="float" office:value="1" calcext:value-type="float">
            <text:p>1</text:p>
          </table:table-cell>
          <table:table-cell/>
          <table:table-cell table:formula="of:=LOG10([.J4])" office:value-type="float" office:value="1.81487290537445" calcext:value-type="float">
            <text:p>1.81487290537445</text:p>
          </table:table-cell>
          <table:table-cell table:style-name="ce29" table:formula="of:=LOG10([.K4])" office:value-type="float" office:value="1.81499261361716" calcext:value-type="float">
            <text:p>1.81499261361716</text:p>
          </table:table-cell>
          <table:table-cell table:style-name="ce29" table:formula="of:=LOG10([.L4])" office:value-type="float" office:value="1.81470141386447" calcext:value-type="float">
            <text:p>1.81470141386447</text:p>
          </table:table-cell>
          <table:table-cell/>
          <table:table-cell table:style-name="ce29" table:formula="of:=AVERAGE([.J29:.L29])" office:value-type="float" office:value="1.81485564428536" calcext:value-type="float">
            <text:p>1.81485564428536</text:p>
          </table:table-cell>
          <table:table-cell table:style-name="ce29" table:formula="of:=[.B38]*[.A29]+[.B39]*[.B29]+[.B40]*[.C29]+[.B41]*[.D29]+[.B42]*[.E29]+[.B43]*[.F29]+[.B44]*[.G29]+[.B45]*[.H29]" office:value-type="float" office:value="1.81485564428536" calcext:value-type="float">
            <text:p>1.81485564428536</text:p>
          </table:table-cell>
          <table:table-cell/>
          <table:table-cell table:style-name="ce29" table:formula="of:=([.N29] - [.J29])^2" office:value-type="float" office:value="0.000000000297945196444651" calcext:value-type="float">
            <text:p>2.97945196444651E-10</text:p>
          </table:table-cell>
          <table:table-cell table:style-name="ce29" table:formula="of:=([.N29] - [.K29])^2" office:value-type="float" office:value="0.0000000187605978549145" calcext:value-type="float">
            <text:p>1.87605978549145E-08</text:p>
          </table:table-cell>
          <table:table-cell table:style-name="ce29" table:formula="of:=([.N29] - [.L29])^2" office:value-type="float" office:value="0.0000000237870227280162" calcext:value-type="float">
            <text:p>2.37870227280162E-08</text:p>
          </table:table-cell>
          <table:table-cell table:style-name="ce29" table:formula="of:=([.O29] - [.J29])^2" office:value-type="float" office:value="0.000000000297945196444651" calcext:value-type="float">
            <text:p>2.97945196444651E-10</text:p>
          </table:table-cell>
          <table:table-cell table:style-name="ce29" table:formula="of:=([.O29] - [.K29])^2" office:value-type="float" office:value="0.0000000187605978549145" calcext:value-type="float">
            <text:p>1.87605978549145E-08</text:p>
          </table:table-cell>
          <table:table-cell table:style-name="ce29" table:formula="of:=([.O29] - [.L29])^2" office:value-type="float" office:value="0.0000000237870227280162" calcext:value-type="float">
            <text:p>2.37870227280162E-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30]*[.C30]" office:value-type="float" office:value="-1" calcext:value-type="float">
            <text:p>-1</text:p>
          </table:table-cell>
          <table:table-cell table:style-name="ce29" table:formula="of:=[.B30]*[.D30]" office:value-type="float" office:value="1" calcext:value-type="float">
            <text:p>1</text:p>
          </table:table-cell>
          <table:table-cell table:style-name="ce29" table:formula="of:=[.C30]*[.D30]" office:value-type="float" office:value="-1" calcext:value-type="float">
            <text:p>-1</text:p>
          </table:table-cell>
          <table:table-cell table:style-name="ce29" table:formula="of:=[.B30]*[.C30]*[.D30]" office:value-type="float" office:value="1" calcext:value-type="float">
            <text:p>1</text:p>
          </table:table-cell>
          <table:table-cell/>
          <table:table-cell table:formula="of:=LOG10([.J5])" office:value-type="float" office:value="1.81570283497841" calcext:value-type="float">
            <text:p>1.81570283497841</text:p>
          </table:table-cell>
          <table:table-cell table:style-name="ce29" table:formula="of:=LOG10([.K5])" office:value-type="float" office:value="1.81559820696832" calcext:value-type="float">
            <text:p>1.81559820696832</text:p>
          </table:table-cell>
          <table:table-cell table:style-name="ce29" table:formula="of:=LOG10([.L5])" office:value-type="float" office:value="1.8151624202085" calcext:value-type="float">
            <text:p>1.8151624202085</text:p>
          </table:table-cell>
          <table:table-cell/>
          <table:table-cell table:style-name="ce29" table:formula="of:=AVERAGE([.J30:.L30])" office:value-type="float" office:value="1.81548782071841" calcext:value-type="float">
            <text:p>1.81548782071841</text:p>
          </table:table-cell>
          <table:table-cell table:style-name="ce29" table:formula="of:=[.B38]*[.A30]+[.B39]*[.B30]+[.B40]*[.C30]+[.B41]*[.D30]+[.B42]*[.E30]+[.B43]*[.F30]+[.B44]*[.G30]+[.B45]*[.H30]" office:value-type="float" office:value="1.81548782071841" calcext:value-type="float">
            <text:p>1.81548782071841</text:p>
          </table:table-cell>
          <table:table-cell/>
          <table:table-cell table:style-name="ce29" table:formula="of:=([.N30] - [.J30])^2" office:value-type="float" office:value="0.0000000462311320022645" calcext:value-type="float">
            <text:p>4.62311320022645E-08</text:p>
          </table:table-cell>
          <table:table-cell table:style-name="ce29" table:formula="of:=([.N30] - [.K30])^2" office:value-type="float" office:value="0.0000000121851241700998" calcext:value-type="float">
            <text:p>1.21851241700998E-08</text:p>
          </table:table-cell>
          <table:table-cell table:style-name="ce29" table:formula="of:=([.N30] - [.L30])^2" office:value-type="float" office:value="0.000000105885491850288" calcext:value-type="float">
            <text:p>1.05885491850288E-07</text:p>
          </table:table-cell>
          <table:table-cell table:style-name="ce29" table:formula="of:=([.O30] - [.J30])^2" office:value-type="float" office:value="0.00000004623113200236" calcext:value-type="float">
            <text:p>4.623113200236E-08</text:p>
          </table:table-cell>
          <table:table-cell table:style-name="ce29" table:formula="of:=([.O30] - [.K30])^2" office:value-type="float" office:value="0.0000000121851241701488" calcext:value-type="float">
            <text:p>1.21851241701488E-08</text:p>
          </table:table-cell>
          <table:table-cell table:style-name="ce29" table:formula="of:=([.O30] - [.L30])^2" office:value-type="float" office:value="0.000000105885491850144" calcext:value-type="float">
            <text:p>1.05885491850144E-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31]*[.C31]" office:value-type="float" office:value="-1" calcext:value-type="float">
            <text:p>-1</text:p>
          </table:table-cell>
          <table:table-cell table:style-name="ce29" table:formula="of:=[.B31]*[.D31]" office:value-type="float" office:value="-1" calcext:value-type="float">
            <text:p>-1</text:p>
          </table:table-cell>
          <table:table-cell table:style-name="ce29" table:formula="of:=[.C31]*[.D31]" office:value-type="float" office:value="1" calcext:value-type="float">
            <text:p>1</text:p>
          </table:table-cell>
          <table:table-cell table:style-name="ce29" table:formula="of:=[.B31]*[.C31]*[.D31]" office:value-type="float" office:value="-1" calcext:value-type="float">
            <text:p>-1</text:p>
          </table:table-cell>
          <table:table-cell/>
          <table:table-cell table:formula="of:=LOG10([.J6])" office:value-type="float" office:value="1.81642375151923" calcext:value-type="float">
            <text:p>1.81642375151923</text:p>
          </table:table-cell>
          <table:table-cell table:style-name="ce29" table:formula="of:=LOG10([.K6])" office:value-type="float" office:value="1.81574357775135" calcext:value-type="float">
            <text:p>1.81574357775135</text:p>
          </table:table-cell>
          <table:table-cell table:style-name="ce29" table:formula="of:=LOG10([.L6])" office:value-type="float" office:value="1.81534870076727" calcext:value-type="float">
            <text:p>1.81534870076727</text:p>
          </table:table-cell>
          <table:table-cell/>
          <table:table-cell table:style-name="ce29" table:formula="of:=AVERAGE([.J31:.L31])" office:value-type="float" office:value="1.81583867667928" calcext:value-type="float">
            <text:p>1.81583867667928</text:p>
          </table:table-cell>
          <table:table-cell table:style-name="ce29" table:formula="of:=[.B38]*[.A31]+[.B39]*[.B31]+[.B40]*[.C31]+[.B41]*[.D31]+[.B42]*[.E31]+[.B43]*[.F31]+[.B44]*[.G31]+[.B45]*[.H31]" office:value-type="float" office:value="1.81583867667928" calcext:value-type="float">
            <text:p>1.81583867667928</text:p>
          </table:table-cell>
          <table:table-cell/>
          <table:table-cell table:style-name="ce29" table:formula="of:=([.N31] - [.J31])^2" office:value-type="float" office:value="0.000000342312568334029" calcext:value-type="float">
            <text:p>3.42312568334029E-07</text:p>
          </table:table-cell>
          <table:table-cell table:style-name="ce29" table:formula="of:=([.N31] - [.K31])^2" office:value-type="float" office:value="0.00000000904380609356703" calcext:value-type="float">
            <text:p>9.04380609356703E-09</text:p>
          </table:table-cell>
          <table:table-cell table:style-name="ce29" table:formula="of:=([.N31] - [.L31])^2" office:value-type="float" office:value="0.000000240076394352043" calcext:value-type="float">
            <text:p>2.40076394352043E-07</text:p>
          </table:table-cell>
          <table:table-cell table:style-name="ce29" table:formula="of:=([.O31] - [.J31])^2" office:value-type="float" office:value="0.000000342312568334289" calcext:value-type="float">
            <text:p>3.42312568334289E-07</text:p>
          </table:table-cell>
          <table:table-cell table:style-name="ce29" table:formula="of:=([.O31] - [.K31])^2" office:value-type="float" office:value="0.0000000090438060935248" calcext:value-type="float">
            <text:p>9.0438060935248E-09</text:p>
          </table:table-cell>
          <table:table-cell table:style-name="ce29" table:formula="of:=([.O31] - [.L31])^2" office:value-type="float" office:value="0.000000240076394351825" calcext:value-type="float">
            <text:p>2.40076394351825E-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[.B32]*[.C32]" office:value-type="float" office:value="-1" calcext:value-type="float">
            <text:p>-1</text:p>
          </table:table-cell>
          <table:table-cell table:style-name="ce29" table:formula="of:=[.B32]*[.D32]" office:value-type="float" office:value="-1" calcext:value-type="float">
            <text:p>-1</text:p>
          </table:table-cell>
          <table:table-cell table:style-name="ce29" table:formula="of:=[.C32]*[.D32]" office:value-type="float" office:value="1" calcext:value-type="float">
            <text:p>1</text:p>
          </table:table-cell>
          <table:table-cell table:style-name="ce29" table:formula="of:=[.B32]*[.C32]*[.D32]" office:value-type="float" office:value="1" calcext:value-type="float">
            <text:p>1</text:p>
          </table:table-cell>
          <table:table-cell/>
          <table:table-cell table:formula="of:=LOG10([.J7])" office:value-type="float" office:value="1.40924912976918" calcext:value-type="float">
            <text:p>1.40924912976918</text:p>
          </table:table-cell>
          <table:table-cell table:style-name="ce29" table:formula="of:=LOG10([.K7])" office:value-type="float" office:value="1.39984479096664" calcext:value-type="float">
            <text:p>1.39984479096664</text:p>
          </table:table-cell>
          <table:table-cell table:style-name="ce29" table:formula="of:=LOG10([.L7])" office:value-type="float" office:value="1.41009738438274" calcext:value-type="float">
            <text:p>1.41009738438274</text:p>
          </table:table-cell>
          <table:table-cell/>
          <table:table-cell table:style-name="ce29" table:formula="of:=AVERAGE([.J32:.L32])" office:value-type="float" office:value="1.40639710170618" calcext:value-type="float">
            <text:p>1.40639710170618</text:p>
          </table:table-cell>
          <table:table-cell table:style-name="ce29" table:formula="of:=[.B38]*[.A32]+[.B39]*[.B32]+[.B40]*[.C32]+[.B41]*[.D32]+[.B42]*[.E32]+[.B43]*[.F32]+[.B44]*[.G32]+[.B45]*[.H32]" office:value-type="float" office:value="1.40639710170618" calcext:value-type="float">
            <text:p>1.40639710170618</text:p>
          </table:table-cell>
          <table:table-cell/>
          <table:table-cell table:style-name="ce29" table:formula="of:=([.N32] - [.J32])^2" office:value-type="float" office:value="0.00000813406407209774" calcext:value-type="float">
            <text:p>8.13406407209774E-06</text:p>
          </table:table-cell>
          <table:table-cell table:style-name="ce29" table:formula="of:=([.N32] - [.K32])^2" office:value-type="float" office:value="0.0000429327760275638" calcext:value-type="float">
            <text:p>4.29327760275638E-05</text:p>
          </table:table-cell>
          <table:table-cell table:style-name="ce29" table:formula="of:=([.N32] - [.L32])^2" office:value-type="float" office:value="0.0000136920918863973" calcext:value-type="float">
            <text:p>1.36920918863973E-05</text:p>
          </table:table-cell>
          <table:table-cell table:style-name="ce29" table:formula="of:=([.O32] - [.J32])^2" office:value-type="float" office:value="0.00000813406407209647" calcext:value-type="float">
            <text:p>8.13406407209647E-06</text:p>
          </table:table-cell>
          <table:table-cell table:style-name="ce29" table:formula="of:=([.O32] - [.K32])^2" office:value-type="float" office:value="0.0000429327760275667" calcext:value-type="float">
            <text:p>4.29327760275667E-05</text:p>
          </table:table-cell>
          <table:table-cell table:style-name="ce29" table:formula="of:=([.O32] - [.L32])^2" office:value-type="float" office:value="0.0000136920918863956" calcext:value-type="float">
            <text:p>1.36920918863956E-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33]*[.C33]" office:value-type="float" office:value="-1" calcext:value-type="float">
            <text:p>-1</text:p>
          </table:table-cell>
          <table:table-cell table:style-name="ce29" table:formula="of:=[.B33]*[.D33]" office:value-type="float" office:value="1" calcext:value-type="float">
            <text:p>1</text:p>
          </table:table-cell>
          <table:table-cell table:style-name="ce29" table:formula="of:=[.C33]*[.D33]" office:value-type="float" office:value="-1" calcext:value-type="float">
            <text:p>-1</text:p>
          </table:table-cell>
          <table:table-cell table:style-name="ce29" table:formula="of:=[.B33]*[.C33]*[.D33]" office:value-type="float" office:value="-1" calcext:value-type="float">
            <text:p>-1</text:p>
          </table:table-cell>
          <table:table-cell/>
          <table:table-cell table:formula="of:=LOG10([.J8])" office:value-type="float" office:value="1.34783829233144" calcext:value-type="float">
            <text:p>1.34783829233144</text:p>
          </table:table-cell>
          <table:table-cell table:style-name="ce29" table:formula="of:=LOG10([.K8])" office:value-type="float" office:value="1.3445090742407" calcext:value-type="float">
            <text:p>1.3445090742407</text:p>
          </table:table-cell>
          <table:table-cell table:style-name="ce29" table:formula="of:=LOG10([.L8])" office:value-type="float" office:value="1.34670822024847" calcext:value-type="float">
            <text:p>1.34670822024847</text:p>
          </table:table-cell>
          <table:table-cell/>
          <table:table-cell table:style-name="ce29" table:formula="of:=AVERAGE([.J33:.L33])" office:value-type="float" office:value="1.34635186227354" calcext:value-type="float">
            <text:p>1.34635186227354</text:p>
          </table:table-cell>
          <table:table-cell table:style-name="ce29" table:formula="of:=[.B38]*[.A33]+[.B39]*[.B33]+[.B40]*[.C33]+[.B41]*[.D33]+[.B42]*[.E33]+[.B43]*[.F33]+[.B44]*[.G33]+[.B45]*[.H33]" office:value-type="float" office:value="1.34635186227354" calcext:value-type="float">
            <text:p>1.34635186227354</text:p>
          </table:table-cell>
          <table:table-cell/>
          <table:table-cell table:style-name="ce29" table:formula="of:=([.N33] - [.J33])^2" office:value-type="float" office:value="0.00000220947431703273" calcext:value-type="float">
            <text:p>2.20947431703273E-06</text:p>
          </table:table-cell>
          <table:table-cell table:style-name="ce29" table:formula="of:=([.N33] - [.K33])^2" office:value-type="float" office:value="0.00000339586773395701" calcext:value-type="float">
            <text:p>3.39586773395701E-06</text:p>
          </table:table-cell>
          <table:table-cell table:style-name="ce29" table:formula="of:=([.N33] - [.L33])^2" office:value-type="float" office:value="0.000000126991006298228" calcext:value-type="float">
            <text:p>1.26991006298228E-07</text:p>
          </table:table-cell>
          <table:table-cell table:style-name="ce29" table:formula="of:=([.O33] - [.J33])^2" office:value-type="float" office:value="0.00000220947431703339" calcext:value-type="float">
            <text:p>2.20947431703339E-06</text:p>
          </table:table-cell>
          <table:table-cell table:style-name="ce29" table:formula="of:=([.O33] - [.K33])^2" office:value-type="float" office:value="0.00000339586773395619" calcext:value-type="float">
            <text:p>3.39586773395619E-06</text:p>
          </table:table-cell>
          <table:table-cell table:style-name="ce29" table:formula="of:=([.O33] - [.L33])^2" office:value-type="float" office:value="0.000000126991006298386" calcext:value-type="float">
            <text:p>1.26991006298386E-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34]*[.C34]" office:value-type="float" office:value="1" calcext:value-type="float">
            <text:p>1</text:p>
          </table:table-cell>
          <table:table-cell table:style-name="ce29" table:formula="of:=[.B34]*[.D34]" office:value-type="float" office:value="-1" calcext:value-type="float">
            <text:p>-1</text:p>
          </table:table-cell>
          <table:table-cell table:style-name="ce29" table:formula="of:=[.C34]*[.D34]" office:value-type="float" office:value="-1" calcext:value-type="float">
            <text:p>-1</text:p>
          </table:table-cell>
          <table:table-cell table:style-name="ce29" table:formula="of:=[.B34]*[.C34]*[.D34]" office:value-type="float" office:value="-1" calcext:value-type="float">
            <text:p>-1</text:p>
          </table:table-cell>
          <table:table-cell/>
          <table:table-cell table:formula="of:=LOG10([.J9])" office:value-type="float" office:value="1.33845790628853" calcext:value-type="float">
            <text:p>1.33845790628853</text:p>
          </table:table-cell>
          <table:table-cell table:style-name="ce29" table:formula="of:=LOG10([.K9])" office:value-type="float" office:value="1.33847277328056" calcext:value-type="float">
            <text:p>1.33847277328056</text:p>
          </table:table-cell>
          <table:table-cell table:style-name="ce29" table:formula="of:=LOG10([.L9])" office:value-type="float" office:value="1.33873967541497" calcext:value-type="float">
            <text:p>1.33873967541497</text:p>
          </table:table-cell>
          <table:table-cell/>
          <table:table-cell table:style-name="ce29" table:formula="of:=AVERAGE([.J34:.L34])" office:value-type="float" office:value="1.33855678499469" calcext:value-type="float">
            <text:p>1.33855678499469</text:p>
          </table:table-cell>
          <table:table-cell table:style-name="ce29" table:formula="of:=[.B38]*[.A34]+[.B39]*[.B34]+[.B40]*[.C34]+[.B41]*[.D34]+[.B42]*[.E34]+[.B43]*[.F34]+[.B44]*[.G34]+[.B45]*[.H34]" office:value-type="float" office:value="1.33855678499469" calcext:value-type="float">
            <text:p>1.33855678499469</text:p>
          </table:table-cell>
          <table:table-cell/>
          <table:table-cell table:style-name="ce29" table:formula="of:=([.N34] - [.J34])^2" office:value-type="float" office:value="0.00000000977699853077553" calcext:value-type="float">
            <text:p>9.77699853077553E-09</text:p>
          </table:table-cell>
          <table:table-cell table:style-name="ce29" table:formula="of:=([.N34] - [.K34])^2" office:value-type="float" office:value="0.00000000705796811133601" calcext:value-type="float">
            <text:p>7.05796811133601E-09</text:p>
          </table:table-cell>
          <table:table-cell table:style-name="ce29" table:formula="of:=([.N34] - [.L34])^2" office:value-type="float" office:value="0.0000000334489058325795" calcext:value-type="float">
            <text:p>3.34489058325795E-08</text:p>
          </table:table-cell>
          <table:table-cell table:style-name="ce29" table:formula="of:=([.O34] - [.J34])^2" office:value-type="float" office:value="0.00000000977699853073162" calcext:value-type="float">
            <text:p>9.77699853073162E-09</text:p>
          </table:table-cell>
          <table:table-cell table:style-name="ce29" table:formula="of:=([.O34] - [.K34])^2" office:value-type="float" office:value="0.0000000070579681112987" calcext:value-type="float">
            <text:p>7.0579681112987E-09</text:p>
          </table:table-cell>
          <table:table-cell table:style-name="ce29" table:formula="of:=([.O34] - [.L34])^2" office:value-type="float" office:value="0.0000000334489058326607" calcext:value-type="float">
            <text:p>3.34489058326607E-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35]*[.C35]" office:value-type="float" office:value="1" calcext:value-type="float">
            <text:p>1</text:p>
          </table:table-cell>
          <table:table-cell table:style-name="ce29" table:formula="of:=[.B35]*[.D35]" office:value-type="float" office:value="1" calcext:value-type="float">
            <text:p>1</text:p>
          </table:table-cell>
          <table:table-cell table:style-name="ce29" table:formula="of:=[.C35]*[.D35]" office:value-type="float" office:value="1" calcext:value-type="float">
            <text:p>1</text:p>
          </table:table-cell>
          <table:table-cell table:style-name="ce29" table:formula="of:=[.B35]*[.C35]*[.D35]" office:value-type="float" office:value="1" calcext:value-type="float">
            <text:p>1</text:p>
          </table:table-cell>
          <table:table-cell/>
          <table:table-cell table:formula="of:=LOG10([.J10])" office:value-type="float" office:value="1.33849016984252" calcext:value-type="float">
            <text:p>1.33849016984252</text:p>
          </table:table-cell>
          <table:table-cell table:style-name="ce29" table:formula="of:=LOG10([.K10])" office:value-type="float" office:value="1.3385262021968" calcext:value-type="float">
            <text:p>1.3385262021968</text:p>
          </table:table-cell>
          <table:table-cell table:style-name="ce29" table:formula="of:=LOG10([.L10])" office:value-type="float" office:value="1.33828485788589" calcext:value-type="float">
            <text:p>1.33828485788589</text:p>
          </table:table-cell>
          <table:table-cell/>
          <table:table-cell table:style-name="ce29" table:formula="of:=AVERAGE([.J35:.L35])" office:value-type="float" office:value="1.3384337433084" calcext:value-type="float">
            <text:p>1.3384337433084</text:p>
          </table:table-cell>
          <table:table-cell table:style-name="ce29" table:formula="of:=[.B38]*[.A35]+[.B39]*[.B35]+[.B40]*[.C35]+[.B41]*[.D35]+[.B42]*[.E35]+[.B43]*[.F35]+[.B44]*[.G35]+[.B45]*[.H35]" office:value-type="float" office:value="1.3384337433084" calcext:value-type="float">
            <text:p>1.3384337433084</text:p>
          </table:table-cell>
          <table:table-cell/>
          <table:table-cell table:style-name="ce29" table:formula="of:=([.N35] - [.J35])^2" office:value-type="float" office:value="0.00000000318395375222819" calcext:value-type="float">
            <text:p>3.18395375222819E-09</text:p>
          </table:table-cell>
          <table:table-cell table:style-name="ce29" table:formula="of:=([.N35] - [.K35])^2" office:value-type="float" office:value="0.00000000854864604361631" calcext:value-type="float">
            <text:p>8.54864604361631E-09</text:p>
          </table:table-cell>
          <table:table-cell table:style-name="ce29" table:formula="of:=([.N35] - [.L35])^2" office:value-type="float" office:value="0.0000000221668690367128" calcext:value-type="float">
            <text:p>2.21668690367128E-08</text:p>
          </table:table-cell>
          <table:table-cell table:style-name="ce29" table:formula="of:=([.O35] - [.J35])^2" office:value-type="float" office:value="0.00000000318395375222819" calcext:value-type="float">
            <text:p>3.18395375222819E-09</text:p>
          </table:table-cell>
          <table:table-cell table:style-name="ce29" table:formula="of:=([.O35] - [.K35])^2" office:value-type="float" office:value="0.00000000854864604361631" calcext:value-type="float">
            <text:p>8.54864604361631E-09</text:p>
          </table:table-cell>
          <table:table-cell table:style-name="ce29" table:formula="of:=([.O35] - [.L35])^2" office:value-type="float" office:value="0.0000000221668690367128" calcext:value-type="float">
            <text:p>2.21668690367128E-08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style-name="ce27" office:value-type="string" calcext:value-type="string">
            <text:p>Q-Values</text:p>
          </table:table-cell>
          <table:table-cell table:number-columns-repeated="2"/>
          <table:table-cell table:style-name="ce27" office:value-type="string" calcext:value-type="string">
            <text:p>Confidence Ranges</text:p>
          </table:table-cell>
          <table:table-cell table:style-name="Default"/>
          <table:table-cell/>
          <table:table-cell table:style-name="ce27" office:value-type="string" calcext:value-type="string">
            <text:p>Metrics</text:p>
          </table:table-cell>
          <table:table-cell table:number-columns-repeated="2"/>
          <table:table-cell table:style-name="ce34" office:value-type="string" calcext:value-type="string">
            <text:p>Sum of Squares</text:p>
          </table:table-cell>
          <table:table-cell/>
          <table:table-cell table:style-name="ce27" office:value-type="string" calcext:value-type="string">
            <text:p>Percentages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0</text:p>
          </table:table-cell>
          <table:table-cell table:formula="of:=SUMPRODUCT([.A28:.A35];[.N28:.N35])/8" office:value-type="float" office:value="1.58644973200088" calcext:value-type="float">
            <text:p>1.58644973200088</text:p>
          </table:table-cell>
          <table:table-cell/>
          <table:table-cell table:style-name="ce31" table:formula="of:=ROUND([.B38] - [.$H$42];2)" office:value-type="float" office:value="1.58" calcext:value-type="float">
            <text:p>1.58</text:p>
          </table:table-cell>
          <table:table-cell table:style-name="ce31" table:formula="of:=ROUND([.B38] + [.$H$42];2)" office:value-type="float" office:value="1.59" calcext:value-type="float">
            <text:p>1.59</text:p>
          </table:table-cell>
          <table:table-cell/>
          <table:table-cell table:style-name="ce32" office:value-type="string" calcext:value-type="string">
            <text:p>Variance Errors</text:p>
          </table:table-cell>
          <table:table-cell table:formula="of:=[.K48]/(8*2)" office:value-type="float" office:value="0.0000854418369808929" calcext:value-type="float">
            <text:p>8.54418369808929E-05</text:p>
          </table:table-cell>
          <table:table-cell/>
          <table:table-cell table:style-name="ce35" office:value-type="string" calcext:value-type="string">
            <text:p>SS0</text:p>
          </table:table-cell>
          <table:table-cell table:formula="of:= 24*[.B38]^2" office:value-type="float" office:value="60.4037460519761" calcext:value-type="float">
            <text:p>60.4037460519761</text:p>
          </table:table-cell>
          <table:table-cell table:formula="of:=[.K38]/[.K47]" office:value-type="percentage" office:value="47.6169563448969" calcext:value-type="percentage">
            <text:p>4761.70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</text:p>
          </table:table-cell>
          <table:table-cell table:formula="of:=SUMPRODUCT([.B28:.B35];[.N28:.N35])/8" office:value-type="float" office:value="-0.22901485893018" calcext:value-type="float">
            <text:p>-0.22901485893018</text:p>
          </table:table-cell>
          <table:table-cell/>
          <table:table-cell table:style-name="ce31" table:formula="of:=ROUND([.B39] - [.$H$42];2)" office:value-type="float" office:value="-0.23" calcext:value-type="float">
            <text:p>-0.23</text:p>
          </table:table-cell>
          <table:table-cell table:style-name="ce31" table:formula="of:=ROUND([.B39] + [.$H$42];2)" office:value-type="float" office:value="-0.23" calcext:value-type="float">
            <text:p>-0.23</text:p>
          </table:table-cell>
          <table:table-cell/>
          <table:table-cell table:style-name="ce32" office:value-type="string" calcext:value-type="string">
            <text:p>Std-Dev Errors</text:p>
          </table:table-cell>
          <table:table-cell table:formula="of:=SQRT([.H38])" office:value-type="float" office:value="0.0092434753735212" calcext:value-type="float">
            <text:p>0.009243475373521</text:p>
          </table:table-cell>
          <table:table-cell/>
          <table:table-cell table:style-name="ce36" office:value-type="string" calcext:value-type="string">
            <text:p>SSA</text:p>
          </table:table-cell>
          <table:table-cell table:formula="of:= 24*[.B39]^2" office:value-type="float" office:value="1.25874733465945" calcext:value-type="float">
            <text:p>1.25874733465945</text:p>
          </table:table-cell>
          <table:table-cell table:formula="of:=[.K39]/[.K47]" office:value-type="percentage" office:value="0.992284763798582" calcext:value-type="percentage">
            <text:p>99.23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B</text:p>
          </table:table-cell>
          <table:table-cell table:formula="of:=SUMPRODUCT([.C28:.C35];[.N28:.N35])/8" office:value-type="float" office:value="-0.00937047557568751" calcext:value-type="float">
            <text:p>-0.009370475575688</text:p>
          </table:table-cell>
          <table:table-cell/>
          <table:table-cell table:style-name="ce31" table:formula="of:=ROUND([.B40] - [.$H$42];2)" office:value-type="float" office:value="-0.01" calcext:value-type="float">
            <text:p>-0.01</text:p>
          </table:table-cell>
          <table:table-cell table:style-name="ce31" table:formula="of:=ROUND([.B40] + [.$H$42];2)" office:value-type="float" office:value="-0.01" calcext:value-type="float">
            <text:p>-0.01</text:p>
          </table:table-cell>
          <table:table-cell/>
          <table:table-cell table:style-name="ce32" office:value-type="string" calcext:value-type="string">
            <text:p>Std-Dev Effects</text:p>
          </table:table-cell>
          <table:table-cell table:formula="of:=[.H39]/SQRT(8*3)" office:value-type="float" office:value="0.00188681650959242" calcext:value-type="float">
            <text:p>0.001886816509592</text:p>
          </table:table-cell>
          <table:table-cell/>
          <table:table-cell table:style-name="ce36" office:value-type="string" calcext:value-type="string">
            <text:p>SSB</text:p>
          </table:table-cell>
          <table:table-cell table:formula="of:= 24*[.B40]^2" office:value-type="float" office:value="0.00210733950034935" calcext:value-type="float">
            <text:p>0.002107339500349</text:p>
          </table:table-cell>
          <table:table-cell table:formula="of:=[.K40]/[.K47]" office:value-type="percentage" office:value="0.00166123956791805" calcext:value-type="percentage">
            <text:p>0.17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C</text:p>
          </table:table-cell>
          <table:table-cell table:formula="of:=SUMPRODUCT([.D28:.D35];[.N28:.N35])/8" office:value-type="float" office:value="-0.00757975036423753" calcext:value-type="float">
            <text:p>-0.007579750364238</text:p>
          </table:table-cell>
          <table:table-cell/>
          <table:table-cell table:style-name="ce31" table:formula="of:=ROUND([.B41] - [.$H$42];2)" office:value-type="float" office:value="-0.01" calcext:value-type="float">
            <text:p>-0.01</text:p>
          </table:table-cell>
          <table:table-cell table:style-name="ce31" table:formula="of:=ROUND([.B41] + [.$H$42];2)" office:value-type="float" office:value="-0" calcext:value-type="float">
            <text:p>0</text:p>
          </table:table-cell>
          <table:table-cell/>
          <table:table-cell table:style-name="ce32" office:value-type="string" calcext:value-type="string">
            <text:p>T-Value</text:p>
          </table:table-cell>
          <table:table-cell table:formula="of:=[.H16]" office:value-type="float" office:value="1.746" calcext:value-type="float">
            <text:p>1.746</text:p>
          </table:table-cell>
          <table:table-cell/>
          <table:table-cell table:style-name="ce36" office:value-type="string" calcext:value-type="string">
            <text:p>SSC</text:p>
          </table:table-cell>
          <table:table-cell table:formula="of:= 24*[.B41]^2" office:value-type="float" office:value="0.00137886277401981" calcext:value-type="float">
            <text:p>0.00137886277402</text:p>
          </table:table-cell>
          <table:table-cell table:formula="of:=[.K41]/[.K47]" office:value-type="percentage" office:value="0.00108697312348173" calcext:value-type="percentage">
            <text:p>0.11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B</text:p>
          </table:table-cell>
          <table:table-cell table:formula="of:=SUMPRODUCT([.E28:.E35];[.N28:.N35])/8" office:value-type="float" office:value="-0.00956913334347001" calcext:value-type="float">
            <text:p>-0.00956913334347</text:p>
          </table:table-cell>
          <table:table-cell/>
          <table:table-cell table:style-name="ce31" table:formula="of:=ROUND([.B42] - [.$H$42];2)" office:value-type="float" office:value="-0.01" calcext:value-type="float">
            <text:p>-0.01</text:p>
          </table:table-cell>
          <table:table-cell table:style-name="ce31" table:formula="of:=ROUND([.B42] + [.$H$42];2)" office:value-type="float" office:value="-0.01" calcext:value-type="float">
            <text:p>-0.01</text:p>
          </table:table-cell>
          <table:table-cell/>
          <table:table-cell table:style-name="ce32" office:value-type="string" calcext:value-type="string">
            <text:p>Confidence Range</text:p>
          </table:table-cell>
          <table:table-cell table:formula="of:=[.H41]*[.H40]" office:value-type="float" office:value="0.00329438162574837" calcext:value-type="float">
            <text:p>0.003294381625748</text:p>
          </table:table-cell>
          <table:table-cell/>
          <table:table-cell table:style-name="ce36" office:value-type="string" calcext:value-type="string">
            <text:p>SSAB</text:p>
          </table:table-cell>
          <table:table-cell table:formula="of:= 24*[.B42]^2" office:value-type="float" office:value="0.00219763951068263" calcext:value-type="float">
            <text:p>0.002197639510683</text:p>
          </table:table-cell>
          <table:table-cell table:formula="of:=[.K42]/[.K47]" office:value-type="percentage" office:value="0.00173242408760461" calcext:value-type="percentage">
            <text:p>0.17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C</text:p>
          </table:table-cell>
          <table:table-cell table:formula="of:=SUMPRODUCT([.F28:.F35];[.N28:.N35])/8" office:value-type="float" office:value="-0.00746231991549501" calcext:value-type="float">
            <text:p>-0.007462319915495</text:p>
          </table:table-cell>
          <table:table-cell/>
          <table:table-cell table:style-name="ce31" table:formula="of:=ROUND([.B43] - [.$H$42];2)" office:value-type="float" office:value="-0.01" calcext:value-type="float">
            <text:p>-0.01</text:p>
          </table:table-cell>
          <table:table-cell table:style-name="ce31" table:formula="of:=ROUND([.B43] + [.$H$42];2)" office:value-type="float" office:value="-0" calcext:value-type="float">
            <text:p>0</text:p>
          </table:table-cell>
          <table:table-cell table:number-columns-repeated="4"/>
          <table:table-cell table:style-name="ce36" office:value-type="string" calcext:value-type="string">
            <text:p>SSAC</text:p>
          </table:table-cell>
          <table:table-cell table:formula="of:= 24*[.B43]^2" office:value-type="float" office:value="0.00133646924450864" calcext:value-type="float">
            <text:p>0.001336469244509</text:p>
          </table:table-cell>
          <table:table-cell table:formula="of:=[.K43]/[.K47]" office:value-type="percentage" office:value="0.0010535538245811" calcext:value-type="percentage">
            <text:p>0.11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BC</text:p>
          </table:table-cell>
          <table:table-cell table:formula="of:=SUMPRODUCT([.G28:.G35];[.N28:.N35])/8" office:value-type="float" office:value="0.00763670393288252" calcext:value-type="float">
            <text:p>0.007636703932883</text:p>
          </table:table-cell>
          <table:table-cell/>
          <table:table-cell table:style-name="ce31" table:formula="of:=ROUND([.B44] - [.$H$42];2)" office:value-type="float" office:value="0" calcext:value-type="float">
            <text:p>0</text:p>
          </table:table-cell>
          <table:table-cell table:style-name="ce31" table:formula="of:=ROUND([.B44] + [.$H$42];2)" office:value-type="float" office:value="0.01" calcext:value-type="float">
            <text:p>0.01</text:p>
          </table:table-cell>
          <table:table-cell table:number-columns-repeated="4"/>
          <table:table-cell table:style-name="ce36" office:value-type="string" calcext:value-type="string">
            <text:p>SSBC</text:p>
          </table:table-cell>
          <table:table-cell table:formula="of:= 24*[.B44]^2" office:value-type="float" office:value="0.00139966192700408" calcext:value-type="float">
            <text:p>0.001399661927004</text:p>
          </table:table-cell>
          <table:table-cell table:formula="of:=[.K44]/[.K47]" office:value-type="percentage" office:value="0.00110336933107528" calcext:value-type="percentage">
            <text:p>0.11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BC</text:p>
          </table:table-cell>
          <table:table-cell table:formula="of:=SUMPRODUCT([.H28:.H35];[.N28:.N35])/8" office:value-type="float" office:value="0.00734384550370498" calcext:value-type="float">
            <text:p>0.007343845503705</text:p>
          </table:table-cell>
          <table:table-cell/>
          <table:table-cell table:style-name="ce31" table:formula="of:=ROUND([.B45] - [.$H$42];2)" office:value-type="float" office:value="0" calcext:value-type="float">
            <text:p>0</text:p>
          </table:table-cell>
          <table:table-cell table:style-name="ce31" table:formula="of:=ROUND([.B45] + [.$H$42];2)" office:value-type="float" office:value="0.01" calcext:value-type="float">
            <text:p>0.01</text:p>
          </table:table-cell>
          <table:table-cell table:number-columns-repeated="4"/>
          <table:table-cell table:style-name="ce36" office:value-type="string" calcext:value-type="string">
            <text:p>SSABC</text:p>
          </table:table-cell>
          <table:table-cell table:formula="of:= 24*[.B45]^2" office:value-type="float" office:value="0.00129436960277491" calcext:value-type="float">
            <text:p>0.001294369602775</text:p>
          </table:table-cell>
          <table:table-cell table:formula="of:=[.K45]/[.K47]" office:value-type="percentage" office:value="0.00102036620073957" calcext:value-type="percentage">
            <text:p>0.10%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5" office:value-type="string" calcext:value-type="string">
            <text:p>SSY</text:p>
          </table:table-cell>
          <table:table-cell table:formula="of:=SUMSQ([.J28:.L35])" office:value-type="float" office:value="61.6722804289838" calcext:value-type="float">
            <text:p>61.6722804289838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5" office:value-type="string" calcext:value-type="string">
            <text:p>SST</text:p>
          </table:table-cell>
          <table:table-cell table:formula="of:=[.K46]-[.K38]" office:value-type="float" office:value="1.2685343770077" calcext:value-type="float">
            <text:p>1.2685343770077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6" office:value-type="string" calcext:value-type="string">
            <text:p>SSE</text:p>
          </table:table-cell>
          <table:table-cell table:formula="of:=[.K47]-SUM([.K39:.K44])" office:value-type="float" office:value="0.00136706939169429" calcext:value-type="float">
            <text:p>0.001367069391694</text:p>
          </table:table-cell>
          <table:table-cell table:formula="of:=[.K48]/[.K47]" office:value-type="percentage" office:value="0.00107767626677884" calcext:value-type="percentage">
            <text:p>0.11%</text:p>
          </table:table-cell>
          <table:table-cell table:number-columns-repeated="10"/>
        </table:table-row>
      </table:table>
      <table:table table:name="Throughput SET" table:style-name="ta1">
        <table:table-column table:style-name="co1" table:default-cell-style-name="ce29"/>
        <table:table-column table:style-name="co1" table:number-columns-repeated="2" table:default-cell-style-name="Default"/>
        <table:table-column table:style-name="co1" table:number-columns-repeated="2" table:default-cell-style-name="ce29"/>
        <table:table-column table:style-name="co1" table:number-columns-repeated="4" table:default-cell-style-name="Default"/>
        <table:table-column table:style-name="co1" table:default-cell-style-name="ce29"/>
        <table:table-column table:style-name="co1" table:default-cell-style-name="Default"/>
        <table:table-column table:style-name="co1" table:default-cell-style-name="ce37"/>
        <table:table-column table:style-name="co1" table:number-columns-repeated="11" table:default-cell-style-name="Default"/>
        <table:table-row table:style-name="ro1">
          <table:table-cell table:style-name="ce27" office:value-type="string" calcext:value-type="string">
            <text:p>Index Matrix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ce27" office:value-type="string" calcext:value-type="string">
            <text:p>Repetitions</text:p>
          </table:table-cell>
          <table:table-cell/>
          <table:table-cell table:style-name="Default"/>
          <table:table-cell/>
          <table:table-cell table:style-name="ce27" office:value-type="string" calcext:value-type="string">
            <text:p>Averages</text:p>
          </table:table-cell>
          <table:table-cell table:number-columns-repeated="2"/>
          <table:table-cell table:style-name="ce27" office:value-type="string" calcext:value-type="string">
            <text:p>Errors Squared</text:p>
          </table:table-cell>
          <table:table-cell table:number-columns-repeated="2"/>
          <table:table-cell table:style-name="ce27" office:value-type="string" calcext:value-type="string">
            <text:p>Estimated Errors Squared</text:p>
          </table:table-cell>
          <table:table-cell table:number-columns-repeated="3"/>
        </table:table-row>
        <table:table-row table:style-name="ro1">
          <table:table-cell table:style-name="ce28" office:value-type="string" calcext:value-type="string">
            <text:p>I</text:p>
          </table:table-cell>
          <table:table-cell table:style-name="ce28" office:value-type="string" calcext:value-type="string">
            <text:p>A (MC)</text:p>
          </table:table-cell>
          <table:table-cell table:style-name="ce28" office:value-type="string" calcext:value-type="string">
            <text:p>B (MW)</text:p>
          </table:table-cell>
          <table:table-cell table:style-name="ce28" office:value-type="string" calcext:value-type="string">
            <text:p>C (WT)</text:p>
          </table:table-cell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ABC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8" office:value-type="string" calcext:value-type="string">
            <text:p>From Rep</text:p>
          </table:table-cell>
          <table:table-cell table:style-name="ce38" office:value-type="string" calcext:value-type="string">
            <text:p>Estimated</text:p>
          </table:table-cell>
          <table:table-cell/>
          <table:table-cell table:style-name="ce39" office:value-type="string" calcext:value-type="string">
            <text:p>Rep 1</text:p>
          </table:table-cell>
          <table:table-cell table:style-name="ce39" office:value-type="string" calcext:value-type="string">
            <text:p>Rep 2</text:p>
          </table:table-cell>
          <table:table-cell table:style-name="ce39" office:value-type="string" calcext:value-type="string">
            <text:p>Rep 3</text:p>
          </table:table-cell>
          <table:table-cell table:style-name="ce39" office:value-type="string" calcext:value-type="string">
            <text:p>Rep 1</text:p>
          </table:table-cell>
          <table:table-cell table:style-name="ce39" office:value-type="string" calcext:value-type="string">
            <text:p>Rep 2</text:p>
          </table:table-cell>
          <table:table-cell table:style-name="ce39" office:value-type="string" calcext:value-type="string">
            <text:p>Rep 3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[.B3]*[.C3]" office:value-type="float" office:value="1" calcext:value-type="float">
            <text:p>1</text:p>
          </table:table-cell>
          <table:table-cell table:style-name="ce29" table:formula="of:=[.B3]*[.D3]" office:value-type="float" office:value="1" calcext:value-type="float">
            <text:p>1</text:p>
          </table:table-cell>
          <table:table-cell table:style-name="ce29" table:formula="of:=[.C3]*[.D3]" office:value-type="float" office:value="1" calcext:value-type="float">
            <text:p>1</text:p>
          </table:table-cell>
          <table:table-cell table:style-name="ce29" table:formula="of:=[.B3]*[.C3]*[.D3]" office:value-type="float" office:value="-1" calcext:value-type="float">
            <text:p>-1</text:p>
          </table:table-cell>
          <table:table-cell/>
          <table:table-cell office:value-type="float" office:value="5831.13333333333" calcext:value-type="float">
            <text:p>5831.13333333333</text:p>
          </table:table-cell>
          <table:table-cell table:style-name="ce29" office:value-type="float" office:value="5885.4" calcext:value-type="float">
            <text:p>5885.4</text:p>
          </table:table-cell>
          <table:table-cell table:style-name="ce29" office:value-type="float" office:value="5952.31666666667" calcext:value-type="float">
            <text:p>5952.31666666667</text:p>
          </table:table-cell>
          <table:table-cell/>
          <table:table-cell table:style-name="ce29" table:formula="of:=AVERAGE([.J3:.L3])" office:value-type="float" office:value="5889.61666666667" calcext:value-type="float">
            <text:p>5889.61666666667</text:p>
          </table:table-cell>
          <table:table-cell table:style-name="ce29" table:formula="of:=[.B13]*[.A3]+[.B14]*[.B3]+[.B15]*[.C3]+[.B16]*[.D3]+[.B17]*[.E3]+[.B18]*[.F3]+[.B19]*[.G3]+[.B20]*[.H3]" office:value-type="float" office:value="5889.61666666667" calcext:value-type="float">
            <text:p>5889.61666666667</text:p>
          </table:table-cell>
          <table:table-cell/>
          <table:table-cell table:style-name="ce29" table:formula="of:=([.N3] - [.J3])^2" office:value-type="float" office:value="3420.3002777777" calcext:value-type="float">
            <text:p>3420.3002777777</text:p>
          </table:table-cell>
          <table:table-cell table:style-name="ce29" table:formula="of:=([.N3] - [.K3])^2" office:value-type="float" office:value="17.7802777777665" calcext:value-type="float">
            <text:p>17.7802777777665</text:p>
          </table:table-cell>
          <table:table-cell table:style-name="ce29" table:formula="of:=([.N3] - [.L3])^2" office:value-type="float" office:value="3931.29000000009" calcext:value-type="float">
            <text:p>3931.29000000009</text:p>
          </table:table-cell>
          <table:table-cell table:style-name="ce29" table:formula="of:=([.O3] - [.J3])^2" office:value-type="float" office:value="3420.3002777777" calcext:value-type="float">
            <text:p>3420.3002777777</text:p>
          </table:table-cell>
          <table:table-cell table:style-name="ce29" table:formula="of:=([.O3] - [.K3])^2" office:value-type="float" office:value="17.7802777777665" calcext:value-type="float">
            <text:p>17.7802777777665</text:p>
          </table:table-cell>
          <table:table-cell table:style-name="ce29" table:formula="of:=([.O3] - [.L3])^2" office:value-type="float" office:value="3931.29000000009" calcext:value-type="float">
            <text:p>3931.29000000009</text:p>
          </table:table-cell>
          <table:table-cell table:formula="of:=SUM([.T3:.V3])" office:value-type="float" office:value="7369.37055555556" calcext:value-type="float">
            <text:p>7369.370555555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" calcext:value-type="float">
            <text:p>1</text:p>
          </table:table-cell>
          <table:table-cell table:style-name="ce29" table:formula="of:=[.B4]*[.D4]" office:value-type="float" office:value="-1" calcext:value-type="float">
            <text:p>-1</text:p>
          </table:table-cell>
          <table:table-cell table:style-name="ce29" table:formula="of:=[.C4]*[.D4]" office:value-type="float" office:value="-1" calcext:value-type="float">
            <text:p>-1</text:p>
          </table:table-cell>
          <table:table-cell table:style-name="ce29" table:formula="of:=[.B4]*[.C4]*[.D4]" office:value-type="float" office:value="1" calcext:value-type="float">
            <text:p>1</text:p>
          </table:table-cell>
          <table:table-cell/>
          <table:table-cell office:value-type="float" office:value="8917.28333333333" calcext:value-type="float">
            <text:p>8917.28333333333</text:p>
          </table:table-cell>
          <table:table-cell table:style-name="ce29" office:value-type="float" office:value="8734.05" calcext:value-type="float">
            <text:p>8734.05</text:p>
          </table:table-cell>
          <table:table-cell table:style-name="ce29" office:value-type="float" office:value="8906.63333333333" calcext:value-type="float">
            <text:p>8906.63333333333</text:p>
          </table:table-cell>
          <table:table-cell/>
          <table:table-cell table:style-name="ce29" table:formula="of:=AVERAGE([.J4:.L4])" office:value-type="float" office:value="8852.65555555556" calcext:value-type="float">
            <text:p>8852.65555555556</text:p>
          </table:table-cell>
          <table:table-cell table:style-name="ce29" table:formula="of:=[.B13]*[.A4]+[.B14]*[.B4]+[.B15]*[.C4]+[.B16]*[.D4]+[.B17]*[.E4]+[.B18]*[.F4]+[.B19]*[.G4]+[.B20]*[.H4]" office:value-type="float" office:value="8852.65555555555" calcext:value-type="float">
            <text:p>8852.65555555555</text:p>
          </table:table-cell>
          <table:table-cell/>
          <table:table-cell table:style-name="ce29" table:formula="of:=([.N4] - [.J4])^2" office:value-type="float" office:value="4176.74966049382" calcext:value-type="float">
            <text:p>4176.74966049382</text:p>
          </table:table-cell>
          <table:table-cell table:style-name="ce29" table:formula="of:=([.N4] - [.K4])^2" office:value-type="float" office:value="14067.277808642" calcext:value-type="float">
            <text:p>14067.277808642</text:p>
          </table:table-cell>
          <table:table-cell table:style-name="ce29" table:formula="of:=([.N4] - [.L4])^2" office:value-type="float" office:value="2913.6004938272" calcext:value-type="float">
            <text:p>2913.6004938272</text:p>
          </table:table-cell>
          <table:table-cell table:style-name="ce29" table:formula="of:=([.O4] - [.J4])^2" office:value-type="float" office:value="4176.74966049406" calcext:value-type="float">
            <text:p>4176.74966049406</text:p>
          </table:table-cell>
          <table:table-cell table:style-name="ce29" table:formula="of:=([.O4] - [.K4])^2" office:value-type="float" office:value="14067.2778086416" calcext:value-type="float">
            <text:p>14067.2778086416</text:p>
          </table:table-cell>
          <table:table-cell table:style-name="ce29" table:formula="of:=([.O4] - [.L4])^2" office:value-type="float" office:value="2913.60049382739" calcext:value-type="float">
            <text:p>2913.60049382739</text:p>
          </table:table-cell>
          <table:table-cell table:formula="of:=SUM([.T4:.V4])" office:value-type="float" office:value="21157.627962963" calcext:value-type="float">
            <text:p>21157.6279629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5]*[.C5]" office:value-type="float" office:value="-1" calcext:value-type="float">
            <text:p>-1</text:p>
          </table:table-cell>
          <table:table-cell table:style-name="ce29" table:formula="of:=[.B5]*[.D5]" office:value-type="float" office:value="1" calcext:value-type="float">
            <text:p>1</text:p>
          </table:table-cell>
          <table:table-cell table:style-name="ce29" table:formula="of:=[.C5]*[.D5]" office:value-type="float" office:value="-1" calcext:value-type="float">
            <text:p>-1</text:p>
          </table:table-cell>
          <table:table-cell table:style-name="ce29" table:formula="of:=[.B5]*[.C5]*[.D5]" office:value-type="float" office:value="1" calcext:value-type="float">
            <text:p>1</text:p>
          </table:table-cell>
          <table:table-cell/>
          <table:table-cell office:value-type="float" office:value="7329.1" calcext:value-type="float">
            <text:p>7329.1</text:p>
          </table:table-cell>
          <table:table-cell table:style-name="ce29" office:value-type="float" office:value="7504.8" calcext:value-type="float">
            <text:p>7504.8</text:p>
          </table:table-cell>
          <table:table-cell table:style-name="ce29" office:value-type="float" office:value="7347.66666666667" calcext:value-type="float">
            <text:p>7347.66666666667</text:p>
          </table:table-cell>
          <table:table-cell/>
          <table:table-cell table:style-name="ce29" table:formula="of:=AVERAGE([.J5:.L5])" office:value-type="float" office:value="7393.85555555556" calcext:value-type="float">
            <text:p>7393.85555555556</text:p>
          </table:table-cell>
          <table:table-cell table:style-name="ce29" table:formula="of:=[.B13]*[.A5]+[.B14]*[.B5]+[.B15]*[.C5]+[.B16]*[.D5]+[.B17]*[.E5]+[.B18]*[.F5]+[.B19]*[.G5]+[.B20]*[.H5]" office:value-type="float" office:value="7393.85555555555" calcext:value-type="float">
            <text:p>7393.85555555555</text:p>
          </table:table-cell>
          <table:table-cell/>
          <table:table-cell table:style-name="ce29" table:formula="of:=([.N5] - [.J5])^2" office:value-type="float" office:value="4193.28197530851" calcext:value-type="float">
            <text:p>4193.28197530851</text:p>
          </table:table-cell>
          <table:table-cell table:style-name="ce29" table:formula="of:=([.N5] - [.K5])^2" office:value-type="float" office:value="12308.6697530868" calcext:value-type="float">
            <text:p>12308.6697530868</text:p>
          </table:table-cell>
          <table:table-cell table:style-name="ce29" table:formula="of:=([.N5] - [.L5])^2" office:value-type="float" office:value="2133.41345679004" calcext:value-type="float">
            <text:p>2133.41345679004</text:p>
          </table:table-cell>
          <table:table-cell table:style-name="ce29" table:formula="of:=([.O5] - [.J5])^2" office:value-type="float" office:value="4193.28197530828" calcext:value-type="float">
            <text:p>4193.28197530828</text:p>
          </table:table-cell>
          <table:table-cell table:style-name="ce29" table:formula="of:=([.O5] - [.K5])^2" office:value-type="float" office:value="12308.6697530872" calcext:value-type="float">
            <text:p>12308.6697530872</text:p>
          </table:table-cell>
          <table:table-cell table:style-name="ce29" table:formula="of:=([.O5] - [.L5])^2" office:value-type="float" office:value="2133.41345678987" calcext:value-type="float">
            <text:p>2133.41345678987</text:p>
          </table:table-cell>
          <table:table-cell table:formula="of:=SUM([.T5:.V5])" office:value-type="float" office:value="18635.3651851854" calcext:value-type="float">
            <text:p>18635.36518518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-1" calcext:value-type="float">
            <text:p>-1</text:p>
          </table:table-cell>
          <table:table-cell table:style-name="ce29" table:formula="of:=[.B6]*[.D6]" office:value-type="float" office:value="-1" calcext:value-type="float">
            <text:p>-1</text:p>
          </table:table-cell>
          <table:table-cell table:style-name="ce29" table:formula="of:=[.C6]*[.D6]" office:value-type="float" office:value="1" calcext:value-type="float">
            <text:p>1</text:p>
          </table:table-cell>
          <table:table-cell table:style-name="ce29" table:formula="of:=[.B6]*[.C6]*[.D6]" office:value-type="float" office:value="-1" calcext:value-type="float">
            <text:p>-1</text:p>
          </table:table-cell>
          <table:table-cell/>
          <table:table-cell office:value-type="float" office:value="11182.1333333333" calcext:value-type="float">
            <text:p>11182.1333333333</text:p>
          </table:table-cell>
          <table:table-cell table:style-name="ce29" office:value-type="float" office:value="11309.6666666667" calcext:value-type="float">
            <text:p>11309.6666666667</text:p>
          </table:table-cell>
          <table:table-cell table:style-name="ce29" office:value-type="float" office:value="11283.1666666667" calcext:value-type="float">
            <text:p>11283.1666666667</text:p>
          </table:table-cell>
          <table:table-cell/>
          <table:table-cell table:style-name="ce29" table:formula="of:=AVERAGE([.J6:.L6])" office:value-type="float" office:value="11258.3222222222" calcext:value-type="float">
            <text:p>11258.3222222222</text:p>
          </table:table-cell>
          <table:table-cell table:style-name="ce29" table:formula="of:=[.B13]*[.A6]+[.B14]*[.B6]+[.B15]*[.C6]+[.B16]*[.D6]+[.B17]*[.E6]+[.B18]*[.F6]+[.B19]*[.G6]+[.B20]*[.H6]" office:value-type="float" office:value="11258.3222222222" calcext:value-type="float">
            <text:p>11258.3222222222</text:p>
          </table:table-cell>
          <table:table-cell/>
          <table:table-cell table:style-name="ce29" table:formula="of:=([.N6] - [.J6])^2" office:value-type="float" office:value="5804.74679012359" calcext:value-type="float">
            <text:p>5804.74679012359</text:p>
          </table:table-cell>
          <table:table-cell table:style-name="ce29" table:formula="of:=([.N6] - [.K6])^2" office:value-type="float" office:value="2636.25197530869" calcext:value-type="float">
            <text:p>2636.25197530869</text:p>
          </table:table-cell>
          <table:table-cell table:style-name="ce29" table:formula="of:=([.N6] - [.L6])^2" office:value-type="float" office:value="617.246419753018" calcext:value-type="float">
            <text:p>617.246419753018</text:p>
          </table:table-cell>
          <table:table-cell table:style-name="ce29" table:formula="of:=([.O6] - [.J6])^2" office:value-type="float" office:value="5804.74679012332" calcext:value-type="float">
            <text:p>5804.74679012332</text:p>
          </table:table-cell>
          <table:table-cell table:style-name="ce29" table:formula="of:=([.O6] - [.K6])^2" office:value-type="float" office:value="2636.25197530887" calcext:value-type="float">
            <text:p>2636.25197530887</text:p>
          </table:table-cell>
          <table:table-cell table:style-name="ce29" table:formula="of:=([.O6] - [.L6])^2" office:value-type="float" office:value="617.246419753109" calcext:value-type="float">
            <text:p>617.246419753109</text:p>
          </table:table-cell>
          <table:table-cell table:formula="of:=SUM([.T6:.V6])" office:value-type="float" office:value="9058.2451851853" calcext:value-type="float">
            <text:p>9058.24518518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[.B7]*[.C7]" office:value-type="float" office:value="-1" calcext:value-type="float">
            <text:p>-1</text:p>
          </table:table-cell>
          <table:table-cell table:style-name="ce29" table:formula="of:=[.B7]*[.D7]" office:value-type="float" office:value="-1" calcext:value-type="float">
            <text:p>-1</text:p>
          </table:table-cell>
          <table:table-cell table:style-name="ce29" table:formula="of:=[.C7]*[.D7]" office:value-type="float" office:value="1" calcext:value-type="float">
            <text:p>1</text:p>
          </table:table-cell>
          <table:table-cell table:style-name="ce29" table:formula="of:=[.B7]*[.C7]*[.D7]" office:value-type="float" office:value="1" calcext:value-type="float">
            <text:p>1</text:p>
          </table:table-cell>
          <table:table-cell/>
          <table:table-cell office:value-type="float" office:value="4941.18333333333" calcext:value-type="float">
            <text:p>4941.18333333333</text:p>
          </table:table-cell>
          <table:table-cell table:style-name="ce29" office:value-type="float" office:value="5009.2" calcext:value-type="float">
            <text:p>5009.2</text:p>
          </table:table-cell>
          <table:table-cell table:style-name="ce29" office:value-type="float" office:value="5002.66666666667" calcext:value-type="float">
            <text:p>5002.66666666667</text:p>
          </table:table-cell>
          <table:table-cell/>
          <table:table-cell table:style-name="ce29" table:formula="of:=AVERAGE([.J7:.L7])" office:value-type="float" office:value="4984.35" calcext:value-type="float">
            <text:p>4984.35</text:p>
          </table:table-cell>
          <table:table-cell table:style-name="ce29" table:formula="of:=[.B13]*[.A7]+[.B14]*[.B7]+[.B15]*[.C7]+[.B16]*[.D7]+[.B17]*[.E7]+[.B18]*[.F7]+[.B19]*[.G7]+[.B20]*[.H7]" office:value-type="float" office:value="4984.35" calcext:value-type="float">
            <text:p>4984.35</text:p>
          </table:table-cell>
          <table:table-cell/>
          <table:table-cell table:style-name="ce29" table:formula="of:=([.N7] - [.J7])^2" office:value-type="float" office:value="1863.36111111106" calcext:value-type="float">
            <text:p>1863.36111111106</text:p>
          </table:table-cell>
          <table:table-cell table:style-name="ce29" table:formula="of:=([.N7] - [.K7])^2" office:value-type="float" office:value="617.522500000018" calcext:value-type="float">
            <text:p>617.522500000018</text:p>
          </table:table-cell>
          <table:table-cell table:style-name="ce29" table:formula="of:=([.N7] - [.L7])^2" office:value-type="float" office:value="335.500277777809" calcext:value-type="float">
            <text:p>335.500277777809</text:p>
          </table:table-cell>
          <table:table-cell table:style-name="ce29" table:formula="of:=([.O7] - [.J7])^2" office:value-type="float" office:value="1863.3611111109" calcext:value-type="float">
            <text:p>1863.3611111109</text:p>
          </table:table-cell>
          <table:table-cell table:style-name="ce29" table:formula="of:=([.O7] - [.K7])^2" office:value-type="float" office:value="617.522500000108" calcext:value-type="float">
            <text:p>617.522500000108</text:p>
          </table:table-cell>
          <table:table-cell table:style-name="ce29" table:formula="of:=([.O7] - [.L7])^2" office:value-type="float" office:value="335.500277777875" calcext:value-type="float">
            <text:p>335.500277777875</text:p>
          </table:table-cell>
          <table:table-cell table:formula="of:=SUM([.T7:.V7])" office:value-type="float" office:value="2816.38388888888" calcext:value-type="float">
            <text:p>2816.383888888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-1" calcext:value-type="float">
            <text:p>-1</text:p>
          </table:table-cell>
          <table:table-cell table:style-name="ce29" table:formula="of:=[.B8]*[.D8]" office:value-type="float" office:value="1" calcext:value-type="float">
            <text:p>1</text:p>
          </table:table-cell>
          <table:table-cell table:style-name="ce29" table:formula="of:=[.C8]*[.D8]" office:value-type="float" office:value="-1" calcext:value-type="float">
            <text:p>-1</text:p>
          </table:table-cell>
          <table:table-cell table:style-name="ce29" table:formula="of:=[.B8]*[.C8]*[.D8]" office:value-type="float" office:value="-1" calcext:value-type="float">
            <text:p>-1</text:p>
          </table:table-cell>
          <table:table-cell/>
          <table:table-cell office:value-type="float" office:value="6851.11666666667" calcext:value-type="float">
            <text:p>6851.11666666667</text:p>
          </table:table-cell>
          <table:table-cell table:style-name="ce29" office:value-type="float" office:value="6794.86666666667" calcext:value-type="float">
            <text:p>6794.86666666667</text:p>
          </table:table-cell>
          <table:table-cell table:style-name="ce29" office:value-type="float" office:value="6684.96666666667" calcext:value-type="float">
            <text:p>6684.96666666667</text:p>
          </table:table-cell>
          <table:table-cell/>
          <table:table-cell table:style-name="ce29" table:formula="of:=AVERAGE([.J8:.L8])" office:value-type="float" office:value="6776.98333333333" calcext:value-type="float">
            <text:p>6776.98333333333</text:p>
          </table:table-cell>
          <table:table-cell table:style-name="ce29" table:formula="of:=[.B13]*[.A8]+[.B14]*[.B8]+[.B15]*[.C8]+[.B16]*[.D8]+[.B17]*[.E8]+[.B18]*[.F8]+[.B19]*[.G8]+[.B20]*[.H8]" office:value-type="float" office:value="6776.98333333333" calcext:value-type="float">
            <text:p>6776.98333333333</text:p>
          </table:table-cell>
          <table:table-cell/>
          <table:table-cell table:style-name="ce29" table:formula="of:=([.N8] - [.J8])^2" office:value-type="float" office:value="5495.75111111109" calcext:value-type="float">
            <text:p>5495.75111111109</text:p>
          </table:table-cell>
          <table:table-cell table:style-name="ce29" table:formula="of:=([.N8] - [.K8])^2" office:value-type="float" office:value="319.813611111107" calcext:value-type="float">
            <text:p>319.813611111107</text:p>
          </table:table-cell>
          <table:table-cell table:style-name="ce29" table:formula="of:=([.N8] - [.L8])^2" office:value-type="float" office:value="8467.0669444444" calcext:value-type="float">
            <text:p>8467.0669444444</text:p>
          </table:table-cell>
          <table:table-cell table:style-name="ce29" table:formula="of:=([.O8] - [.J8])^2" office:value-type="float" office:value="5495.75111111123" calcext:value-type="float">
            <text:p>5495.75111111123</text:p>
          </table:table-cell>
          <table:table-cell table:style-name="ce29" table:formula="of:=([.O8] - [.K8])^2" office:value-type="float" office:value="319.813611111139" calcext:value-type="float">
            <text:p>319.813611111139</text:p>
          </table:table-cell>
          <table:table-cell table:style-name="ce29" table:formula="of:=([.O8] - [.L8])^2" office:value-type="float" office:value="8467.06694444423" calcext:value-type="float">
            <text:p>8467.06694444423</text:p>
          </table:table-cell>
          <table:table-cell table:formula="of:=SUM([.T8:.V8])" office:value-type="float" office:value="14282.6316666666" calcext:value-type="float">
            <text:p>14282.63166666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9]*[.C9]" office:value-type="float" office:value="1" calcext:value-type="float">
            <text:p>1</text:p>
          </table:table-cell>
          <table:table-cell table:style-name="ce29" table:formula="of:=[.B9]*[.D9]" office:value-type="float" office:value="-1" calcext:value-type="float">
            <text:p>-1</text:p>
          </table:table-cell>
          <table:table-cell table:style-name="ce29" table:formula="of:=[.C9]*[.D9]" office:value-type="float" office:value="-1" calcext:value-type="float">
            <text:p>-1</text:p>
          </table:table-cell>
          <table:table-cell table:style-name="ce29" table:formula="of:=[.B9]*[.C9]*[.D9]" office:value-type="float" office:value="-1" calcext:value-type="float">
            <text:p>-1</text:p>
          </table:table-cell>
          <table:table-cell/>
          <table:table-cell office:value-type="float" office:value="6772.93333333333" calcext:value-type="float">
            <text:p>6772.93333333333</text:p>
          </table:table-cell>
          <table:table-cell table:style-name="ce29" office:value-type="float" office:value="6673.1" calcext:value-type="float">
            <text:p>6673.1</text:p>
          </table:table-cell>
          <table:table-cell table:style-name="ce29" office:value-type="float" office:value="6694.56666666667" calcext:value-type="float">
            <text:p>6694.56666666667</text:p>
          </table:table-cell>
          <table:table-cell/>
          <table:table-cell table:style-name="ce29" table:formula="of:=AVERAGE([.J9:.L9])" office:value-type="float" office:value="6713.53333333333" calcext:value-type="float">
            <text:p>6713.53333333333</text:p>
          </table:table-cell>
          <table:table-cell table:style-name="ce29" table:formula="of:=[.B13]*[.A9]+[.B14]*[.B9]+[.B15]*[.C9]+[.B16]*[.D9]+[.B17]*[.E9]+[.B18]*[.F9]+[.B19]*[.G9]+[.B20]*[.H9]" office:value-type="float" office:value="6713.53333333333" calcext:value-type="float">
            <text:p>6713.53333333333</text:p>
          </table:table-cell>
          <table:table-cell/>
          <table:table-cell table:style-name="ce29" table:formula="of:=([.N9] - [.J9])^2" office:value-type="float" office:value="3528.36000000006" calcext:value-type="float">
            <text:p>3528.36000000006</text:p>
          </table:table-cell>
          <table:table-cell table:style-name="ce29" table:formula="of:=([.N9] - [.K9])^2" office:value-type="float" office:value="1634.85444444445" calcext:value-type="float">
            <text:p>1634.85444444445</text:p>
          </table:table-cell>
          <table:table-cell table:style-name="ce29" table:formula="of:=([.N9] - [.L9])^2" office:value-type="float" office:value="359.734444444428" calcext:value-type="float">
            <text:p>359.734444444428</text:p>
          </table:table-cell>
          <table:table-cell table:style-name="ce29" table:formula="of:=([.O9] - [.J9])^2" office:value-type="float" office:value="3528.36000000017" calcext:value-type="float">
            <text:p>3528.36000000017</text:p>
          </table:table-cell>
          <table:table-cell table:style-name="ce29" table:formula="of:=([.O9] - [.K9])^2" office:value-type="float" office:value="1634.85444444438" calcext:value-type="float">
            <text:p>1634.85444444438</text:p>
          </table:table-cell>
          <table:table-cell table:style-name="ce29" table:formula="of:=([.O9] - [.L9])^2" office:value-type="float" office:value="359.734444444394" calcext:value-type="float">
            <text:p>359.734444444394</text:p>
          </table:table-cell>
          <table:table-cell table:formula="of:=SUM([.T9:.V9])" office:value-type="float" office:value="5522.94888888894" calcext:value-type="float">
            <text:p>5522.948888888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1" calcext:value-type="float">
            <text:p>1</text:p>
          </table:table-cell>
          <table:table-cell table:style-name="ce29" table:formula="of:=[.B10]*[.D10]" office:value-type="float" office:value="1" calcext:value-type="float">
            <text:p>1</text:p>
          </table:table-cell>
          <table:table-cell table:style-name="ce29" table:formula="of:=[.C10]*[.D10]" office:value-type="float" office:value="1" calcext:value-type="float">
            <text:p>1</text:p>
          </table:table-cell>
          <table:table-cell table:style-name="ce29" table:formula="of:=[.B10]*[.C10]*[.D10]" office:value-type="float" office:value="1" calcext:value-type="float">
            <text:p>1</text:p>
          </table:table-cell>
          <table:table-cell/>
          <table:table-cell office:value-type="float" office:value="10372.9333333333" calcext:value-type="float">
            <text:p>10372.9333333333</text:p>
          </table:table-cell>
          <table:table-cell table:style-name="ce29" office:value-type="float" office:value="10258.6833333333" calcext:value-type="float">
            <text:p>10258.6833333333</text:p>
          </table:table-cell>
          <table:table-cell table:style-name="ce29" office:value-type="float" office:value="10357.0166666667" calcext:value-type="float">
            <text:p>10357.0166666667</text:p>
          </table:table-cell>
          <table:table-cell/>
          <table:table-cell table:style-name="ce29" table:formula="of:=AVERAGE([.J10:.L10])" office:value-type="float" office:value="10329.5444444444" calcext:value-type="float">
            <text:p>10329.5444444444</text:p>
          </table:table-cell>
          <table:table-cell table:style-name="ce29" table:formula="of:=[.B13]*[.A10]+[.B14]*[.B10]+[.B15]*[.C10]+[.B16]*[.D10]+[.B17]*[.E10]+[.B18]*[.F10]+[.B19]*[.G10]+[.B20]*[.H10]" office:value-type="float" office:value="10329.5444444444" calcext:value-type="float">
            <text:p>10329.5444444444</text:p>
          </table:table-cell>
          <table:table-cell/>
          <table:table-cell table:style-name="ce29" table:formula="of:=([.N10] - [.J10])^2" office:value-type="float" office:value="1882.59567901233" calcext:value-type="float">
            <text:p>1882.59567901233</text:p>
          </table:table-cell>
          <table:table-cell table:style-name="ce29" table:formula="of:=([.N10] - [.K10])^2" office:value-type="float" office:value="5021.29706790101" calcext:value-type="float">
            <text:p>5021.29706790101</text:p>
          </table:table-cell>
          <table:table-cell table:style-name="ce29" table:formula="of:=([.N10] - [.L10])^2" office:value-type="float" office:value="754.722993827183" calcext:value-type="float">
            <text:p>754.722993827183</text:p>
          </table:table-cell>
          <table:table-cell table:style-name="ce29" table:formula="of:=([.O10] - [.J10])^2" office:value-type="float" office:value="1882.59567901233" calcext:value-type="float">
            <text:p>1882.59567901233</text:p>
          </table:table-cell>
          <table:table-cell table:style-name="ce29" table:formula="of:=([.O10] - [.K10])^2" office:value-type="float" office:value="5021.29706790101" calcext:value-type="float">
            <text:p>5021.29706790101</text:p>
          </table:table-cell>
          <table:table-cell table:style-name="ce29" table:formula="of:=([.O10] - [.L10])^2" office:value-type="float" office:value="754.722993827183" calcext:value-type="float">
            <text:p>754.722993827183</text:p>
          </table:table-cell>
          <table:table-cell table:formula="of:=SUM([.T10:.V10])" office:value-type="float" office:value="7658.61574074052" calcext:value-type="float">
            <text:p>7658.61574074052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1">
          <table:table-cell table:style-name="ce27" office:value-type="string" calcext:value-type="string">
            <text:p>Q-Values</text:p>
          </table:table-cell>
          <table:table-cell table:number-columns-repeated="2"/>
          <table:table-cell table:style-name="ce27" office:value-type="string" calcext:value-type="string">
            <text:p>Confidence Ranges</text:p>
          </table:table-cell>
          <table:table-cell table:style-name="Default"/>
          <table:table-cell/>
          <table:table-cell table:style-name="ce27" office:value-type="string" calcext:value-type="string">
            <text:p>Metrics</text:p>
          </table:table-cell>
          <table:table-cell table:number-columns-repeated="2"/>
          <table:table-cell table:style-name="ce34" office:value-type="string" calcext:value-type="string">
            <text:p>Sum of Squares</text:p>
          </table:table-cell>
          <table:table-cell/>
          <table:table-cell table:style-name="ce27" office:value-type="string" calcext:value-type="string">
            <text:p>Percentages</text:p>
          </table:table-cell>
          <table:table-cell table:number-columns-repeated="11"/>
        </table:table-row>
        <table:table-row table:style-name="ro1">
          <table:table-cell table:style-name="ce30" office:value-type="string" calcext:value-type="string">
            <text:p>q0</text:p>
          </table:table-cell>
          <table:table-cell table:formula="of:=SUMPRODUCT([.A3:.A10];[.N3:.N10])/8" office:value-type="float" office:value="7774.85763888888" calcext:value-type="float">
            <text:p>7774.85763888888</text:p>
          </table:table-cell>
          <table:table-cell/>
          <table:table-cell table:style-name="ce31" table:formula="of:=ROUND([.B13] - [.$H$17];2)" office:value-type="float" office:value="7718.14" calcext:value-type="float">
            <text:p>7718.14</text:p>
          </table:table-cell>
          <table:table-cell table:style-name="ce31" table:formula="of:=ROUND([.B13] + [.$H$17];2)" office:value-type="float" office:value="7831.58" calcext:value-type="float">
            <text:p>7831.58</text:p>
          </table:table-cell>
          <table:table-cell/>
          <table:table-cell table:style-name="ce32" office:value-type="string" calcext:value-type="string">
            <text:p>Variance Errors</text:p>
          </table:table-cell>
          <table:table-cell table:formula="of:=[.K23]/(8*2)" office:value-type="float" office:value="25328.0071884925" calcext:value-type="float">
            <text:p>25328.0071884925</text:p>
          </table:table-cell>
          <table:table-cell/>
          <table:table-cell table:style-name="ce35" office:value-type="string" calcext:value-type="string">
            <text:p>SS0</text:p>
          </table:table-cell>
          <table:table-cell table:formula="of:= 24*[.B13]^2" office:value-type="float" office:value="1450761871.31973" calcext:value-type="float">
            <text:p>1450761871.31973</text:p>
          </table:table-cell>
          <table:table-cell table:formula="of:=[.K13]/[.K22]" office:value-type="percentage" office:value="14.4527746270422" calcext:value-type="percentage">
            <text:p>1445.28%</text:p>
          </table:table-cell>
          <table:table-cell table:number-columns-repeated="11"/>
        </table:table-row>
        <table:table-row table:style-name="ro1">
          <table:table-cell table:style-name="ce30" office:value-type="string" calcext:value-type="string">
            <text:p>qA</text:p>
          </table:table-cell>
          <table:table-cell table:formula="of:=SUMPRODUCT([.B3:.B10];[.N3:.N10])/8" office:value-type="float" office:value="-573.754861111116" calcext:value-type="float">
            <text:p>-573.754861111116</text:p>
          </table:table-cell>
          <table:table-cell/>
          <table:table-cell table:style-name="ce31" table:formula="of:=ROUND([.B14] - [.$H$17];2)" office:value-type="float" office:value="-630.48" calcext:value-type="float">
            <text:p>-630.48</text:p>
          </table:table-cell>
          <table:table-cell table:style-name="ce31" table:formula="of:=ROUND([.B14] + [.$H$17];2)" office:value-type="float" office:value="-517.03" calcext:value-type="float">
            <text:p>-517.03</text:p>
          </table:table-cell>
          <table:table-cell/>
          <table:table-cell table:style-name="ce32" office:value-type="string" calcext:value-type="string">
            <text:p>Std-Dev Errors</text:p>
          </table:table-cell>
          <table:table-cell table:formula="of:=SQRT([.H13])" office:value-type="float" office:value="159.147752696959" calcext:value-type="float">
            <text:p>159.147752696959</text:p>
          </table:table-cell>
          <table:table-cell/>
          <table:table-cell table:style-name="ce36" office:value-type="string" calcext:value-type="string">
            <text:p>SSA</text:p>
          </table:table-cell>
          <table:table-cell table:formula="of:= 24*[.B14]^2" office:value-type="float" office:value="7900671.37556728" calcext:value-type="float">
            <text:p>7900671.37556728</text:p>
          </table:table-cell>
          <table:table-cell table:formula="of:=[.K14]/[.K22]" office:value-type="percentage" office:value="0.0787080395830375" calcext:value-type="percentage">
            <text:p>7.87%</text:p>
          </table:table-cell>
          <table:table-cell table:number-columns-repeated="11"/>
        </table:table-row>
        <table:table-row table:style-name="ro1">
          <table:table-cell table:style-name="ce30" office:value-type="string" calcext:value-type="string">
            <text:p>qB</text:p>
          </table:table-cell>
          <table:table-cell table:formula="of:=SUMPRODUCT([.C3:.C10];[.N3:.N10])/8" office:value-type="float" office:value="1148.95624999999" calcext:value-type="float">
            <text:p>1148.95624999999</text:p>
          </table:table-cell>
          <table:table-cell/>
          <table:table-cell table:style-name="ce31" table:formula="of:=ROUND([.B15] - [.$H$17];2)" office:value-type="float" office:value="1092.24" calcext:value-type="float">
            <text:p>1092.24</text:p>
          </table:table-cell>
          <table:table-cell table:style-name="ce31" table:formula="of:=ROUND([.B15] + [.$H$17];2)" office:value-type="float" office:value="1205.68" calcext:value-type="float">
            <text:p>1205.68</text:p>
          </table:table-cell>
          <table:table-cell/>
          <table:table-cell table:style-name="ce32" office:value-type="string" calcext:value-type="string">
            <text:p>Std-Dev Effects</text:p>
          </table:table-cell>
          <table:table-cell table:formula="of:=[.H14]/SQRT(8*3)" office:value-type="float" office:value="32.4858989848496" calcext:value-type="float">
            <text:p>32.4858989848496</text:p>
          </table:table-cell>
          <table:table-cell/>
          <table:table-cell table:style-name="ce36" office:value-type="string" calcext:value-type="string">
            <text:p>SSB</text:p>
          </table:table-cell>
          <table:table-cell table:formula="of:= 24*[.B15]^2" office:value-type="float" office:value="31682411.145937" calcext:value-type="float">
            <text:p>31682411.145937</text:p>
          </table:table-cell>
          <table:table-cell table:formula="of:=[.K15]/[.K22]" office:value-type="percentage" office:value="0.315626400848942" calcext:value-type="percentage">
            <text:p>31.56%</text:p>
          </table:table-cell>
          <table:table-cell table:number-columns-repeated="11"/>
        </table:table-row>
        <table:table-row table:style-name="ro1">
          <table:table-cell table:style-name="ce30" office:value-type="string" calcext:value-type="string">
            <text:p>qC</text:p>
          </table:table-cell>
          <table:table-cell table:formula="of:=SUMPRODUCT([.D3:.D10];[.N3:.N10])/8" office:value-type="float" office:value="1529.51874999999" calcext:value-type="float">
            <text:p>1529.51874999999</text:p>
          </table:table-cell>
          <table:table-cell/>
          <table:table-cell table:style-name="ce31" table:formula="of:=ROUND([.B16] - [.$H$17];2)" office:value-type="float" office:value="1472.8" calcext:value-type="float">
            <text:p>1472.8</text:p>
          </table:table-cell>
          <table:table-cell table:style-name="ce31" table:formula="of:=ROUND([.B16] + [.$H$17];2)" office:value-type="float" office:value="1586.24" calcext:value-type="float">
            <text:p>1586.24</text:p>
          </table:table-cell>
          <table:table-cell/>
          <table:table-cell table:style-name="ce32" office:value-type="string" calcext:value-type="string">
            <text:p>T-Value</text:p>
          </table:table-cell>
          <table:table-cell office:value-type="float" office:value="1.746" calcext:value-type="float">
            <text:p>1.746</text:p>
          </table:table-cell>
          <table:table-cell/>
          <table:table-cell table:style-name="ce36" office:value-type="string" calcext:value-type="string">
            <text:p>SSC</text:p>
          </table:table-cell>
          <table:table-cell table:formula="of:= 24*[.B16]^2" office:value-type="float" office:value="56146262.5584369" calcext:value-type="float">
            <text:p>56146262.5584369</text:p>
          </table:table-cell>
          <table:table-cell table:formula="of:=[.K16]/[.K22]" office:value-type="percentage" office:value="0.55934009223006" calcext:value-type="percentage">
            <text:p>55.93%</text:p>
          </table:table-cell>
          <table:table-cell table:number-columns-repeated="11"/>
        </table:table-row>
        <table:table-row table:style-name="ro1">
          <table:table-cell table:style-name="ce30" office:value-type="string" calcext:value-type="string">
            <text:p>qAB</text:p>
          </table:table-cell>
          <table:table-cell table:formula="of:=SUMPRODUCT([.E3:.E10];[.N3:.N10])/8" office:value-type="float" office:value="171.479861111109" calcext:value-type="float">
            <text:p>171.479861111109</text:p>
          </table:table-cell>
          <table:table-cell/>
          <table:table-cell table:style-name="ce31" table:formula="of:=ROUND([.B17] - [.$H$17];2)" office:value-type="float" office:value="114.76" calcext:value-type="float">
            <text:p>114.76</text:p>
          </table:table-cell>
          <table:table-cell table:style-name="ce31" table:formula="of:=ROUND([.B17] + [.$H$17];2)" office:value-type="float" office:value="228.2" calcext:value-type="float">
            <text:p>228.2</text:p>
          </table:table-cell>
          <table:table-cell/>
          <table:table-cell table:style-name="ce32" office:value-type="string" calcext:value-type="string">
            <text:p>Confidence Range</text:p>
          </table:table-cell>
          <table:table-cell table:formula="of:=[.H16]*[.H15]" office:value-type="float" office:value="56.7203796275474" calcext:value-type="float">
            <text:p>56.7203796275474</text:p>
          </table:table-cell>
          <table:table-cell/>
          <table:table-cell table:style-name="ce36" office:value-type="string" calcext:value-type="string">
            <text:p>SSAB</text:p>
          </table:table-cell>
          <table:table-cell table:formula="of:= 24*[.B17]^2" office:value-type="float" office:value="705728.226400443" calcext:value-type="float">
            <text:p>705728.226400443</text:p>
          </table:table-cell>
          <table:table-cell table:formula="of:=[.K17]/[.K22]" office:value-type="percentage" office:value="0.00703060316496294" calcext:value-type="percentage">
            <text:p>0.70%</text:p>
          </table:table-cell>
          <table:table-cell table:number-columns-repeated="11"/>
        </table:table-row>
        <table:table-row table:style-name="ro1">
          <table:table-cell table:style-name="ce30" office:value-type="string" calcext:value-type="string">
            <text:p>qAC</text:p>
          </table:table-cell>
          <table:table-cell table:formula="of:=SUMPRODUCT([.F3:.F10];[.N3:.N10])/8" office:value-type="float" office:value="-177.357638888891" calcext:value-type="float">
            <text:p>-177.357638888891</text:p>
          </table:table-cell>
          <table:table-cell/>
          <table:table-cell table:style-name="ce31" table:formula="of:=ROUND([.B18] - [.$H$17];2)" office:value-type="float" office:value="-234.08" calcext:value-type="float">
            <text:p>-234.08</text:p>
          </table:table-cell>
          <table:table-cell table:style-name="ce31" table:formula="of:=ROUND([.B18] + [.$H$17];2)" office:value-type="float" office:value="-120.64" calcext:value-type="float">
            <text:p>-120.64</text:p>
          </table:table-cell>
          <table:table-cell table:number-columns-repeated="4"/>
          <table:table-cell table:style-name="ce36" office:value-type="string" calcext:value-type="string">
            <text:p>SSAC</text:p>
          </table:table-cell>
          <table:table-cell table:formula="of:= 24*[.B18]^2" office:value-type="float" office:value="754937.569733814" calcext:value-type="float">
            <text:p>754937.569733814</text:p>
          </table:table-cell>
          <table:table-cell table:formula="of:=[.K18]/[.K22]" office:value-type="percentage" office:value="0.00752083630577087" calcext:value-type="percentage">
            <text:p>0.75%</text:p>
          </table:table-cell>
          <table:table-cell table:number-columns-repeated="11"/>
        </table:table-row>
        <table:table-row table:style-name="ro1">
          <table:table-cell table:style-name="ce30" office:value-type="string" calcext:value-type="string">
            <text:p>qBC</text:p>
          </table:table-cell>
          <table:table-cell table:formula="of:=SUMPRODUCT([.G3:.G10];[.N3:.N10])/8" office:value-type="float" office:value="340.600694444436" calcext:value-type="float">
            <text:p>340.600694444436</text:p>
          </table:table-cell>
          <table:table-cell/>
          <table:table-cell table:style-name="ce31" table:formula="of:=ROUND([.B19] - [.$H$17];2)" office:value-type="float" office:value="283.88" calcext:value-type="float">
            <text:p>283.88</text:p>
          </table:table-cell>
          <table:table-cell table:style-name="ce31" table:formula="of:=ROUND([.B19] + [.$H$17];2)" office:value-type="float" office:value="397.32" calcext:value-type="float">
            <text:p>397.32</text:p>
          </table:table-cell>
          <table:table-cell table:number-columns-repeated="4"/>
          <table:table-cell table:style-name="ce36" office:value-type="string" calcext:value-type="string">
            <text:p>SSBC</text:p>
          </table:table-cell>
          <table:table-cell table:formula="of:= 24*[.B19]^2" office:value-type="float" office:value="2784211.99334477" calcext:value-type="float">
            <text:p>2784211.99334477</text:p>
          </table:table-cell>
          <table:table-cell table:formula="of:=[.K19]/[.K22]" office:value-type="percentage" office:value="0.0277368665728143" calcext:value-type="percentage">
            <text:p>2.77%</text:p>
          </table:table-cell>
          <table:table-cell table:number-columns-repeated="11"/>
        </table:table-row>
        <table:table-row table:style-name="ro1">
          <table:table-cell table:style-name="ce30" office:value-type="string" calcext:value-type="string">
            <text:p>qABC</text:p>
          </table:table-cell>
          <table:table-cell table:formula="of:=SUMPRODUCT([.H3:.H10];[.N3:.N10])/8" office:value-type="float" office:value="115.243749999999" calcext:value-type="float">
            <text:p>115.243749999999</text:p>
          </table:table-cell>
          <table:table-cell/>
          <table:table-cell table:style-name="ce31" table:formula="of:=ROUND([.B20] - [.$H$17];2)" office:value-type="float" office:value="58.52" calcext:value-type="float">
            <text:p>58.52</text:p>
          </table:table-cell>
          <table:table-cell table:style-name="ce31" table:formula="of:=ROUND([.B20] + [.$H$17];2)" office:value-type="float" office:value="171.96" calcext:value-type="float">
            <text:p>171.96</text:p>
          </table:table-cell>
          <table:table-cell table:number-columns-repeated="4"/>
          <table:table-cell table:style-name="ce36" office:value-type="string" calcext:value-type="string">
            <text:p>SSABC</text:p>
          </table:table-cell>
          <table:table-cell table:formula="of:= 24*[.B20]^2" office:value-type="float" office:value="318746.925937493" calcext:value-type="float">
            <text:p>318746.925937493</text:p>
          </table:table-cell>
          <table:table-cell table:formula="of:=[.K20]/[.K22]" office:value-type="percentage" office:value="0.00317541946387553" calcext:value-type="percentage">
            <text:p>0.32%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5" office:value-type="string" calcext:value-type="string">
            <text:p>SSY</text:p>
          </table:table-cell>
          <table:table-cell table:formula="of:=SUMSQ([.J3:.L10])" office:value-type="float" office:value="1551141342.30417" calcext:value-type="float">
            <text:p>1551141342.30417</text:p>
          </table:table-cell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5" office:value-type="string" calcext:value-type="string">
            <text:p>SST</text:p>
          </table:table-cell>
          <table:table-cell table:formula="of:=[.K21]-[.K13]" office:value-type="float" office:value="100379470.984436" calcext:value-type="float">
            <text:p>100379470.984436</text:p>
          </table:table-cell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6" office:value-type="string" calcext:value-type="string">
            <text:p>SSE</text:p>
          </table:table-cell>
          <table:table-cell table:formula="of:=[.K22]-SUM([.K14:.K19])" office:value-type="float" office:value="405248.115015879" calcext:value-type="float">
            <text:p>405248.115015879</text:p>
          </table:table-cell>
          <table:table-cell table:formula="of:=[.K23]/[.K22]" office:value-type="percentage" office:value="0.00403716129445147" calcext:value-type="percentage">
            <text:p>0.40%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1">
          <table:table-cell table:style-name="ce27" office:value-type="string" calcext:value-type="string">
            <text:p>Index Matrix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ce27" office:value-type="string" calcext:value-type="string">
            <text:p>Repetitions</text:p>
          </table:table-cell>
          <table:table-cell/>
          <table:table-cell table:style-name="Default"/>
          <table:table-cell/>
          <table:table-cell table:style-name="ce27" office:value-type="string" calcext:value-type="string">
            <text:p>Averages</text:p>
          </table:table-cell>
          <table:table-cell table:number-columns-repeated="2"/>
          <table:table-cell table:style-name="ce27" office:value-type="string" calcext:value-type="string">
            <text:p>Errors Squared</text:p>
          </table:table-cell>
          <table:table-cell table:number-columns-repeated="2"/>
          <table:table-cell table:style-name="ce27" office:value-type="string" calcext:value-type="string">
            <text:p>Estimated Errors Squared</text:p>
          </table:table-cell>
          <table:table-cell table:number-columns-repeated="3"/>
        </table:table-row>
        <table:table-row table:style-name="ro1">
          <table:table-cell table:style-name="ce28" office:value-type="string" calcext:value-type="string">
            <text:p>I</text:p>
          </table:table-cell>
          <table:table-cell table:style-name="ce28" office:value-type="string" calcext:value-type="string">
            <text:p>A (MC)</text:p>
          </table:table-cell>
          <table:table-cell table:style-name="ce28" office:value-type="string" calcext:value-type="string">
            <text:p>B (MW)</text:p>
          </table:table-cell>
          <table:table-cell table:style-name="ce28" office:value-type="string" calcext:value-type="string">
            <text:p>C (WT)</text:p>
          </table:table-cell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ABC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8" office:value-type="string" calcext:value-type="string">
            <text:p>From Rep</text:p>
          </table:table-cell>
          <table:table-cell table:style-name="ce38" office:value-type="string" calcext:value-type="string">
            <text:p>Estimated</text:p>
          </table:table-cell>
          <table:table-cell/>
          <table:table-cell table:style-name="ce39" office:value-type="string" calcext:value-type="string">
            <text:p>Rep 1</text:p>
          </table:table-cell>
          <table:table-cell table:style-name="ce39" office:value-type="string" calcext:value-type="string">
            <text:p>Rep 2</text:p>
          </table:table-cell>
          <table:table-cell table:style-name="ce39" office:value-type="string" calcext:value-type="string">
            <text:p>Rep 3</text:p>
          </table:table-cell>
          <table:table-cell table:style-name="ce39" office:value-type="string" calcext:value-type="string">
            <text:p>Rep 1</text:p>
          </table:table-cell>
          <table:table-cell table:style-name="ce39" office:value-type="string" calcext:value-type="string">
            <text:p>Rep 2</text:p>
          </table:table-cell>
          <table:table-cell table:style-name="ce39" office:value-type="string" calcext:value-type="string">
            <text:p>Rep 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[.B28]*[.C28]" office:value-type="float" office:value="1" calcext:value-type="float">
            <text:p>1</text:p>
          </table:table-cell>
          <table:table-cell table:style-name="ce29" table:formula="of:=[.B28]*[.D28]" office:value-type="float" office:value="1" calcext:value-type="float">
            <text:p>1</text:p>
          </table:table-cell>
          <table:table-cell table:style-name="ce29" table:formula="of:=[.C28]*[.D28]" office:value-type="float" office:value="1" calcext:value-type="float">
            <text:p>1</text:p>
          </table:table-cell>
          <table:table-cell table:style-name="ce29" table:formula="of:=[.B28]*[.C28]*[.D28]" office:value-type="float" office:value="-1" calcext:value-type="float">
            <text:p>-1</text:p>
          </table:table-cell>
          <table:table-cell/>
          <table:table-cell table:formula="of:=LOG10([.J3])" office:value-type="float" office:value="3.7657529720108" calcext:value-type="float">
            <text:p>3.7657529720108</text:p>
          </table:table-cell>
          <table:table-cell table:style-name="ce29" table:formula="of:=LOG10([.K3])" office:value-type="float" office:value="3.76977598491765" calcext:value-type="float">
            <text:p>3.76977598491765</text:p>
          </table:table-cell>
          <table:table-cell table:style-name="ce29" table:formula="of:=LOG10([.L3])" office:value-type="float" office:value="3.7746860278684" calcext:value-type="float">
            <text:p>3.7746860278684</text:p>
          </table:table-cell>
          <table:table-cell/>
          <table:table-cell table:style-name="ce29" table:formula="of:=AVERAGE([.J28:.L28])" office:value-type="float" office:value="3.77007166159895" calcext:value-type="float">
            <text:p>3.77007166159895</text:p>
          </table:table-cell>
          <table:table-cell table:style-name="ce29" table:formula="of:=[.B38]*[.A28]+[.B39]*[.B28]+[.B40]*[.C28]+[.B41]*[.D28]+[.B42]*[.E28]+[.B43]*[.F28]+[.B44]*[.G28]+[.B45]*[.H28]" office:value-type="float" office:value="3.77007166159895" calcext:value-type="float">
            <text:p>3.77007166159895</text:p>
          </table:table-cell>
          <table:table-cell/>
          <table:table-cell table:style-name="ce29" table:formula="of:=([.N28] - [.J28])^2" office:value-type="float" office:value="0.0000186510797587891" calcext:value-type="float">
            <text:p>1.86510797587891E-05</text:p>
          </table:table-cell>
          <table:table-cell table:style-name="ce29" table:formula="of:=([.N28] - [.K28])^2" office:value-type="float" office:value="0.000000087424699866837" calcext:value-type="float">
            <text:p>8.7424699866837E-08</text:p>
          </table:table-cell>
          <table:table-cell table:style-name="ce29" table:formula="of:=([.N28] - [.L28])^2" office:value-type="float" office:value="0.0000212923760686543" calcext:value-type="float">
            <text:p>2.12923760686543E-05</text:p>
          </table:table-cell>
          <table:table-cell table:style-name="ce29" table:formula="of:=([.O28] - [.J28])^2" office:value-type="float" office:value="0.0000186510797587891" calcext:value-type="float">
            <text:p>1.86510797587891E-05</text:p>
          </table:table-cell>
          <table:table-cell table:style-name="ce29" table:formula="of:=([.O28] - [.K28])^2" office:value-type="float" office:value="0.000000087424699866837" calcext:value-type="float">
            <text:p>8.7424699866837E-08</text:p>
          </table:table-cell>
          <table:table-cell table:style-name="ce29" table:formula="of:=([.O28] - [.L28])^2" office:value-type="float" office:value="0.0000212923760686543" calcext:value-type="float">
            <text:p>2.12923760686543E-0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1" calcext:value-type="float">
            <text:p>1</text:p>
          </table:table-cell>
          <table:table-cell table:style-name="ce29" table:formula="of:=[.B29]*[.D29]" office:value-type="float" office:value="-1" calcext:value-type="float">
            <text:p>-1</text:p>
          </table:table-cell>
          <table:table-cell table:style-name="ce29" table:formula="of:=[.C29]*[.D29]" office:value-type="float" office:value="-1" calcext:value-type="float">
            <text:p>-1</text:p>
          </table:table-cell>
          <table:table-cell table:style-name="ce29" table:formula="of:=[.B29]*[.C29]*[.D29]" office:value-type="float" office:value="1" calcext:value-type="float">
            <text:p>1</text:p>
          </table:table-cell>
          <table:table-cell/>
          <table:table-cell table:formula="of:=LOG10([.J4])" office:value-type="float" office:value="3.95023256591834" calcext:value-type="float">
            <text:p>3.95023256591834</text:p>
          </table:table-cell>
          <table:table-cell table:style-name="ce29" table:formula="of:=LOG10([.K4])" office:value-type="float" office:value="3.94121567380721" calcext:value-type="float">
            <text:p>3.94121567380721</text:p>
          </table:table-cell>
          <table:table-cell table:style-name="ce29" table:formula="of:=LOG10([.L4])" office:value-type="float" office:value="3.9497135737272" calcext:value-type="float">
            <text:p>3.9497135737272</text:p>
          </table:table-cell>
          <table:table-cell/>
          <table:table-cell table:style-name="ce29" table:formula="of:=AVERAGE([.J29:.L29])" office:value-type="float" office:value="3.94705393781758" calcext:value-type="float">
            <text:p>3.94705393781758</text:p>
          </table:table-cell>
          <table:table-cell table:style-name="ce29" table:formula="of:=[.B38]*[.A29]+[.B39]*[.B29]+[.B40]*[.C29]+[.B41]*[.D29]+[.B42]*[.E29]+[.B43]*[.F29]+[.B44]*[.G29]+[.B45]*[.H29]" office:value-type="float" office:value="3.94705393781758" calcext:value-type="float">
            <text:p>3.94705393781758</text:p>
          </table:table-cell>
          <table:table-cell/>
          <table:table-cell table:style-name="ce29" table:formula="of:=([.N29] - [.J29])^2" office:value-type="float" office:value="0.0000101036766029071" calcext:value-type="float">
            <text:p>1.01036766029071E-05</text:p>
          </table:table-cell>
          <table:table-cell table:style-name="ce29" table:formula="of:=([.N29] - [.K29])^2" office:value-type="float" office:value="0.0000340853266548622" calcext:value-type="float">
            <text:p>3.40853266548622E-05</text:p>
          </table:table-cell>
          <table:table-cell table:style-name="ce29" table:formula="of:=([.N29] - [.L29])^2" office:value-type="float" office:value="0.00000707366317174986" calcext:value-type="float">
            <text:p>7.07366317174986E-06</text:p>
          </table:table-cell>
          <table:table-cell table:style-name="ce29" table:formula="of:=([.O29] - [.J29])^2" office:value-type="float" office:value="0.0000101036766029071" calcext:value-type="float">
            <text:p>1.01036766029071E-05</text:p>
          </table:table-cell>
          <table:table-cell table:style-name="ce29" table:formula="of:=([.O29] - [.K29])^2" office:value-type="float" office:value="0.0000340853266548622" calcext:value-type="float">
            <text:p>3.40853266548622E-05</text:p>
          </table:table-cell>
          <table:table-cell table:style-name="ce29" table:formula="of:=([.O29] - [.L29])^2" office:value-type="float" office:value="0.00000707366317174986" calcext:value-type="float">
            <text:p>7.07366317174986E-0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30]*[.C30]" office:value-type="float" office:value="-1" calcext:value-type="float">
            <text:p>-1</text:p>
          </table:table-cell>
          <table:table-cell table:style-name="ce29" table:formula="of:=[.B30]*[.D30]" office:value-type="float" office:value="1" calcext:value-type="float">
            <text:p>1</text:p>
          </table:table-cell>
          <table:table-cell table:style-name="ce29" table:formula="of:=[.C30]*[.D30]" office:value-type="float" office:value="-1" calcext:value-type="float">
            <text:p>-1</text:p>
          </table:table-cell>
          <table:table-cell table:style-name="ce29" table:formula="of:=[.B30]*[.C30]*[.D30]" office:value-type="float" office:value="1" calcext:value-type="float">
            <text:p>1</text:p>
          </table:table-cell>
          <table:table-cell/>
          <table:table-cell table:formula="of:=LOG10([.J5])" office:value-type="float" office:value="3.8650506473517" calcext:value-type="float">
            <text:p>3.8650506473517</text:p>
          </table:table-cell>
          <table:table-cell table:style-name="ce29" table:formula="of:=LOG10([.K5])" office:value-type="float" office:value="3.87533912295454" calcext:value-type="float">
            <text:p>3.87533912295454</text:p>
          </table:table-cell>
          <table:table-cell table:style-name="ce29" table:formula="of:=LOG10([.L5])" office:value-type="float" office:value="3.86614944593114" calcext:value-type="float">
            <text:p>3.86614944593114</text:p>
          </table:table-cell>
          <table:table-cell/>
          <table:table-cell table:style-name="ce29" table:formula="of:=AVERAGE([.J30:.L30])" office:value-type="float" office:value="3.86884640541246" calcext:value-type="float">
            <text:p>3.86884640541246</text:p>
          </table:table-cell>
          <table:table-cell table:style-name="ce29" table:formula="of:=[.B38]*[.A30]+[.B39]*[.B30]+[.B40]*[.C30]+[.B41]*[.D30]+[.B42]*[.E30]+[.B43]*[.F30]+[.B44]*[.G30]+[.B45]*[.H30]" office:value-type="float" office:value="3.86884640541246" calcext:value-type="float">
            <text:p>3.86884640541246</text:p>
          </table:table-cell>
          <table:table-cell/>
          <table:table-cell table:style-name="ce29" table:formula="of:=([.N30] - [.J30])^2" office:value-type="float" office:value="0.0000144077792558021" calcext:value-type="float">
            <text:p>1.44077792558021E-05</text:p>
          </table:table-cell>
          <table:table-cell table:style-name="ce29" table:formula="of:=([.N30] - [.K30])^2" office:value-type="float" office:value="0.0000421553810812236" calcext:value-type="float">
            <text:p>4.21553810812236E-05</text:p>
          </table:table-cell>
          <table:table-cell table:style-name="ce29" table:formula="of:=([.N30] - [.L30])^2" office:value-type="float" office:value="0.00000727359044389133" calcext:value-type="float">
            <text:p>7.27359044389133E-06</text:p>
          </table:table-cell>
          <table:table-cell table:style-name="ce29" table:formula="of:=([.O30] - [.J30])^2" office:value-type="float" office:value="0.0000144077792558021" calcext:value-type="float">
            <text:p>1.44077792558021E-05</text:p>
          </table:table-cell>
          <table:table-cell table:style-name="ce29" table:formula="of:=([.O30] - [.K30])^2" office:value-type="float" office:value="0.0000421553810812236" calcext:value-type="float">
            <text:p>4.21553810812236E-05</text:p>
          </table:table-cell>
          <table:table-cell table:style-name="ce29" table:formula="of:=([.O30] - [.L30])^2" office:value-type="float" office:value="0.00000727359044389133" calcext:value-type="float">
            <text:p>7.27359044389133E-0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31]*[.C31]" office:value-type="float" office:value="-1" calcext:value-type="float">
            <text:p>-1</text:p>
          </table:table-cell>
          <table:table-cell table:style-name="ce29" table:formula="of:=[.B31]*[.D31]" office:value-type="float" office:value="-1" calcext:value-type="float">
            <text:p>-1</text:p>
          </table:table-cell>
          <table:table-cell table:style-name="ce29" table:formula="of:=[.C31]*[.D31]" office:value-type="float" office:value="1" calcext:value-type="float">
            <text:p>1</text:p>
          </table:table-cell>
          <table:table-cell table:style-name="ce29" table:formula="of:=[.B31]*[.C31]*[.D31]" office:value-type="float" office:value="-1" calcext:value-type="float">
            <text:p>-1</text:p>
          </table:table-cell>
          <table:table-cell/>
          <table:table-cell table:formula="of:=LOG10([.J6])" office:value-type="float" office:value="4.04852466638676" calcext:value-type="float">
            <text:p>4.04852466638676</text:p>
          </table:table-cell>
          <table:table-cell table:style-name="ce29" table:formula="of:=LOG10([.K6])" office:value-type="float" office:value="4.05344980501735" calcext:value-type="float">
            <text:p>4.05344980501735</text:p>
          </table:table-cell>
          <table:table-cell table:style-name="ce29" table:formula="of:=LOG10([.L6])" office:value-type="float" office:value="4.05243100326916" calcext:value-type="float">
            <text:p>4.05243100326916</text:p>
          </table:table-cell>
          <table:table-cell/>
          <table:table-cell table:style-name="ce29" table:formula="of:=AVERAGE([.J31:.L31])" office:value-type="float" office:value="4.05146849155776" calcext:value-type="float">
            <text:p>4.05146849155776</text:p>
          </table:table-cell>
          <table:table-cell table:style-name="ce29" table:formula="of:=[.B38]*[.A31]+[.B39]*[.B31]+[.B40]*[.C31]+[.B41]*[.D31]+[.B42]*[.E31]+[.B43]*[.F31]+[.B44]*[.G31]+[.B45]*[.H31]" office:value-type="float" office:value="4.05146849155776" calcext:value-type="float">
            <text:p>4.05146849155776</text:p>
          </table:table-cell>
          <table:table-cell/>
          <table:table-cell table:style-name="ce29" table:formula="of:=([.N31] - [.J31])^2" office:value-type="float" office:value="0.00000866610663738248" calcext:value-type="float">
            <text:p>8.66610663738248E-06</text:p>
          </table:table-cell>
          <table:table-cell table:style-name="ce29" table:formula="of:=([.N31] - [.K31])^2" office:value-type="float" office:value="0.00000392560302516862" calcext:value-type="float">
            <text:p>3.92560302516862E-06</text:p>
          </table:table-cell>
          <table:table-cell table:style-name="ce29" table:formula="of:=([.N31] - [.L31])^2" office:value-type="float" office:value="0.000000926428794583534" calcext:value-type="float">
            <text:p>9.26428794583534E-07</text:p>
          </table:table-cell>
          <table:table-cell table:style-name="ce29" table:formula="of:=([.O31] - [.J31])^2" office:value-type="float" office:value="0.00000866610663738248" calcext:value-type="float">
            <text:p>8.66610663738248E-06</text:p>
          </table:table-cell>
          <table:table-cell table:style-name="ce29" table:formula="of:=([.O31] - [.K31])^2" office:value-type="float" office:value="0.00000392560302516862" calcext:value-type="float">
            <text:p>3.92560302516862E-06</text:p>
          </table:table-cell>
          <table:table-cell table:style-name="ce29" table:formula="of:=([.O31] - [.L31])^2" office:value-type="float" office:value="0.000000926428794583534" calcext:value-type="float">
            <text:p>9.26428794583534E-0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[.B32]*[.C32]" office:value-type="float" office:value="-1" calcext:value-type="float">
            <text:p>-1</text:p>
          </table:table-cell>
          <table:table-cell table:style-name="ce29" table:formula="of:=[.B32]*[.D32]" office:value-type="float" office:value="-1" calcext:value-type="float">
            <text:p>-1</text:p>
          </table:table-cell>
          <table:table-cell table:style-name="ce29" table:formula="of:=[.C32]*[.D32]" office:value-type="float" office:value="1" calcext:value-type="float">
            <text:p>1</text:p>
          </table:table-cell>
          <table:table-cell table:style-name="ce29" table:formula="of:=[.B32]*[.C32]*[.D32]" office:value-type="float" office:value="1" calcext:value-type="float">
            <text:p>1</text:p>
          </table:table-cell>
          <table:table-cell/>
          <table:table-cell table:formula="of:=LOG10([.J7])" office:value-type="float" office:value="3.69383096786997" calcext:value-type="float">
            <text:p>3.69383096786997</text:p>
          </table:table-cell>
          <table:table-cell table:style-name="ce29" table:formula="of:=LOG10([.K7])" office:value-type="float" office:value="3.69976837190959" calcext:value-type="float">
            <text:p>3.69976837190959</text:p>
          </table:table-cell>
          <table:table-cell table:style-name="ce29" table:formula="of:=LOG10([.L7])" office:value-type="float" office:value="3.69920156631533" calcext:value-type="float">
            <text:p>3.69920156631533</text:p>
          </table:table-cell>
          <table:table-cell/>
          <table:table-cell table:style-name="ce29" table:formula="of:=AVERAGE([.J32:.L32])" office:value-type="float" office:value="3.69760030203163" calcext:value-type="float">
            <text:p>3.69760030203163</text:p>
          </table:table-cell>
          <table:table-cell table:style-name="ce29" table:formula="of:=[.B38]*[.A32]+[.B39]*[.B32]+[.B40]*[.C32]+[.B41]*[.D32]+[.B42]*[.E32]+[.B43]*[.F32]+[.B44]*[.G32]+[.B45]*[.H32]" office:value-type="float" office:value="3.69760030203163" calcext:value-type="float">
            <text:p>3.69760030203163</text:p>
          </table:table-cell>
          <table:table-cell/>
          <table:table-cell table:style-name="ce29" table:formula="of:=([.N32] - [.J32])^2" office:value-type="float" office:value="0.000014207880022259" calcext:value-type="float">
            <text:p>1.4207880022259E-05</text:p>
          </table:table-cell>
          <table:table-cell table:style-name="ce29" table:formula="of:=([.N32] - [.K32])^2" office:value-type="float" office:value="0.00000470052699572919" calcext:value-type="float">
            <text:p>4.70052699572919E-06</text:p>
          </table:table-cell>
          <table:table-cell table:style-name="ce29" table:formula="of:=([.N32] - [.L32])^2" office:value-type="float" office:value="0.00000256404730624545" calcext:value-type="float">
            <text:p>2.56404730624545E-06</text:p>
          </table:table-cell>
          <table:table-cell table:style-name="ce29" table:formula="of:=([.O32] - [.J32])^2" office:value-type="float" office:value="0.0000142078800222557" calcext:value-type="float">
            <text:p>1.42078800222557E-05</text:p>
          </table:table-cell>
          <table:table-cell table:style-name="ce29" table:formula="of:=([.O32] - [.K32])^2" office:value-type="float" office:value="0.00000470052699573111" calcext:value-type="float">
            <text:p>4.70052699573111E-06</text:p>
          </table:table-cell>
          <table:table-cell table:style-name="ce29" table:formula="of:=([.O32] - [.L32])^2" office:value-type="float" office:value="0.00000256404730624687" calcext:value-type="float">
            <text:p>2.56404730624687E-0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33]*[.C33]" office:value-type="float" office:value="-1" calcext:value-type="float">
            <text:p>-1</text:p>
          </table:table-cell>
          <table:table-cell table:style-name="ce29" table:formula="of:=[.B33]*[.D33]" office:value-type="float" office:value="1" calcext:value-type="float">
            <text:p>1</text:p>
          </table:table-cell>
          <table:table-cell table:style-name="ce29" table:formula="of:=[.C33]*[.D33]" office:value-type="float" office:value="-1" calcext:value-type="float">
            <text:p>-1</text:p>
          </table:table-cell>
          <table:table-cell table:style-name="ce29" table:formula="of:=[.B33]*[.C33]*[.D33]" office:value-type="float" office:value="-1" calcext:value-type="float">
            <text:p>-1</text:p>
          </table:table-cell>
          <table:table-cell/>
          <table:table-cell table:formula="of:=LOG10([.J8])" office:value-type="float" office:value="3.83576136311976" calcext:value-type="float">
            <text:p>3.83576136311976</text:p>
          </table:table-cell>
          <table:table-cell table:style-name="ce29" table:formula="of:=LOG10([.K8])" office:value-type="float" office:value="3.83218093914076" calcext:value-type="float">
            <text:p>3.83218093914076</text:p>
          </table:table-cell>
          <table:table-cell table:style-name="ce29" table:formula="of:=LOG10([.L8])" office:value-type="float" office:value="3.82509924607537" calcext:value-type="float">
            <text:p>3.82509924607537</text:p>
          </table:table-cell>
          <table:table-cell/>
          <table:table-cell table:style-name="ce29" table:formula="of:=AVERAGE([.J33:.L33])" office:value-type="float" office:value="3.8310138494453" calcext:value-type="float">
            <text:p>3.8310138494453</text:p>
          </table:table-cell>
          <table:table-cell table:style-name="ce29" table:formula="of:=[.B38]*[.A33]+[.B39]*[.B33]+[.B40]*[.C33]+[.B41]*[.D33]+[.B42]*[.E33]+[.B43]*[.F33]+[.B44]*[.G33]+[.B45]*[.H33]" office:value-type="float" office:value="3.8310138494453" calcext:value-type="float">
            <text:p>3.8310138494453</text:p>
          </table:table-cell>
          <table:table-cell/>
          <table:table-cell table:style-name="ce29" table:formula="of:=([.N33] - [.J33])^2" office:value-type="float" office:value="0.0000225388860891796" calcext:value-type="float">
            <text:p>2.25388860891796E-05</text:p>
          </table:table-cell>
          <table:table-cell table:style-name="ce29" table:formula="of:=([.N33] - [.K33])^2" office:value-type="float" office:value="0.00000136209835727089" calcext:value-type="float">
            <text:p>1.36209835727089E-06</text:p>
          </table:table-cell>
          <table:table-cell table:style-name="ce29" table:formula="of:=([.N33] - [.L33])^2" office:value-type="float" office:value="0.0000349825330235688" calcext:value-type="float">
            <text:p>3.49825330235688E-05</text:p>
          </table:table-cell>
          <table:table-cell table:style-name="ce29" table:formula="of:=([.O33] - [.J33])^2" office:value-type="float" office:value="0.0000225388860891796" calcext:value-type="float">
            <text:p>2.25388860891796E-05</text:p>
          </table:table-cell>
          <table:table-cell table:style-name="ce29" table:formula="of:=([.O33] - [.K33])^2" office:value-type="float" office:value="0.00000136209835727089" calcext:value-type="float">
            <text:p>1.36209835727089E-06</text:p>
          </table:table-cell>
          <table:table-cell table:style-name="ce29" table:formula="of:=([.O33] - [.L33])^2" office:value-type="float" office:value="0.0000349825330235688" calcext:value-type="float">
            <text:p>3.49825330235688E-0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34]*[.C34]" office:value-type="float" office:value="1" calcext:value-type="float">
            <text:p>1</text:p>
          </table:table-cell>
          <table:table-cell table:style-name="ce29" table:formula="of:=[.B34]*[.D34]" office:value-type="float" office:value="-1" calcext:value-type="float">
            <text:p>-1</text:p>
          </table:table-cell>
          <table:table-cell table:style-name="ce29" table:formula="of:=[.C34]*[.D34]" office:value-type="float" office:value="-1" calcext:value-type="float">
            <text:p>-1</text:p>
          </table:table-cell>
          <table:table-cell table:style-name="ce29" table:formula="of:=[.B34]*[.C34]*[.D34]" office:value-type="float" office:value="-1" calcext:value-type="float">
            <text:p>-1</text:p>
          </table:table-cell>
          <table:table-cell/>
          <table:table-cell table:formula="of:=LOG10([.J9])" office:value-type="float" office:value="3.83077680082296" calcext:value-type="float">
            <text:p>3.83077680082296</text:p>
          </table:table-cell>
          <table:table-cell table:style-name="ce29" table:formula="of:=LOG10([.K9])" office:value-type="float" office:value="3.82432763303641" calcext:value-type="float">
            <text:p>3.82432763303641</text:p>
          </table:table-cell>
          <table:table-cell table:style-name="ce29" table:formula="of:=LOG10([.L9])" office:value-type="float" office:value="3.82572247076309" calcext:value-type="float">
            <text:p>3.82572247076309</text:p>
          </table:table-cell>
          <table:table-cell/>
          <table:table-cell table:style-name="ce29" table:formula="of:=AVERAGE([.J34:.L34])" office:value-type="float" office:value="3.82694230154082" calcext:value-type="float">
            <text:p>3.82694230154082</text:p>
          </table:table-cell>
          <table:table-cell table:style-name="ce29" table:formula="of:=[.B38]*[.A34]+[.B39]*[.B34]+[.B40]*[.C34]+[.B41]*[.D34]+[.B42]*[.E34]+[.B43]*[.F34]+[.B44]*[.G34]+[.B45]*[.H34]" office:value-type="float" office:value="3.82694230154082" calcext:value-type="float">
            <text:p>3.82694230154082</text:p>
          </table:table-cell>
          <table:table-cell/>
          <table:table-cell table:style-name="ce29" table:formula="of:=([.N34] - [.J34])^2" office:value-type="float" office:value="0.0000147033847447558" calcext:value-type="float">
            <text:p>1.47033847447558E-05</text:p>
          </table:table-cell>
          <table:table-cell table:style-name="ce29" table:formula="of:=([.N34] - [.K34])^2" office:value-type="float" office:value="0.00000683649138794405" calcext:value-type="float">
            <text:p>6.83649138794405E-06</text:p>
          </table:table-cell>
          <table:table-cell table:style-name="ce29" table:formula="of:=([.N34] - [.L34])^2" office:value-type="float" office:value="0.00000148798712630719" calcext:value-type="float">
            <text:p>1.48798712630719E-06</text:p>
          </table:table-cell>
          <table:table-cell table:style-name="ce29" table:formula="of:=([.O34] - [.J34])^2" office:value-type="float" office:value="0.0000147033847447626" calcext:value-type="float">
            <text:p>1.47033847447626E-05</text:p>
          </table:table-cell>
          <table:table-cell table:style-name="ce29" table:formula="of:=([.O34] - [.K34])^2" office:value-type="float" office:value="0.00000683649138793941" calcext:value-type="float">
            <text:p>6.83649138793941E-06</text:p>
          </table:table-cell>
          <table:table-cell table:style-name="ce29" table:formula="of:=([.O34] - [.L34])^2" office:value-type="float" office:value="0.00000148798712630502" calcext:value-type="float">
            <text:p>1.48798712630502E-0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35]*[.C35]" office:value-type="float" office:value="1" calcext:value-type="float">
            <text:p>1</text:p>
          </table:table-cell>
          <table:table-cell table:style-name="ce29" table:formula="of:=[.B35]*[.D35]" office:value-type="float" office:value="1" calcext:value-type="float">
            <text:p>1</text:p>
          </table:table-cell>
          <table:table-cell table:style-name="ce29" table:formula="of:=[.C35]*[.D35]" office:value-type="float" office:value="1" calcext:value-type="float">
            <text:p>1</text:p>
          </table:table-cell>
          <table:table-cell table:style-name="ce29" table:formula="of:=[.B35]*[.C35]*[.D35]" office:value-type="float" office:value="1" calcext:value-type="float">
            <text:p>1</text:p>
          </table:table-cell>
          <table:table-cell/>
          <table:table-cell table:formula="of:=LOG10([.J10])" office:value-type="float" office:value="4.01590158670125" calcext:value-type="float">
            <text:p>4.01590158670125</text:p>
          </table:table-cell>
          <table:table-cell table:style-name="ce29" table:formula="of:=LOG10([.K10])" office:value-type="float" office:value="4.01109162415183" calcext:value-type="float">
            <text:p>4.01109162415183</text:p>
          </table:table-cell>
          <table:table-cell table:style-name="ce29" table:formula="of:=LOG10([.L10])" office:value-type="float" office:value="4.01523467512047" calcext:value-type="float">
            <text:p>4.01523467512047</text:p>
          </table:table-cell>
          <table:table-cell/>
          <table:table-cell table:style-name="ce29" table:formula="of:=AVERAGE([.J35:.L35])" office:value-type="float" office:value="4.01407596199118" calcext:value-type="float">
            <text:p>4.01407596199118</text:p>
          </table:table-cell>
          <table:table-cell table:style-name="ce29" table:formula="of:=[.B38]*[.A35]+[.B39]*[.B35]+[.B40]*[.C35]+[.B41]*[.D35]+[.B42]*[.E35]+[.B43]*[.F35]+[.B44]*[.G35]+[.B45]*[.H35]" office:value-type="float" office:value="4.01407596199118" calcext:value-type="float">
            <text:p>4.01407596199118</text:p>
          </table:table-cell>
          <table:table-cell/>
          <table:table-cell table:style-name="ce29" table:formula="of:=([.N35] - [.J35])^2" office:value-type="float" office:value="0.00000333290558201037" calcext:value-type="float">
            <text:p>3.33290558201037E-06</text:p>
          </table:table-cell>
          <table:table-cell table:style-name="ce29" table:formula="of:=([.N35] - [.K35])^2" office:value-type="float" office:value="0.00000890627233939169" calcext:value-type="float">
            <text:p>8.90627233939169E-06</text:p>
          </table:table-cell>
          <table:table-cell table:style-name="ce29" table:formula="of:=([.N35] - [.L35])^2" office:value-type="float" office:value="0.00000134261611598092" calcext:value-type="float">
            <text:p>1.34261611598092E-06</text:p>
          </table:table-cell>
          <table:table-cell table:style-name="ce29" table:formula="of:=([.O35] - [.J35])^2" office:value-type="float" office:value="0.00000333290558201037" calcext:value-type="float">
            <text:p>3.33290558201037E-06</text:p>
          </table:table-cell>
          <table:table-cell table:style-name="ce29" table:formula="of:=([.O35] - [.K35])^2" office:value-type="float" office:value="0.00000890627233939169" calcext:value-type="float">
            <text:p>8.90627233939169E-06</text:p>
          </table:table-cell>
          <table:table-cell table:style-name="ce29" table:formula="of:=([.O35] - [.L35])^2" office:value-type="float" office:value="0.00000134261611598092" calcext:value-type="float">
            <text:p>1.34261611598092E-06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1">
          <table:table-cell table:style-name="ce27" office:value-type="string" calcext:value-type="string">
            <text:p>Q-Values</text:p>
          </table:table-cell>
          <table:table-cell table:number-columns-repeated="2"/>
          <table:table-cell table:style-name="ce27" office:value-type="string" calcext:value-type="string">
            <text:p>Confidence Ranges</text:p>
          </table:table-cell>
          <table:table-cell table:style-name="Default"/>
          <table:table-cell/>
          <table:table-cell table:style-name="ce27" office:value-type="string" calcext:value-type="string">
            <text:p>Metrics</text:p>
          </table:table-cell>
          <table:table-cell table:number-columns-repeated="2"/>
          <table:table-cell table:style-name="ce34" office:value-type="string" calcext:value-type="string">
            <text:p>Sum of Squares</text:p>
          </table:table-cell>
          <table:table-cell/>
          <table:table-cell table:style-name="ce27" office:value-type="string" calcext:value-type="string">
            <text:p>Percentages</text:p>
          </table:table-cell>
          <table:table-cell table:number-columns-repeated="11"/>
        </table:table-row>
        <table:table-row table:style-name="ro1">
          <table:table-cell table:style-name="ce30" office:value-type="string" calcext:value-type="string">
            <text:p>q0</text:p>
          </table:table-cell>
          <table:table-cell table:formula="of:=SUMPRODUCT([.A28:.A35];[.N28:.N35])/8" office:value-type="float" office:value="3.87588411392446" calcext:value-type="float">
            <text:p>3.87588411392446</text:p>
          </table:table-cell>
          <table:table-cell/>
          <table:table-cell table:style-name="ce31" table:formula="of:=ROUND([.B38] - [.$H$42];2)" office:value-type="float" office:value="3.87" calcext:value-type="float">
            <text:p>3.87</text:p>
          </table:table-cell>
          <table:table-cell table:style-name="ce31" table:formula="of:=ROUND([.B38] + [.$H$42];2)" office:value-type="float" office:value="3.88" calcext:value-type="float">
            <text:p>3.88</text:p>
          </table:table-cell>
          <table:table-cell/>
          <table:table-cell table:style-name="ce32" office:value-type="string" calcext:value-type="string">
            <text:p>Variance Errors</text:p>
          </table:table-cell>
          <table:table-cell table:formula="of:=[.K48]/(8*2)" office:value-type="float" office:value="0.000072031712220616" calcext:value-type="float">
            <text:p>7.2031712220616E-05</text:p>
          </table:table-cell>
          <table:table-cell/>
          <table:table-cell table:style-name="ce35" office:value-type="string" calcext:value-type="string">
            <text:p>SS0</text:p>
          </table:table-cell>
          <table:table-cell table:formula="of:= 24*[.B38]^2" office:value-type="float" office:value="360.539463949728" calcext:value-type="float">
            <text:p>360.539463949728</text:p>
          </table:table-cell>
          <table:table-cell table:formula="of:=[.K38]/[.K47]" office:value-type="percentage" office:value="1172.17989181114" calcext:value-type="percentage">
            <text:p>117217.99%</text:p>
          </table:table-cell>
          <table:table-cell table:number-columns-repeated="11"/>
        </table:table-row>
        <table:table-row table:style-name="ro1">
          <table:table-cell table:style-name="ce30" office:value-type="string" calcext:value-type="string">
            <text:p>qA</text:p>
          </table:table-cell>
          <table:table-cell table:formula="of:=SUMPRODUCT([.B28:.B35];[.N28:.N35])/8" office:value-type="float" office:value="-0.0334760101722276" calcext:value-type="float">
            <text:p>-0.033476010172228</text:p>
          </table:table-cell>
          <table:table-cell/>
          <table:table-cell table:style-name="ce31" table:formula="of:=ROUND([.B39] - [.$H$42];2)" office:value-type="float" office:value="-0.04" calcext:value-type="float">
            <text:p>-0.04</text:p>
          </table:table-cell>
          <table:table-cell table:style-name="ce31" table:formula="of:=ROUND([.B39] + [.$H$42];2)" office:value-type="float" office:value="-0.03" calcext:value-type="float">
            <text:p>-0.03</text:p>
          </table:table-cell>
          <table:table-cell/>
          <table:table-cell table:style-name="ce32" office:value-type="string" calcext:value-type="string">
            <text:p>Std-Dev Errors</text:p>
          </table:table-cell>
          <table:table-cell table:formula="of:=SQRT([.H38])" office:value-type="float" office:value="0.00848714982904249" calcext:value-type="float">
            <text:p>0.008487149829043</text:p>
          </table:table-cell>
          <table:table-cell/>
          <table:table-cell table:style-name="ce36" office:value-type="string" calcext:value-type="string">
            <text:p>SSA</text:p>
          </table:table-cell>
          <table:table-cell table:formula="of:= 24*[.B39]^2" office:value-type="float" office:value="0.026895438169226" calcext:value-type="float">
            <text:p>0.026895438169226</text:p>
          </table:table-cell>
          <table:table-cell table:formula="of:=[.K39]/[.K47]" office:value-type="percentage" office:value="0.0874419999909201" calcext:value-type="percentage">
            <text:p>8.74%</text:p>
          </table:table-cell>
          <table:table-cell table:number-columns-repeated="11"/>
        </table:table-row>
        <table:table-row table:style-name="ro1">
          <table:table-cell table:style-name="ce30" office:value-type="string" calcext:value-type="string">
            <text:p>qB</text:p>
          </table:table-cell>
          <table:table-cell table:formula="of:=SUMPRODUCT([.C28:.C35];[.N28:.N35])/8" office:value-type="float" office:value="0.0644491762010951" calcext:value-type="float">
            <text:p>0.064449176201095</text:p>
          </table:table-cell>
          <table:table-cell/>
          <table:table-cell table:style-name="ce31" table:formula="of:=ROUND([.B40] - [.$H$42];2)" office:value-type="float" office:value="0.06" calcext:value-type="float">
            <text:p>0.06</text:p>
          </table:table-cell>
          <table:table-cell table:style-name="ce31" table:formula="of:=ROUND([.B40] + [.$H$42];2)" office:value-type="float" office:value="0.07" calcext:value-type="float">
            <text:p>0.07</text:p>
          </table:table-cell>
          <table:table-cell/>
          <table:table-cell table:style-name="ce32" office:value-type="string" calcext:value-type="string">
            <text:p>Std-Dev Effects</text:p>
          </table:table-cell>
          <table:table-cell table:formula="of:=[.H39]/SQRT(8*3)" office:value-type="float" office:value="0.00173243220430863" calcext:value-type="float">
            <text:p>0.001732432204309</text:p>
          </table:table-cell>
          <table:table-cell/>
          <table:table-cell table:style-name="ce36" office:value-type="string" calcext:value-type="string">
            <text:p>SSB</text:p>
          </table:table-cell>
          <table:table-cell table:formula="of:= 24*[.B40]^2" office:value-type="float" office:value="0.0996887115119952" calcext:value-type="float">
            <text:p>0.099688711511995</text:p>
          </table:table-cell>
          <table:table-cell table:formula="of:=[.K40]/[.K47]" office:value-type="percentage" office:value="0.324106276175129" calcext:value-type="percentage">
            <text:p>32.41%</text:p>
          </table:table-cell>
          <table:table-cell table:number-columns-repeated="11"/>
        </table:table-row>
        <table:table-row table:style-name="ro1">
          <table:table-cell table:style-name="ce30" office:value-type="string" calcext:value-type="string">
            <text:p>qC</text:p>
          </table:table-cell>
          <table:table-cell table:formula="of:=SUMPRODUCT([.D28:.D35];[.N28:.N35])/8" office:value-type="float" office:value="0.0850189462784949" calcext:value-type="float">
            <text:p>0.085018946278495</text:p>
          </table:table-cell>
          <table:table-cell/>
          <table:table-cell table:style-name="ce31" table:formula="of:=ROUND([.B41] - [.$H$42];2)" office:value-type="float" office:value="0.08" calcext:value-type="float">
            <text:p>0.08</text:p>
          </table:table-cell>
          <table:table-cell table:style-name="ce31" table:formula="of:=ROUND([.B41] + [.$H$42];2)" office:value-type="float" office:value="0.09" calcext:value-type="float">
            <text:p>0.09</text:p>
          </table:table-cell>
          <table:table-cell/>
          <table:table-cell table:style-name="ce32" office:value-type="string" calcext:value-type="string">
            <text:p>T-Value</text:p>
          </table:table-cell>
          <table:table-cell table:formula="of:=[.H16]" office:value-type="float" office:value="1.746" calcext:value-type="float">
            <text:p>1.746</text:p>
          </table:table-cell>
          <table:table-cell/>
          <table:table-cell table:style-name="ce36" office:value-type="string" calcext:value-type="string">
            <text:p>SSC</text:p>
          </table:table-cell>
          <table:table-cell table:formula="of:= 24*[.B41]^2" office:value-type="float" office:value="0.173477309431335" calcext:value-type="float">
            <text:p>0.173477309431335</text:p>
          </table:table-cell>
          <table:table-cell table:formula="of:=[.K41]/[.K47]" office:value-type="percentage" office:value="0.564006535021816" calcext:value-type="percentage">
            <text:p>56.40%</text:p>
          </table:table-cell>
          <table:table-cell table:number-columns-repeated="11"/>
        </table:table-row>
        <table:table-row table:style-name="ro1">
          <table:table-cell table:style-name="ce30" office:value-type="string" calcext:value-type="string">
            <text:p>qAB</text:p>
          </table:table-cell>
          <table:table-cell table:formula="of:=SUMPRODUCT([.E28:.E35];[.N28:.N35])/8" office:value-type="float" office:value="0.0136518518126725" calcext:value-type="float">
            <text:p>0.013651851812673</text:p>
          </table:table-cell>
          <table:table-cell/>
          <table:table-cell table:style-name="ce31" table:formula="of:=ROUND([.B42] - [.$H$42];2)" office:value-type="float" office:value="0.01" calcext:value-type="float">
            <text:p>0.01</text:p>
          </table:table-cell>
          <table:table-cell table:style-name="ce31" table:formula="of:=ROUND([.B42] + [.$H$42];2)" office:value-type="float" office:value="0.02" calcext:value-type="float">
            <text:p>0.02</text:p>
          </table:table-cell>
          <table:table-cell/>
          <table:table-cell table:style-name="ce32" office:value-type="string" calcext:value-type="string">
            <text:p>Confidence Range</text:p>
          </table:table-cell>
          <table:table-cell table:formula="of:=[.H41]*[.H40]" office:value-type="float" office:value="0.00302482662872287" calcext:value-type="float">
            <text:p>0.003024826628723</text:p>
          </table:table-cell>
          <table:table-cell/>
          <table:table-cell table:style-name="ce36" office:value-type="string" calcext:value-type="string">
            <text:p>SSAB</text:p>
          </table:table-cell>
          <table:table-cell table:formula="of:= 24*[.B42]^2" office:value-type="float" office:value="0.00447295338996409" calcext:value-type="float">
            <text:p>0.004472953389964</text:p>
          </table:table-cell>
          <table:table-cell table:formula="of:=[.K42]/[.K47]" office:value-type="percentage" office:value="0.0145423914577538" calcext:value-type="percentage">
            <text:p>1.45%</text:p>
          </table:table-cell>
          <table:table-cell table:number-columns-repeated="11"/>
        </table:table-row>
        <table:table-row table:style-name="ro1">
          <table:table-cell table:style-name="ce30" office:value-type="string" calcext:value-type="string">
            <text:p>qAC</text:p>
          </table:table-cell>
          <table:table-cell table:formula="of:=SUMPRODUCT([.F28:.F35];[.N28:.N35])/8" office:value-type="float" office:value="-0.00488214431248746" calcext:value-type="float">
            <text:p>-0.004882144312487</text:p>
          </table:table-cell>
          <table:table-cell/>
          <table:table-cell table:style-name="ce31" table:formula="of:=ROUND([.B43] - [.$H$42];2)" office:value-type="float" office:value="-0.01" calcext:value-type="float">
            <text:p>-0.01</text:p>
          </table:table-cell>
          <table:table-cell table:style-name="ce31" table:formula="of:=ROUND([.B43] + [.$H$42];2)" office:value-type="float" office:value="-0" calcext:value-type="float">
            <text:p>0</text:p>
          </table:table-cell>
          <table:table-cell table:number-columns-repeated="4"/>
          <table:table-cell table:style-name="ce36" office:value-type="string" calcext:value-type="string">
            <text:p>SSAC</text:p>
          </table:table-cell>
          <table:table-cell table:formula="of:= 24*[.B43]^2" office:value-type="float" office:value="0.000572047994110887" calcext:value-type="float">
            <text:p>0.000572047994111</text:p>
          </table:table-cell>
          <table:table-cell table:formula="of:=[.K43]/[.K47]" office:value-type="percentage" office:value="0.00185983289735306" calcext:value-type="percentage">
            <text:p>0.19%</text:p>
          </table:table-cell>
          <table:table-cell table:number-columns-repeated="11"/>
        </table:table-row>
        <table:table-row table:style-name="ro1">
          <table:table-cell table:style-name="ce30" office:value-type="string" calcext:value-type="string">
            <text:p>qBC</text:p>
          </table:table-cell>
          <table:table-cell table:formula="of:=SUMPRODUCT([.G28:.G35];[.N28:.N35])/8" office:value-type="float" office:value="0.00741999037042002" calcext:value-type="float">
            <text:p>0.00741999037042</text:p>
          </table:table-cell>
          <table:table-cell/>
          <table:table-cell table:style-name="ce31" table:formula="of:=ROUND([.B44] - [.$H$42];2)" office:value-type="float" office:value="0" calcext:value-type="float">
            <text:p>0</text:p>
          </table:table-cell>
          <table:table-cell table:style-name="ce31" table:formula="of:=ROUND([.B44] + [.$H$42];2)" office:value-type="float" office:value="0.01" calcext:value-type="float">
            <text:p>0.01</text:p>
          </table:table-cell>
          <table:table-cell table:number-columns-repeated="4"/>
          <table:table-cell table:style-name="ce36" office:value-type="string" calcext:value-type="string">
            <text:p>SSBC</text:p>
          </table:table-cell>
          <table:table-cell table:formula="of:= 24*[.B44]^2" office:value-type="float" office:value="0.00132135017033102" calcext:value-type="float">
            <text:p>0.001321350170331</text:p>
          </table:table-cell>
          <table:table-cell table:formula="of:=[.K44]/[.K47]" office:value-type="percentage" office:value="0.0042959516351851" calcext:value-type="percentage">
            <text:p>0.43%</text:p>
          </table:table-cell>
          <table:table-cell table:number-columns-repeated="11"/>
        </table:table-row>
        <table:table-row table:style-name="ro1">
          <table:table-cell table:style-name="ce30" office:value-type="string" calcext:value-type="string">
            <text:p>qABC</text:p>
          </table:table-cell>
          <table:table-cell table:formula="of:=SUMPRODUCT([.H28:.H35];[.N28:.N35])/8" office:value-type="float" office:value="0.00601003788875248" calcext:value-type="float">
            <text:p>0.006010037888752</text:p>
          </table:table-cell>
          <table:table-cell/>
          <table:table-cell table:style-name="ce31" table:formula="of:=ROUND([.B45] - [.$H$42];2)" office:value-type="float" office:value="0" calcext:value-type="float">
            <text:p>0</text:p>
          </table:table-cell>
          <table:table-cell table:style-name="ce31" table:formula="of:=ROUND([.B45] + [.$H$42];2)" office:value-type="float" office:value="0.01" calcext:value-type="float">
            <text:p>0.01</text:p>
          </table:table-cell>
          <table:table-cell table:number-columns-repeated="4"/>
          <table:table-cell table:style-name="ce36" office:value-type="string" calcext:value-type="string">
            <text:p>SSABC</text:p>
          </table:table-cell>
          <table:table-cell table:formula="of:= 24*[.B45]^2" office:value-type="float" office:value="0.00086689333018177" calcext:value-type="float">
            <text:p>0.000866893330182</text:p>
          </table:table-cell>
          <table:table-cell table:formula="of:=[.K45]/[.K47]" office:value-type="percentage" office:value="0.00281842913630736" calcext:value-type="percentage">
            <text:p>0.28%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5" office:value-type="string" calcext:value-type="string">
            <text:p>SSY</text:p>
          </table:table-cell>
          <table:table-cell table:formula="of:=SUMSQ([.J28:.L35])" office:value-type="float" office:value="360.84704426779" calcext:value-type="float">
            <text:p>360.84704426779</text:p>
          </table:table-cell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5" office:value-type="string" calcext:value-type="string">
            <text:p>SST</text:p>
          </table:table-cell>
          <table:table-cell table:formula="of:=[.K46]-[.K38]" office:value-type="float" office:value="0.307580318062492" calcext:value-type="float">
            <text:p>0.307580318062492</text:p>
          </table:table-cell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6" office:value-type="string" calcext:value-type="string">
            <text:p>SSE</text:p>
          </table:table-cell>
          <table:table-cell table:formula="of:=[.K47]-SUM([.K39:.K44])" office:value-type="float" office:value="0.00115250739552986" calcext:value-type="float">
            <text:p>0.00115250739553</text:p>
          </table:table-cell>
          <table:table-cell table:formula="of:=[.K48]/[.K47]" office:value-type="percentage" office:value="0.00374701282185325" calcext:value-type="percentage">
            <text:p>0.37%</text:p>
          </table:table-cell>
          <table:table-cell table:number-columns-repeated="11"/>
        </table:table-row>
      </table:table>
      <table:table table:name="Latency SET" table:style-name="ta1">
        <table:table-column table:style-name="co1" table:default-cell-style-name="ce29"/>
        <table:table-column table:style-name="co1" table:number-columns-repeated="2" table:default-cell-style-name="Default"/>
        <table:table-column table:style-name="co1" table:number-columns-repeated="2" table:default-cell-style-name="ce29"/>
        <table:table-column table:style-name="co1" table:number-columns-repeated="4" table:default-cell-style-name="Default"/>
        <table:table-column table:style-name="co1" table:default-cell-style-name="ce29"/>
        <table:table-column table:style-name="co1" table:default-cell-style-name="Default"/>
        <table:table-column table:style-name="co1" table:default-cell-style-name="ce37"/>
        <table:table-column table:style-name="co1" table:number-columns-repeated="10" table:default-cell-style-name="Default"/>
        <table:table-row table:style-name="ro1">
          <table:table-cell table:style-name="ce27" office:value-type="string" calcext:value-type="string">
            <text:p>Index Matrix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ce27" office:value-type="string" calcext:value-type="string">
            <text:p>Repetitions</text:p>
          </table:table-cell>
          <table:table-cell/>
          <table:table-cell table:style-name="Default"/>
          <table:table-cell/>
          <table:table-cell table:style-name="ce27" office:value-type="string" calcext:value-type="string">
            <text:p>Averages</text:p>
          </table:table-cell>
          <table:table-cell table:number-columns-repeated="2"/>
          <table:table-cell table:style-name="ce27" office:value-type="string" calcext:value-type="string">
            <text:p>Errors Squared</text:p>
          </table:table-cell>
          <table:table-cell table:number-columns-repeated="2"/>
          <table:table-cell table:style-name="ce27" office:value-type="string" calcext:value-type="string">
            <text:p>Estimated Errors Squared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</text:p>
          </table:table-cell>
          <table:table-cell table:style-name="ce28" office:value-type="string" calcext:value-type="string">
            <text:p>A (MC)</text:p>
          </table:table-cell>
          <table:table-cell table:style-name="ce28" office:value-type="string" calcext:value-type="string">
            <text:p>B (MW)</text:p>
          </table:table-cell>
          <table:table-cell table:style-name="ce28" office:value-type="string" calcext:value-type="string">
            <text:p>C (WT)</text:p>
          </table:table-cell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ABC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8" office:value-type="string" calcext:value-type="string">
            <text:p>From Rep</text:p>
          </table:table-cell>
          <table:table-cell table:style-name="ce38" office:value-type="string" calcext:value-type="string">
            <text:p>Estimated</text:p>
          </table:table-cell>
          <table:table-cell/>
          <table:table-cell table:style-name="ce39" office:value-type="string" calcext:value-type="string">
            <text:p>Rep 1</text:p>
          </table:table-cell>
          <table:table-cell table:style-name="ce39" office:value-type="string" calcext:value-type="string">
            <text:p>Rep 2</text:p>
          </table:table-cell>
          <table:table-cell table:style-name="ce39" office:value-type="string" calcext:value-type="string">
            <text:p>Rep 3</text:p>
          </table:table-cell>
          <table:table-cell table:style-name="ce39" office:value-type="string" calcext:value-type="string">
            <text:p>Rep 1</text:p>
          </table:table-cell>
          <table:table-cell table:style-name="ce39" office:value-type="string" calcext:value-type="string">
            <text:p>Rep 2</text:p>
          </table:table-cell>
          <table:table-cell table:style-name="ce39" office:value-type="string" calcext:value-type="string">
            <text:p>Rep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[.B3]*[.C3]" office:value-type="float" office:value="1" calcext:value-type="float">
            <text:p>1</text:p>
          </table:table-cell>
          <table:table-cell table:style-name="ce29" table:formula="of:=[.B3]*[.D3]" office:value-type="float" office:value="1" calcext:value-type="float">
            <text:p>1</text:p>
          </table:table-cell>
          <table:table-cell table:style-name="ce29" table:formula="of:=[.C3]*[.D3]" office:value-type="float" office:value="1" calcext:value-type="float">
            <text:p>1</text:p>
          </table:table-cell>
          <table:table-cell table:style-name="ce29" table:formula="of:=[.B3]*[.C3]*[.D3]" office:value-type="float" office:value="-1" calcext:value-type="float">
            <text:p>-1</text:p>
          </table:table-cell>
          <table:table-cell/>
          <table:table-cell office:value-type="float" office:value="32.9491666666667" calcext:value-type="float">
            <text:p>32.9491666666667</text:p>
          </table:table-cell>
          <table:table-cell table:style-name="ce29" office:value-type="float" office:value="32.6591111111111" calcext:value-type="float">
            <text:p>32.6591111111111</text:p>
          </table:table-cell>
          <table:table-cell table:style-name="ce29" office:value-type="float" office:value="32.2793333333333" calcext:value-type="float">
            <text:p>32.2793333333333</text:p>
          </table:table-cell>
          <table:table-cell/>
          <table:table-cell table:style-name="ce29" table:formula="of:=AVERAGE([.J3:.L3])" office:value-type="float" office:value="32.6292037037037" calcext:value-type="float">
            <text:p>32.6292037037037</text:p>
          </table:table-cell>
          <table:table-cell table:style-name="ce29" table:formula="of:=[.B13]*[.A3]+[.B14]*[.B3]+[.B15]*[.C3]+[.B16]*[.D3]+[.B17]*[.E3]+[.B18]*[.F3]+[.B19]*[.G3]+[.B20]*[.H3]" office:value-type="float" office:value="32.6292037037037" calcext:value-type="float">
            <text:p>32.6292037037037</text:p>
          </table:table-cell>
          <table:table-cell/>
          <table:table-cell table:style-name="ce29" table:formula="of:=([.N3] - [.J3])^2" office:value-type="float" office:value="0.102376297668042" calcext:value-type="float">
            <text:p>0.102376297668042</text:p>
          </table:table-cell>
          <table:table-cell table:style-name="ce29" table:formula="of:=([.N3] - [.K3])^2" office:value-type="float" office:value="0.000894453017833051" calcext:value-type="float">
            <text:p>0.000894453017833</text:p>
          </table:table-cell>
          <table:table-cell table:style-name="ce29" table:formula="of:=([.N3] - [.L3])^2" office:value-type="float" office:value="0.122409276063099" calcext:value-type="float">
            <text:p>0.122409276063099</text:p>
          </table:table-cell>
          <table:table-cell table:style-name="ce29" table:formula="of:=([.O3] - [.J3])^2" office:value-type="float" office:value="0.102376297668042" calcext:value-type="float">
            <text:p>0.102376297668042</text:p>
          </table:table-cell>
          <table:table-cell table:style-name="ce29" table:formula="of:=([.O3] - [.K3])^2" office:value-type="float" office:value="0.000894453017833051" calcext:value-type="float">
            <text:p>0.000894453017833</text:p>
          </table:table-cell>
          <table:table-cell table:style-name="ce29" table:formula="of:=([.O3] - [.L3])^2" office:value-type="float" office:value="0.122409276063099" calcext:value-type="float">
            <text:p>0.1224092760630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" calcext:value-type="float">
            <text:p>1</text:p>
          </table:table-cell>
          <table:table-cell table:style-name="ce29" table:formula="of:=[.B4]*[.D4]" office:value-type="float" office:value="-1" calcext:value-type="float">
            <text:p>-1</text:p>
          </table:table-cell>
          <table:table-cell table:style-name="ce29" table:formula="of:=[.C4]*[.D4]" office:value-type="float" office:value="-1" calcext:value-type="float">
            <text:p>-1</text:p>
          </table:table-cell>
          <table:table-cell table:style-name="ce29" table:formula="of:=[.B4]*[.C4]*[.D4]" office:value-type="float" office:value="1" calcext:value-type="float">
            <text:p>1</text:p>
          </table:table-cell>
          <table:table-cell/>
          <table:table-cell office:value-type="float" office:value="21.5343888888889" calcext:value-type="float">
            <text:p>21.5343888888889</text:p>
          </table:table-cell>
          <table:table-cell table:style-name="ce29" office:value-type="float" office:value="21.9857777777778" calcext:value-type="float">
            <text:p>21.9857777777778</text:p>
          </table:table-cell>
          <table:table-cell table:style-name="ce29" office:value-type="float" office:value="21.5623888888889" calcext:value-type="float">
            <text:p>21.5623888888889</text:p>
          </table:table-cell>
          <table:table-cell/>
          <table:table-cell table:style-name="ce29" table:formula="of:=AVERAGE([.J4:.L4])" office:value-type="float" office:value="21.6941851851852" calcext:value-type="float">
            <text:p>21.6941851851852</text:p>
          </table:table-cell>
          <table:table-cell table:style-name="ce29" table:formula="of:=[.B13]*[.A4]+[.B14]*[.B4]+[.B15]*[.C4]+[.B16]*[.D4]+[.B17]*[.E4]+[.B18]*[.F4]+[.B19]*[.G4]+[.B20]*[.H4]" office:value-type="float" office:value="21.6941851851852" calcext:value-type="float">
            <text:p>21.6941851851852</text:p>
          </table:table-cell>
          <table:table-cell/>
          <table:table-cell table:style-name="ce29" table:formula="of:=([.N4] - [.J4])^2" office:value-type="float" office:value="0.0255348563100136" calcext:value-type="float">
            <text:p>0.025534856310014</text:p>
          </table:table-cell>
          <table:table-cell table:style-name="ce29" table:formula="of:=([.N4] - [.K4])^2" office:value-type="float" office:value="0.0850262400548701" calcext:value-type="float">
            <text:p>0.08502624005487</text:p>
          </table:table-cell>
          <table:table-cell table:style-name="ce29" table:formula="of:=([.N4] - [.L4])^2" office:value-type="float" office:value="0.0173702637174195" calcext:value-type="float">
            <text:p>0.01737026371742</text:p>
          </table:table-cell>
          <table:table-cell table:style-name="ce29" table:formula="of:=([.O4] - [.J4])^2" office:value-type="float" office:value="0.0255348563100102" calcext:value-type="float">
            <text:p>0.02553485631001</text:p>
          </table:table-cell>
          <table:table-cell table:style-name="ce29" table:formula="of:=([.O4] - [.K4])^2" office:value-type="float" office:value="0.0850262400548763" calcext:value-type="float">
            <text:p>0.085026240054876</text:p>
          </table:table-cell>
          <table:table-cell table:style-name="ce29" table:formula="of:=([.O4] - [.L4])^2" office:value-type="float" office:value="0.0173702637174167" calcext:value-type="float">
            <text:p>0.0173702637174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5]*[.C5]" office:value-type="float" office:value="-1" calcext:value-type="float">
            <text:p>-1</text:p>
          </table:table-cell>
          <table:table-cell table:style-name="ce29" table:formula="of:=[.B5]*[.D5]" office:value-type="float" office:value="1" calcext:value-type="float">
            <text:p>1</text:p>
          </table:table-cell>
          <table:table-cell table:style-name="ce29" table:formula="of:=[.C5]*[.D5]" office:value-type="float" office:value="-1" calcext:value-type="float">
            <text:p>-1</text:p>
          </table:table-cell>
          <table:table-cell table:style-name="ce29" table:formula="of:=[.B5]*[.C5]*[.D5]" office:value-type="float" office:value="1" calcext:value-type="float">
            <text:p>1</text:p>
          </table:table-cell>
          <table:table-cell/>
          <table:table-cell office:value-type="float" office:value="26.190527816029" calcext:value-type="float">
            <text:p>26.190527816029</text:p>
          </table:table-cell>
          <table:table-cell table:style-name="ce29" office:value-type="float" office:value="25.5980272433386" calcext:value-type="float">
            <text:p>25.5980272433386</text:p>
          </table:table-cell>
          <table:table-cell table:style-name="ce29" office:value-type="float" office:value="26.125050149504" calcext:value-type="float">
            <text:p>26.125050149504</text:p>
          </table:table-cell>
          <table:table-cell/>
          <table:table-cell table:style-name="ce29" table:formula="of:=AVERAGE([.J5:.L5])" office:value-type="float" office:value="25.9712017362905" calcext:value-type="float">
            <text:p>25.9712017362905</text:p>
          </table:table-cell>
          <table:table-cell table:style-name="ce29" table:formula="of:=[.B13]*[.A5]+[.B14]*[.B5]+[.B15]*[.C5]+[.B16]*[.D5]+[.B17]*[.E5]+[.B18]*[.F5]+[.B19]*[.G5]+[.B20]*[.H5]" office:value-type="float" office:value="25.9712017362905" calcext:value-type="float">
            <text:p>25.9712017362905</text:p>
          </table:table-cell>
          <table:table-cell/>
          <table:table-cell table:style-name="ce29" table:formula="of:=([.N5] - [.J5])^2" office:value-type="float" office:value="0.0481039292534358" calcext:value-type="float">
            <text:p>0.048103929253436</text:p>
          </table:table-cell>
          <table:table-cell table:style-name="ce29" table:formula="of:=([.N5] - [.K5])^2" office:value-type="float" office:value="0.139259202189913" calcext:value-type="float">
            <text:p>0.139259202189913</text:p>
          </table:table-cell>
          <table:table-cell table:style-name="ce29" table:formula="of:=([.N5] - [.L5])^2" office:value-type="float" office:value="0.0236693342482973" calcext:value-type="float">
            <text:p>0.023669334248297</text:p>
          </table:table-cell>
          <table:table-cell table:style-name="ce29" table:formula="of:=([.O5] - [.J5])^2" office:value-type="float" office:value="0.0481039292534358" calcext:value-type="float">
            <text:p>0.048103929253436</text:p>
          </table:table-cell>
          <table:table-cell table:style-name="ce29" table:formula="of:=([.O5] - [.K5])^2" office:value-type="float" office:value="0.139259202189913" calcext:value-type="float">
            <text:p>0.139259202189913</text:p>
          </table:table-cell>
          <table:table-cell table:style-name="ce29" table:formula="of:=([.O5] - [.L5])^2" office:value-type="float" office:value="0.0236693342482973" calcext:value-type="float">
            <text:p>0.0236693342482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-1" calcext:value-type="float">
            <text:p>-1</text:p>
          </table:table-cell>
          <table:table-cell table:style-name="ce29" table:formula="of:=[.B6]*[.D6]" office:value-type="float" office:value="-1" calcext:value-type="float">
            <text:p>-1</text:p>
          </table:table-cell>
          <table:table-cell table:style-name="ce29" table:formula="of:=[.C6]*[.D6]" office:value-type="float" office:value="1" calcext:value-type="float">
            <text:p>1</text:p>
          </table:table-cell>
          <table:table-cell table:style-name="ce29" table:formula="of:=[.B6]*[.C6]*[.D6]" office:value-type="float" office:value="-1" calcext:value-type="float">
            <text:p>-1</text:p>
          </table:table-cell>
          <table:table-cell/>
          <table:table-cell office:value-type="float" office:value="17.1685969673946" calcext:value-type="float">
            <text:p>17.1685969673946</text:p>
          </table:table-cell>
          <table:table-cell table:style-name="ce29" office:value-type="float" office:value="16.9771206630228" calcext:value-type="float">
            <text:p>16.9771206630228</text:p>
          </table:table-cell>
          <table:table-cell table:style-name="ce29" office:value-type="float" office:value="17.0121946286078" calcext:value-type="float">
            <text:p>17.0121946286078</text:p>
          </table:table-cell>
          <table:table-cell/>
          <table:table-cell table:style-name="ce29" table:formula="of:=AVERAGE([.J6:.L6])" office:value-type="float" office:value="17.0526374196751" calcext:value-type="float">
            <text:p>17.0526374196751</text:p>
          </table:table-cell>
          <table:table-cell table:style-name="ce29" table:formula="of:=[.B13]*[.A6]+[.B14]*[.B6]+[.B15]*[.C6]+[.B16]*[.D6]+[.B17]*[.E6]+[.B18]*[.F6]+[.B19]*[.G6]+[.B20]*[.H6]" office:value-type="float" office:value="17.0526374196751" calcext:value-type="float">
            <text:p>17.0526374196751</text:p>
          </table:table-cell>
          <table:table-cell/>
          <table:table-cell table:style-name="ce29" table:formula="of:=([.N6] - [.J6])^2" office:value-type="float" office:value="0.0134466167073221" calcext:value-type="float">
            <text:p>0.013446616707322</text:p>
          </table:table-cell>
          <table:table-cell table:style-name="ce29" table:formula="of:=([.N6] - [.K6])^2" office:value-type="float" office:value="0.00570278053527603" calcext:value-type="float">
            <text:p>0.005702780535276</text:p>
          </table:table-cell>
          <table:table-cell table:style-name="ce29" table:formula="of:=([.N6] - [.L6])^2" office:value-type="float" office:value="0.00163561934931236" calcext:value-type="float">
            <text:p>0.001635619349312</text:p>
          </table:table-cell>
          <table:table-cell table:style-name="ce29" table:formula="of:=([.O6] - [.J6])^2" office:value-type="float" office:value="0.013446616707323" calcext:value-type="float">
            <text:p>0.013446616707323</text:p>
          </table:table-cell>
          <table:table-cell table:style-name="ce29" table:formula="of:=([.O6] - [.K6])^2" office:value-type="float" office:value="0.0057027805352755" calcext:value-type="float">
            <text:p>0.005702780535276</text:p>
          </table:table-cell>
          <table:table-cell table:style-name="ce29" table:formula="of:=([.O6] - [.L6])^2" office:value-type="float" office:value="0.00163561934931208" calcext:value-type="float">
            <text:p>0.0016356193493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[.B7]*[.C7]" office:value-type="float" office:value="-1" calcext:value-type="float">
            <text:p>-1</text:p>
          </table:table-cell>
          <table:table-cell table:style-name="ce29" table:formula="of:=[.B7]*[.D7]" office:value-type="float" office:value="-1" calcext:value-type="float">
            <text:p>-1</text:p>
          </table:table-cell>
          <table:table-cell table:style-name="ce29" table:formula="of:=[.C7]*[.D7]" office:value-type="float" office:value="1" calcext:value-type="float">
            <text:p>1</text:p>
          </table:table-cell>
          <table:table-cell table:style-name="ce29" table:formula="of:=[.B7]*[.C7]*[.D7]" office:value-type="float" office:value="1" calcext:value-type="float">
            <text:p>1</text:p>
          </table:table-cell>
          <table:table-cell/>
          <table:table-cell office:value-type="float" office:value="38.8815555555555" calcext:value-type="float">
            <text:p>38.8815555555555</text:p>
          </table:table-cell>
          <table:table-cell table:style-name="ce29" office:value-type="float" office:value="38.3528888888889" calcext:value-type="float">
            <text:p>38.3528888888889</text:p>
          </table:table-cell>
          <table:table-cell table:style-name="ce29" office:value-type="float" office:value="38.4016666666667" calcext:value-type="float">
            <text:p>38.4016666666667</text:p>
          </table:table-cell>
          <table:table-cell/>
          <table:table-cell table:style-name="ce29" table:formula="of:=AVERAGE([.J7:.L7])" office:value-type="float" office:value="38.5453703703704" calcext:value-type="float">
            <text:p>38.5453703703704</text:p>
          </table:table-cell>
          <table:table-cell table:style-name="ce29" table:formula="of:=[.B13]*[.A7]+[.B14]*[.B7]+[.B15]*[.C7]+[.B16]*[.D7]+[.B17]*[.E7]+[.B18]*[.F7]+[.B19]*[.G7]+[.B20]*[.H7]" office:value-type="float" office:value="38.5453703703703" calcext:value-type="float">
            <text:p>38.5453703703703</text:p>
          </table:table-cell>
          <table:table-cell/>
          <table:table-cell table:style-name="ce29" table:formula="of:=([.N7] - [.J7])^2" office:value-type="float" office:value="0.113020478737993" calcext:value-type="float">
            <text:p>0.113020478737993</text:p>
          </table:table-cell>
          <table:table-cell table:style-name="ce29" table:formula="of:=([.N7] - [.K7])^2" office:value-type="float" office:value="0.0370491207133051" calcext:value-type="float">
            <text:p>0.037049120713305</text:p>
          </table:table-cell>
          <table:table-cell table:style-name="ce29" table:formula="of:=([.N7] - [.L7])^2" office:value-type="float" office:value="0.0206507544581588" calcext:value-type="float">
            <text:p>0.020650754458159</text:p>
          </table:table-cell>
          <table:table-cell table:style-name="ce29" table:formula="of:=([.O7] - [.J7])^2" office:value-type="float" office:value="0.113020478737998" calcext:value-type="float">
            <text:p>0.113020478737998</text:p>
          </table:table-cell>
          <table:table-cell table:style-name="ce29" table:formula="of:=([.O7] - [.K7])^2" office:value-type="float" office:value="0.0370491207133024" calcext:value-type="float">
            <text:p>0.037049120713302</text:p>
          </table:table-cell>
          <table:table-cell table:style-name="ce29" table:formula="of:=([.O7] - [.L7])^2" office:value-type="float" office:value="0.0206507544581567" calcext:value-type="float">
            <text:p>0.0206507544581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-1" calcext:value-type="float">
            <text:p>-1</text:p>
          </table:table-cell>
          <table:table-cell table:style-name="ce29" table:formula="of:=[.B8]*[.D8]" office:value-type="float" office:value="1" calcext:value-type="float">
            <text:p>1</text:p>
          </table:table-cell>
          <table:table-cell table:style-name="ce29" table:formula="of:=[.C8]*[.D8]" office:value-type="float" office:value="-1" calcext:value-type="float">
            <text:p>-1</text:p>
          </table:table-cell>
          <table:table-cell table:style-name="ce29" table:formula="of:=[.B8]*[.C8]*[.D8]" office:value-type="float" office:value="-1" calcext:value-type="float">
            <text:p>-1</text:p>
          </table:table-cell>
          <table:table-cell/>
          <table:table-cell office:value-type="float" office:value="28.0234444444444" calcext:value-type="float">
            <text:p>28.0234444444444</text:p>
          </table:table-cell>
          <table:table-cell table:style-name="ce29" office:value-type="float" office:value="28.2610555555556" calcext:value-type="float">
            <text:p>28.2610555555556</text:p>
          </table:table-cell>
          <table:table-cell table:style-name="ce29" office:value-type="float" office:value="28.7208333333333" calcext:value-type="float">
            <text:p>28.7208333333333</text:p>
          </table:table-cell>
          <table:table-cell/>
          <table:table-cell table:style-name="ce29" table:formula="of:=AVERAGE([.J8:.L8])" office:value-type="float" office:value="28.3351111111111" calcext:value-type="float">
            <text:p>28.3351111111111</text:p>
          </table:table-cell>
          <table:table-cell table:style-name="ce29" table:formula="of:=[.B13]*[.A8]+[.B14]*[.B8]+[.B15]*[.C8]+[.B16]*[.D8]+[.B17]*[.E8]+[.B18]*[.F8]+[.B19]*[.G8]+[.B20]*[.H8]" office:value-type="float" office:value="28.3351111111111" calcext:value-type="float">
            <text:p>28.3351111111111</text:p>
          </table:table-cell>
          <table:table-cell/>
          <table:table-cell table:style-name="ce29" table:formula="of:=([.N8] - [.J8])^2" office:value-type="float" office:value="0.0971361111111094" calcext:value-type="float">
            <text:p>0.097136111111109</text:p>
          </table:table-cell>
          <table:table-cell table:style-name="ce29" table:formula="of:=([.N8] - [.K8])^2" office:value-type="float" office:value="0.00548422530864266" calcext:value-type="float">
            <text:p>0.005484225308643</text:p>
          </table:table-cell>
          <table:table-cell table:style-name="ce29" table:formula="of:=([.N8] - [.L8])^2" office:value-type="float" office:value="0.148781632716048" calcext:value-type="float">
            <text:p>0.148781632716048</text:p>
          </table:table-cell>
          <table:table-cell table:style-name="ce29" table:formula="of:=([.O8] - [.J8])^2" office:value-type="float" office:value="0.0971361111111116" calcext:value-type="float">
            <text:p>0.097136111111112</text:p>
          </table:table-cell>
          <table:table-cell table:style-name="ce29" table:formula="of:=([.O8] - [.K8])^2" office:value-type="float" office:value="0.00548422530864319" calcext:value-type="float">
            <text:p>0.005484225308643</text:p>
          </table:table-cell>
          <table:table-cell table:style-name="ce29" table:formula="of:=([.O8] - [.L8])^2" office:value-type="float" office:value="0.148781632716045" calcext:value-type="float">
            <text:p>0.1487816327160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9]*[.C9]" office:value-type="float" office:value="1" calcext:value-type="float">
            <text:p>1</text:p>
          </table:table-cell>
          <table:table-cell table:style-name="ce29" table:formula="of:=[.B9]*[.D9]" office:value-type="float" office:value="-1" calcext:value-type="float">
            <text:p>-1</text:p>
          </table:table-cell>
          <table:table-cell table:style-name="ce29" table:formula="of:=[.C9]*[.D9]" office:value-type="float" office:value="-1" calcext:value-type="float">
            <text:p>-1</text:p>
          </table:table-cell>
          <table:table-cell table:style-name="ce29" table:formula="of:=[.B9]*[.C9]*[.D9]" office:value-type="float" office:value="-1" calcext:value-type="float">
            <text:p>-1</text:p>
          </table:table-cell>
          <table:table-cell/>
          <table:table-cell office:value-type="float" office:value="28.3527552674926" calcext:value-type="float">
            <text:p>28.3527552674926</text:p>
          </table:table-cell>
          <table:table-cell table:style-name="ce29" office:value-type="float" office:value="28.7694789928474" calcext:value-type="float">
            <text:p>28.7694789928474</text:p>
          </table:table-cell>
          <table:table-cell table:style-name="ce29" office:value-type="float" office:value="28.6755041602237" calcext:value-type="float">
            <text:p>28.6755041602237</text:p>
          </table:table-cell>
          <table:table-cell/>
          <table:table-cell table:style-name="ce29" table:formula="of:=AVERAGE([.J9:.L9])" office:value-type="float" office:value="28.5992461401879" calcext:value-type="float">
            <text:p>28.5992461401879</text:p>
          </table:table-cell>
          <table:table-cell table:style-name="ce29" table:formula="of:=[.B13]*[.A9]+[.B14]*[.B9]+[.B15]*[.C9]+[.B16]*[.D9]+[.B17]*[.E9]+[.B18]*[.F9]+[.B19]*[.G9]+[.B20]*[.H9]" office:value-type="float" office:value="28.5992461401879" calcext:value-type="float">
            <text:p>28.5992461401879</text:p>
          </table:table-cell>
          <table:table-cell/>
          <table:table-cell table:style-name="ce29" table:formula="of:=([.N9] - [.J9])^2" office:value-type="float" office:value="0.0607577503220944" calcext:value-type="float">
            <text:p>0.060757750322094</text:p>
          </table:table-cell>
          <table:table-cell table:style-name="ce29" table:formula="of:=([.N9] - [.K9])^2" office:value-type="float" office:value="0.028979224124604" calcext:value-type="float">
            <text:p>0.028979224124604</text:p>
          </table:table-cell>
          <table:table-cell table:style-name="ce29" table:formula="of:=([.N9] - [.L9])^2" office:value-type="float" office:value="0.0058152856197753" calcext:value-type="float">
            <text:p>0.005815285619775</text:p>
          </table:table-cell>
          <table:table-cell table:style-name="ce29" table:formula="of:=([.O9] - [.J9])^2" office:value-type="float" office:value="0.0607577503220944" calcext:value-type="float">
            <text:p>0.060757750322094</text:p>
          </table:table-cell>
          <table:table-cell table:style-name="ce29" table:formula="of:=([.O9] - [.K9])^2" office:value-type="float" office:value="0.028979224124604" calcext:value-type="float">
            <text:p>0.028979224124604</text:p>
          </table:table-cell>
          <table:table-cell table:style-name="ce29" table:formula="of:=([.O9] - [.L9])^2" office:value-type="float" office:value="0.0058152856197753" calcext:value-type="float">
            <text:p>0.0058152856197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1" calcext:value-type="float">
            <text:p>1</text:p>
          </table:table-cell>
          <table:table-cell table:style-name="ce29" table:formula="of:=[.B10]*[.D10]" office:value-type="float" office:value="1" calcext:value-type="float">
            <text:p>1</text:p>
          </table:table-cell>
          <table:table-cell table:style-name="ce29" table:formula="of:=[.C10]*[.D10]" office:value-type="float" office:value="1" calcext:value-type="float">
            <text:p>1</text:p>
          </table:table-cell>
          <table:table-cell table:style-name="ce29" table:formula="of:=[.B10]*[.C10]*[.D10]" office:value-type="float" office:value="1" calcext:value-type="float">
            <text:p>1</text:p>
          </table:table-cell>
          <table:table-cell/>
          <table:table-cell office:value-type="float" office:value="18.5087141990624" calcext:value-type="float">
            <text:p>18.5087141990624</text:p>
          </table:table-cell>
          <table:table-cell table:style-name="ce29" office:value-type="float" office:value="18.715235562195" calcext:value-type="float">
            <text:p>18.715235562195</text:p>
          </table:table-cell>
          <table:table-cell table:style-name="ce29" office:value-type="float" office:value="18.5401128172753" calcext:value-type="float">
            <text:p>18.5401128172753</text:p>
          </table:table-cell>
          <table:table-cell/>
          <table:table-cell table:style-name="ce29" table:formula="of:=AVERAGE([.J10:.L10])" office:value-type="float" office:value="18.5880208595109" calcext:value-type="float">
            <text:p>18.5880208595109</text:p>
          </table:table-cell>
          <table:table-cell table:style-name="ce29" table:formula="of:=[.B13]*[.A10]+[.B14]*[.B10]+[.B15]*[.C10]+[.B16]*[.D10]+[.B17]*[.E10]+[.B18]*[.F10]+[.B19]*[.G10]+[.B20]*[.H10]" office:value-type="float" office:value="18.5880208595109" calcext:value-type="float">
            <text:p>18.5880208595109</text:p>
          </table:table-cell>
          <table:table-cell/>
          <table:table-cell table:style-name="ce29" table:formula="of:=([.N10] - [.J10])^2" office:value-type="float" office:value="0.00628954639149061" calcext:value-type="float">
            <text:p>0.006289546391491</text:p>
          </table:table-cell>
          <table:table-cell table:style-name="ce29" table:formula="of:=([.N10] - [.K10])^2" office:value-type="float" office:value="0.0161835805790084" calcext:value-type="float">
            <text:p>0.016183580579008</text:p>
          </table:table-cell>
          <table:table-cell table:style-name="ce29" table:formula="of:=([.N10] - [.L10])^2" office:value-type="float" office:value="0.00229518051085088" calcext:value-type="float">
            <text:p>0.002295180510851</text:p>
          </table:table-cell>
          <table:table-cell table:style-name="ce29" table:formula="of:=([.O10] - [.J10])^2" office:value-type="float" office:value="0.00628954639149004" calcext:value-type="float">
            <text:p>0.00628954639149</text:p>
          </table:table-cell>
          <table:table-cell table:style-name="ce29" table:formula="of:=([.O10] - [.K10])^2" office:value-type="float" office:value="0.0161835805790093" calcext:value-type="float">
            <text:p>0.016183580579009</text:p>
          </table:table-cell>
          <table:table-cell table:style-name="ce29" table:formula="of:=([.O10] - [.L10])^2" office:value-type="float" office:value="0.00229518051085054" calcext:value-type="float">
            <text:p>0.002295180510851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style-name="ce27" office:value-type="string" calcext:value-type="string">
            <text:p>Q-Values</text:p>
          </table:table-cell>
          <table:table-cell table:number-columns-repeated="2"/>
          <table:table-cell table:style-name="ce27" office:value-type="string" calcext:value-type="string">
            <text:p>Confidence Ranges</text:p>
          </table:table-cell>
          <table:table-cell table:style-name="Default"/>
          <table:table-cell/>
          <table:table-cell table:style-name="ce27" office:value-type="string" calcext:value-type="string">
            <text:p>Metrics</text:p>
          </table:table-cell>
          <table:table-cell table:number-columns-repeated="2"/>
          <table:table-cell table:style-name="ce34" office:value-type="string" calcext:value-type="string">
            <text:p>Sum of Squares</text:p>
          </table:table-cell>
          <table:table-cell/>
          <table:table-cell table:style-name="ce27" office:value-type="string" calcext:value-type="string">
            <text:p>Percentages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0</text:p>
          </table:table-cell>
          <table:table-cell table:formula="of:=SUMPRODUCT([.A3:.A10];[.N3:.N10])/8" office:value-type="float" office:value="26.4268720657543" calcext:value-type="float">
            <text:p>26.4268720657543</text:p>
          </table:table-cell>
          <table:table-cell/>
          <table:table-cell table:style-name="ce31" table:formula="of:=ROUND([.B13] - [.$H$17];2)" office:value-type="float" office:value="26.29" calcext:value-type="float">
            <text:p>26.29</text:p>
          </table:table-cell>
          <table:table-cell table:style-name="ce31" table:formula="of:=ROUND([.B13] + [.$H$17];2)" office:value-type="float" office:value="26.56" calcext:value-type="float">
            <text:p>26.56</text:p>
          </table:table-cell>
          <table:table-cell/>
          <table:table-cell table:style-name="ce32" office:value-type="string" calcext:value-type="string">
            <text:p>Variance Errors</text:p>
          </table:table-cell>
          <table:table-cell table:formula="of:=[.K23]/(8*2)" office:value-type="float" office:value="0.147906428766163" calcext:value-type="float">
            <text:p>0.147906428766163</text:p>
          </table:table-cell>
          <table:table-cell/>
          <table:table-cell table:style-name="ce35" office:value-type="string" calcext:value-type="string">
            <text:p>SS0</text:p>
          </table:table-cell>
          <table:table-cell table:formula="of:= 24*[.B13]^2" office:value-type="float" office:value="16761.1096123139" calcext:value-type="float">
            <text:p>16761.1096123139</text:p>
          </table:table-cell>
          <table:table-cell table:formula="of:=[.K13]/[.K22]" office:value-type="percentage" office:value="15.2654072039211" calcext:value-type="percentage">
            <text:p>1526.54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</text:p>
          </table:table-cell>
          <table:table-cell table:formula="of:=SUMPRODUCT([.B3:.B10];[.N3:.N10])/8" office:value-type="float" office:value="2.09006505454073" calcext:value-type="float">
            <text:p>2.09006505454073</text:p>
          </table:table-cell>
          <table:table-cell/>
          <table:table-cell table:style-name="ce31" table:formula="of:=ROUND([.B14] - [.$H$17];2)" office:value-type="float" office:value="1.95" calcext:value-type="float">
            <text:p>1.95</text:p>
          </table:table-cell>
          <table:table-cell table:style-name="ce31" table:formula="of:=ROUND([.B14] + [.$H$17];2)" office:value-type="float" office:value="2.23" calcext:value-type="float">
            <text:p>2.23</text:p>
          </table:table-cell>
          <table:table-cell/>
          <table:table-cell table:style-name="ce32" office:value-type="string" calcext:value-type="string">
            <text:p>Std-Dev Errors</text:p>
          </table:table-cell>
          <table:table-cell table:formula="of:=SQRT([.H13])" office:value-type="float" office:value="0.384586048584921" calcext:value-type="float">
            <text:p>0.384586048584921</text:p>
          </table:table-cell>
          <table:table-cell/>
          <table:table-cell table:style-name="ce36" office:value-type="string" calcext:value-type="string">
            <text:p>SSA</text:p>
          </table:table-cell>
          <table:table-cell table:formula="of:= 24*[.B14]^2" office:value-type="float" office:value="104.840926373096" calcext:value-type="float">
            <text:p>104.840926373096</text:p>
          </table:table-cell>
          <table:table-cell table:formula="of:=[.K14]/[.K22]" office:value-type="percentage" office:value="0.0954852912330942" calcext:value-type="percentage">
            <text:p>9.55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B</text:p>
          </table:table-cell>
          <table:table-cell table:formula="of:=SUMPRODUCT([.C3:.C10];[.N3:.N10])/8" office:value-type="float" office:value="-3.87409552683825" calcext:value-type="float">
            <text:p>-3.87409552683825</text:p>
          </table:table-cell>
          <table:table-cell/>
          <table:table-cell table:style-name="ce31" table:formula="of:=ROUND([.B15] - [.$H$17];2)" office:value-type="float" office:value="-4.01" calcext:value-type="float">
            <text:p>-4.01</text:p>
          </table:table-cell>
          <table:table-cell table:style-name="ce31" table:formula="of:=ROUND([.B15] + [.$H$17];2)" office:value-type="float" office:value="-3.74" calcext:value-type="float">
            <text:p>-3.74</text:p>
          </table:table-cell>
          <table:table-cell/>
          <table:table-cell table:style-name="ce32" office:value-type="string" calcext:value-type="string">
            <text:p>Std-Dev Effects</text:p>
          </table:table-cell>
          <table:table-cell table:formula="of:=[.H14]/SQRT(8*3)" office:value-type="float" office:value="0.078503298435523" calcext:value-type="float">
            <text:p>0.078503298435523</text:p>
          </table:table-cell>
          <table:table-cell/>
          <table:table-cell table:style-name="ce36" office:value-type="string" calcext:value-type="string">
            <text:p>SSB</text:p>
          </table:table-cell>
          <table:table-cell table:formula="of:= 24*[.B15]^2" office:value-type="float" office:value="360.206787625635" calcext:value-type="float">
            <text:p>360.206787625635</text:p>
          </table:table-cell>
          <table:table-cell table:formula="of:=[.K15]/[.K22]" office:value-type="percentage" office:value="0.32806320213322" calcext:value-type="percentage">
            <text:p>32.81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C</text:p>
          </table:table-cell>
          <table:table-cell table:formula="of:=SUMPRODUCT([.D3:.D10];[.N3:.N10])/8" office:value-type="float" office:value="-5.00938342188378" calcext:value-type="float">
            <text:p>-5.00938342188378</text:p>
          </table:table-cell>
          <table:table-cell/>
          <table:table-cell table:style-name="ce31" table:formula="of:=ROUND([.B16] - [.$H$17];2)" office:value-type="float" office:value="-5.15" calcext:value-type="float">
            <text:p>-5.15</text:p>
          </table:table-cell>
          <table:table-cell table:style-name="ce31" table:formula="of:=ROUND([.B16] + [.$H$17];2)" office:value-type="float" office:value="-4.87" calcext:value-type="float">
            <text:p>-4.87</text:p>
          </table:table-cell>
          <table:table-cell/>
          <table:table-cell table:style-name="ce32" office:value-type="string" calcext:value-type="string">
            <text:p>T-Value</text:p>
          </table:table-cell>
          <table:table-cell office:value-type="float" office:value="1.746" calcext:value-type="float">
            <text:p>1.746</text:p>
          </table:table-cell>
          <table:table-cell/>
          <table:table-cell table:style-name="ce36" office:value-type="string" calcext:value-type="string">
            <text:p>SSC</text:p>
          </table:table-cell>
          <table:table-cell table:formula="of:= 24*[.B16]^2" office:value-type="float" office:value="602.254134418656" calcext:value-type="float">
            <text:p>602.254134418656</text:p>
          </table:table-cell>
          <table:table-cell table:formula="of:=[.K16]/[.K22]" office:value-type="percentage" office:value="0.54851109591166" calcext:value-type="percentage">
            <text:p>54.85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B</text:p>
          </table:table-cell>
          <table:table-cell table:formula="of:=SUMPRODUCT([.E3:.E10];[.N3:.N10])/8" office:value-type="float" office:value="-1.04920809360743" calcext:value-type="float">
            <text:p>-1.04920809360743</text:p>
          </table:table-cell>
          <table:table-cell/>
          <table:table-cell table:style-name="ce31" table:formula="of:=ROUND([.B17] - [.$H$17];2)" office:value-type="float" office:value="-1.19" calcext:value-type="float">
            <text:p>-1.19</text:p>
          </table:table-cell>
          <table:table-cell table:style-name="ce31" table:formula="of:=ROUND([.B17] + [.$H$17];2)" office:value-type="float" office:value="-0.91" calcext:value-type="float">
            <text:p>-0.91</text:p>
          </table:table-cell>
          <table:table-cell/>
          <table:table-cell table:style-name="ce32" office:value-type="string" calcext:value-type="string">
            <text:p>Confidence Range</text:p>
          </table:table-cell>
          <table:table-cell table:formula="of:=[.H16]*[.H15]" office:value-type="float" office:value="0.137066759068423" calcext:value-type="float">
            <text:p>0.137066759068423</text:p>
          </table:table-cell>
          <table:table-cell/>
          <table:table-cell table:style-name="ce36" office:value-type="string" calcext:value-type="string">
            <text:p>SSAB</text:p>
          </table:table-cell>
          <table:table-cell table:formula="of:= 24*[.B17]^2" office:value-type="float" office:value="26.4201029685919" calcext:value-type="float">
            <text:p>26.4201029685919</text:p>
          </table:table-cell>
          <table:table-cell table:formula="of:=[.K17]/[.K22]" office:value-type="percentage" office:value="0.0240624660009846" calcext:value-type="percentage">
            <text:p>2.41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C</text:p>
          </table:table-cell>
          <table:table-cell table:formula="of:=SUMPRODUCT([.F3:.F10];[.N3:.N10])/8" office:value-type="float" office:value="-0.0459877131003004" calcext:value-type="float">
            <text:p>-0.0459877131003</text:p>
          </table:table-cell>
          <table:table-cell/>
          <table:table-cell table:style-name="ce31" table:formula="of:=ROUND([.B18] - [.$H$17];2)" office:value-type="float" office:value="-0.18" calcext:value-type="float">
            <text:p>-0.18</text:p>
          </table:table-cell>
          <table:table-cell table:style-name="ce31" table:formula="of:=ROUND([.B18] + [.$H$17];2)" office:value-type="float" office:value="0.09" calcext:value-type="float">
            <text:p>0.09</text:p>
          </table:table-cell>
          <table:table-cell table:number-columns-repeated="4"/>
          <table:table-cell table:style-name="ce36" office:value-type="string" calcext:value-type="string">
            <text:p>SSAC</text:p>
          </table:table-cell>
          <table:table-cell table:formula="of:= 24*[.B18]^2" office:value-type="float" office:value="0.0507568741486929" calcext:value-type="float">
            <text:p>0.050756874148693</text:p>
          </table:table-cell>
          <table:table-cell table:formula="of:=[.K18]/[.K22]" office:value-type="percentage" office:value="0.000046227509407138" calcext:value-type="percentage">
            <text:p>0.00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BC</text:p>
          </table:table-cell>
          <table:table-cell table:formula="of:=SUMPRODUCT([.G3:.G10];[.N3:.N10])/8" office:value-type="float" office:value="0.276936022560675" calcext:value-type="float">
            <text:p>0.276936022560675</text:p>
          </table:table-cell>
          <table:table-cell/>
          <table:table-cell table:style-name="ce31" table:formula="of:=ROUND([.B19] - [.$H$17];2)" office:value-type="float" office:value="0.14" calcext:value-type="float">
            <text:p>0.14</text:p>
          </table:table-cell>
          <table:table-cell table:style-name="ce31" table:formula="of:=ROUND([.B19] + [.$H$17];2)" office:value-type="float" office:value="0.41" calcext:value-type="float">
            <text:p>0.41</text:p>
          </table:table-cell>
          <table:table-cell table:number-columns-repeated="4"/>
          <table:table-cell table:style-name="ce36" office:value-type="string" calcext:value-type="string">
            <text:p>SSBC</text:p>
          </table:table-cell>
          <table:table-cell table:formula="of:= 24*[.B19]^2" office:value-type="float" office:value="1.84064545420144" calcext:value-type="float">
            <text:p>1.84064545420144</text:p>
          </table:table-cell>
          <table:table-cell table:formula="of:=[.K19]/[.K22]" office:value-type="percentage" office:value="0.00167639273451127" calcext:value-type="percentage">
            <text:p>0.17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BC</text:p>
          </table:table-cell>
          <table:table-cell table:formula="of:=SUMPRODUCT([.H3:.H10];[.N3:.N10])/8" office:value-type="float" office:value="-0.227177527915101" calcext:value-type="float">
            <text:p>-0.227177527915101</text:p>
          </table:table-cell>
          <table:table-cell/>
          <table:table-cell table:style-name="ce31" table:formula="of:=ROUND([.B20] - [.$H$17];2)" office:value-type="float" office:value="-0.36" calcext:value-type="float">
            <text:p>-0.36</text:p>
          </table:table-cell>
          <table:table-cell table:style-name="ce31" table:formula="of:=ROUND([.B20] + [.$H$17];2)" office:value-type="float" office:value="-0.09" calcext:value-type="float">
            <text:p>-0.09</text:p>
          </table:table-cell>
          <table:table-cell table:number-columns-repeated="4"/>
          <table:table-cell table:style-name="ce36" office:value-type="string" calcext:value-type="string">
            <text:p>SSABC</text:p>
          </table:table-cell>
          <table:table-cell table:formula="of:= 24*[.B20]^2" office:value-type="float" office:value="1.23863110055079" calcext:value-type="float">
            <text:p>1.23863110055079</text:p>
          </table:table-cell>
          <table:table-cell table:formula="of:=[.K20]/[.K22]" office:value-type="percentage" office:value="0.00112810002217617" calcext:value-type="percentage">
            <text:p>0.11%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5" office:value-type="string" calcext:value-type="string">
            <text:p>SSY</text:p>
          </table:table-cell>
          <table:table-cell table:formula="of:=SUMSQ([.J3:.L10])" office:value-type="float" office:value="17859.0894688885" calcext:value-type="float">
            <text:p>17859.0894688885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5" office:value-type="string" calcext:value-type="string">
            <text:p>SST</text:p>
          </table:table-cell>
          <table:table-cell table:formula="of:=[.K21]-[.K13]" office:value-type="float" office:value="1097.97985657459" calcext:value-type="float">
            <text:p>1097.97985657459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6" office:value-type="string" calcext:value-type="string">
            <text:p>SSE</text:p>
          </table:table-cell>
          <table:table-cell table:formula="of:=[.K22]-SUM([.K14:.K19])" office:value-type="float" office:value="2.36650286025861" calcext:value-type="float">
            <text:p>2.36650286025861</text:p>
          </table:table-cell>
          <table:table-cell table:formula="of:=[.K23]/[.K22]" office:value-type="percentage" office:value="0.00215532447711881" calcext:value-type="percentage">
            <text:p>0.22%</text:p>
          </table:table-cell>
          <table:table-cell table:number-columns-repeated="10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style-name="ce27" office:value-type="string" calcext:value-type="string">
            <text:p>Index Matrix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ce27" office:value-type="string" calcext:value-type="string">
            <text:p>Repetitions</text:p>
          </table:table-cell>
          <table:table-cell/>
          <table:table-cell table:style-name="Default"/>
          <table:table-cell/>
          <table:table-cell table:style-name="ce27" office:value-type="string" calcext:value-type="string">
            <text:p>Averages</text:p>
          </table:table-cell>
          <table:table-cell table:number-columns-repeated="2"/>
          <table:table-cell table:style-name="ce27" office:value-type="string" calcext:value-type="string">
            <text:p>Errors Squared</text:p>
          </table:table-cell>
          <table:table-cell table:number-columns-repeated="2"/>
          <table:table-cell table:style-name="ce27" office:value-type="string" calcext:value-type="string">
            <text:p>Estimated Errors Squared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</text:p>
          </table:table-cell>
          <table:table-cell table:style-name="ce28" office:value-type="string" calcext:value-type="string">
            <text:p>A (MC)</text:p>
          </table:table-cell>
          <table:table-cell table:style-name="ce28" office:value-type="string" calcext:value-type="string">
            <text:p>B (MW)</text:p>
          </table:table-cell>
          <table:table-cell table:style-name="ce28" office:value-type="string" calcext:value-type="string">
            <text:p>C (WT)</text:p>
          </table:table-cell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ABC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8" office:value-type="string" calcext:value-type="string">
            <text:p>From Rep</text:p>
          </table:table-cell>
          <table:table-cell table:style-name="ce38" office:value-type="string" calcext:value-type="string">
            <text:p>Estimated</text:p>
          </table:table-cell>
          <table:table-cell/>
          <table:table-cell table:style-name="ce39" office:value-type="string" calcext:value-type="string">
            <text:p>Rep 1</text:p>
          </table:table-cell>
          <table:table-cell table:style-name="ce39" office:value-type="string" calcext:value-type="string">
            <text:p>Rep 2</text:p>
          </table:table-cell>
          <table:table-cell table:style-name="ce39" office:value-type="string" calcext:value-type="string">
            <text:p>Rep 3</text:p>
          </table:table-cell>
          <table:table-cell table:style-name="ce39" office:value-type="string" calcext:value-type="string">
            <text:p>Rep 1</text:p>
          </table:table-cell>
          <table:table-cell table:style-name="ce39" office:value-type="string" calcext:value-type="string">
            <text:p>Rep 2</text:p>
          </table:table-cell>
          <table:table-cell table:style-name="ce39" office:value-type="string" calcext:value-type="string">
            <text:p>Rep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[.B28]*[.C28]" office:value-type="float" office:value="1" calcext:value-type="float">
            <text:p>1</text:p>
          </table:table-cell>
          <table:table-cell table:style-name="ce29" table:formula="of:=[.B28]*[.D28]" office:value-type="float" office:value="1" calcext:value-type="float">
            <text:p>1</text:p>
          </table:table-cell>
          <table:table-cell table:style-name="ce29" table:formula="of:=[.C28]*[.D28]" office:value-type="float" office:value="1" calcext:value-type="float">
            <text:p>1</text:p>
          </table:table-cell>
          <table:table-cell table:style-name="ce29" table:formula="of:=[.B28]*[.C28]*[.D28]" office:value-type="float" office:value="-1" calcext:value-type="float">
            <text:p>-1</text:p>
          </table:table-cell>
          <table:table-cell/>
          <table:table-cell table:formula="of:=LOG10([.J3])" office:value-type="float" office:value="1.51784443511683" calcext:value-type="float">
            <text:p>1.51784443511683</text:p>
          </table:table-cell>
          <table:table-cell table:style-name="ce29" table:formula="of:=LOG10([.K3])" office:value-type="float" office:value="1.51400436029064" calcext:value-type="float">
            <text:p>1.51400436029064</text:p>
          </table:table-cell>
          <table:table-cell table:style-name="ce29" table:formula="of:=LOG10([.L3])" office:value-type="float" office:value="1.50892455663726" calcext:value-type="float">
            <text:p>1.50892455663726</text:p>
          </table:table-cell>
          <table:table-cell/>
          <table:table-cell table:style-name="ce29" table:formula="of:=AVERAGE([.J28:.L28])" office:value-type="float" office:value="1.51359111734824" calcext:value-type="float">
            <text:p>1.51359111734824</text:p>
          </table:table-cell>
          <table:table-cell table:style-name="ce29" table:formula="of:=[.B38]*[.A28]+[.B39]*[.B28]+[.B40]*[.C28]+[.B41]*[.D28]+[.B42]*[.E28]+[.B43]*[.F28]+[.B44]*[.G28]+[.B45]*[.H28]" office:value-type="float" office:value="1.51359111734824" calcext:value-type="float">
            <text:p>1.51359111734824</text:p>
          </table:table-cell>
          <table:table-cell/>
          <table:table-cell table:style-name="ce29" table:formula="of:=([.N28] - [.J28])^2" office:value-type="float" office:value="0.0000180907120405879" calcext:value-type="float">
            <text:p>1.80907120405879E-05</text:p>
          </table:table-cell>
          <table:table-cell table:style-name="ce29" table:formula="of:=([.N28] - [.K28])^2" office:value-type="float" office:value="0.000000170769729441735" calcext:value-type="float">
            <text:p>1.70769729441735E-07</text:p>
          </table:table-cell>
          <table:table-cell table:style-name="ce29" table:formula="of:=([.N28] - [.L28])^2" office:value-type="float" office:value="0.0000217767888693216" calcext:value-type="float">
            <text:p>2.17767888693216E-05</text:p>
          </table:table-cell>
          <table:table-cell table:style-name="ce29" table:formula="of:=([.O28] - [.J28])^2" office:value-type="float" office:value="0.0000180907120405898" calcext:value-type="float">
            <text:p>1.80907120405898E-05</text:p>
          </table:table-cell>
          <table:table-cell table:style-name="ce29" table:formula="of:=([.O28] - [.K28])^2" office:value-type="float" office:value="0.000000170769729441918" calcext:value-type="float">
            <text:p>1.70769729441918E-07</text:p>
          </table:table-cell>
          <table:table-cell table:style-name="ce29" table:formula="of:=([.O28] - [.L28])^2" office:value-type="float" office:value="0.0000217767888693195" calcext:value-type="float">
            <text:p>2.17767888693195E-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1" calcext:value-type="float">
            <text:p>1</text:p>
          </table:table-cell>
          <table:table-cell table:style-name="ce29" table:formula="of:=[.B29]*[.D29]" office:value-type="float" office:value="-1" calcext:value-type="float">
            <text:p>-1</text:p>
          </table:table-cell>
          <table:table-cell table:style-name="ce29" table:formula="of:=[.C29]*[.D29]" office:value-type="float" office:value="-1" calcext:value-type="float">
            <text:p>-1</text:p>
          </table:table-cell>
          <table:table-cell table:style-name="ce29" table:formula="of:=[.B29]*[.C29]*[.D29]" office:value-type="float" office:value="1" calcext:value-type="float">
            <text:p>1</text:p>
          </table:table-cell>
          <table:table-cell/>
          <table:table-cell table:formula="of:=LOG10([.J4])" office:value-type="float" office:value="1.33313255169884" calcext:value-type="float">
            <text:p>1.33313255169884</text:p>
          </table:table-cell>
          <table:table-cell table:style-name="ce29" table:formula="of:=LOG10([.K4])" office:value-type="float" office:value="1.34214183400495" calcext:value-type="float">
            <text:p>1.34214183400495</text:p>
          </table:table-cell>
          <table:table-cell table:style-name="ce29" table:formula="of:=LOG10([.L4])" office:value-type="float" office:value="1.33369687450121" calcext:value-type="float">
            <text:p>1.33369687450121</text:p>
          </table:table-cell>
          <table:table-cell/>
          <table:table-cell table:style-name="ce29" table:formula="of:=AVERAGE([.J29:.L29])" office:value-type="float" office:value="1.33632375340167" calcext:value-type="float">
            <text:p>1.33632375340167</text:p>
          </table:table-cell>
          <table:table-cell table:style-name="ce29" table:formula="of:=[.B38]*[.A29]+[.B39]*[.B29]+[.B40]*[.C29]+[.B41]*[.D29]+[.B42]*[.E29]+[.B43]*[.F29]+[.B44]*[.G29]+[.B45]*[.H29]" office:value-type="float" office:value="1.33632375340167" calcext:value-type="float">
            <text:p>1.33632375340167</text:p>
          </table:table-cell>
          <table:table-cell/>
          <table:table-cell table:style-name="ce29" table:formula="of:=([.N29] - [.J29])^2" office:value-type="float" office:value="0.0000101837683081093" calcext:value-type="float">
            <text:p>1.01837683081093E-05</text:p>
          </table:table-cell>
          <table:table-cell table:style-name="ce29" table:formula="of:=([.N29] - [.K29])^2" office:value-type="float" office:value="0.0000338500619062776" calcext:value-type="float">
            <text:p>3.38500619062776E-05</text:p>
          </table:table-cell>
          <table:table-cell table:style-name="ce29" table:formula="of:=([.N29] - [.L29])^2" office:value-type="float" office:value="0.00000690049275766552" calcext:value-type="float">
            <text:p>6.90049275766552E-06</text:p>
          </table:table-cell>
          <table:table-cell table:style-name="ce29" table:formula="of:=([.O29] - [.J29])^2" office:value-type="float" office:value="0.0000101837683081093" calcext:value-type="float">
            <text:p>1.01837683081093E-05</text:p>
          </table:table-cell>
          <table:table-cell table:style-name="ce29" table:formula="of:=([.O29] - [.K29])^2" office:value-type="float" office:value="0.0000338500619062776" calcext:value-type="float">
            <text:p>3.38500619062776E-05</text:p>
          </table:table-cell>
          <table:table-cell table:style-name="ce29" table:formula="of:=([.O29] - [.L29])^2" office:value-type="float" office:value="0.00000690049275766552" calcext:value-type="float">
            <text:p>6.90049275766552E-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30]*[.C30]" office:value-type="float" office:value="-1" calcext:value-type="float">
            <text:p>-1</text:p>
          </table:table-cell>
          <table:table-cell table:style-name="ce29" table:formula="of:=[.B30]*[.D30]" office:value-type="float" office:value="1" calcext:value-type="float">
            <text:p>1</text:p>
          </table:table-cell>
          <table:table-cell table:style-name="ce29" table:formula="of:=[.C30]*[.D30]" office:value-type="float" office:value="-1" calcext:value-type="float">
            <text:p>-1</text:p>
          </table:table-cell>
          <table:table-cell table:style-name="ce29" table:formula="of:=[.B30]*[.C30]*[.D30]" office:value-type="float" office:value="1" calcext:value-type="float">
            <text:p>1</text:p>
          </table:table-cell>
          <table:table-cell/>
          <table:table-cell table:formula="of:=LOG10([.J5])" office:value-type="float" office:value="1.41814425082229" calcext:value-type="float">
            <text:p>1.41814425082229</text:p>
          </table:table-cell>
          <table:table-cell table:style-name="ce29" table:formula="of:=LOG10([.K5])" office:value-type="float" office:value="1.408206496939" calcext:value-type="float">
            <text:p>1.408206496939</text:p>
          </table:table-cell>
          <table:table-cell table:style-name="ce29" table:formula="of:=LOG10([.L5])" office:value-type="float" office:value="1.41705713278923" calcext:value-type="float">
            <text:p>1.41705713278923</text:p>
          </table:table-cell>
          <table:table-cell/>
          <table:table-cell table:style-name="ce29" table:formula="of:=AVERAGE([.J30:.L30])" office:value-type="float" office:value="1.41446929351684" calcext:value-type="float">
            <text:p>1.41446929351684</text:p>
          </table:table-cell>
          <table:table-cell table:style-name="ce29" table:formula="of:=[.B38]*[.A30]+[.B39]*[.B30]+[.B40]*[.C30]+[.B41]*[.D30]+[.B42]*[.E30]+[.B43]*[.F30]+[.B44]*[.G30]+[.B45]*[.H30]" office:value-type="float" office:value="1.41446929351684" calcext:value-type="float">
            <text:p>1.41446929351684</text:p>
          </table:table-cell>
          <table:table-cell/>
          <table:table-cell table:style-name="ce29" table:formula="of:=([.N30] - [.J30])^2" office:value-type="float" office:value="0.0000135053111968997" calcext:value-type="float">
            <text:p>1.35053111968997E-05</text:p>
          </table:table-cell>
          <table:table-cell table:style-name="ce29" table:formula="of:=([.N30] - [.K30])^2" office:value-type="float" office:value="0.0000392226209754727" calcext:value-type="float">
            <text:p>3.92226209754727E-05</text:p>
          </table:table-cell>
          <table:table-cell table:style-name="ce29" table:formula="of:=([.N30] - [.L30])^2" office:value-type="float" office:value="0.00000669691209973626" calcext:value-type="float">
            <text:p>6.69691209973626E-06</text:p>
          </table:table-cell>
          <table:table-cell table:style-name="ce29" table:formula="of:=([.O30] - [.J30])^2" office:value-type="float" office:value="0.0000135053111968965" calcext:value-type="float">
            <text:p>1.35053111968965E-05</text:p>
          </table:table-cell>
          <table:table-cell table:style-name="ce29" table:formula="of:=([.O30] - [.K30])^2" office:value-type="float" office:value="0.0000392226209754783" calcext:value-type="float">
            <text:p>3.92226209754783E-05</text:p>
          </table:table-cell>
          <table:table-cell table:style-name="ce29" table:formula="of:=([.O30] - [.L30])^2" office:value-type="float" office:value="0.00000669691209973396" calcext:value-type="float">
            <text:p>6.69691209973396E-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31]*[.C31]" office:value-type="float" office:value="-1" calcext:value-type="float">
            <text:p>-1</text:p>
          </table:table-cell>
          <table:table-cell table:style-name="ce29" table:formula="of:=[.B31]*[.D31]" office:value-type="float" office:value="-1" calcext:value-type="float">
            <text:p>-1</text:p>
          </table:table-cell>
          <table:table-cell table:style-name="ce29" table:formula="of:=[.C31]*[.D31]" office:value-type="float" office:value="1" calcext:value-type="float">
            <text:p>1</text:p>
          </table:table-cell>
          <table:table-cell table:style-name="ce29" table:formula="of:=[.B31]*[.C31]*[.D31]" office:value-type="float" office:value="-1" calcext:value-type="float">
            <text:p>-1</text:p>
          </table:table-cell>
          <table:table-cell/>
          <table:table-cell table:formula="of:=LOG10([.J6])" office:value-type="float" office:value="1.23473480569002" calcext:value-type="float">
            <text:p>1.23473480569002</text:p>
          </table:table-cell>
          <table:table-cell table:style-name="ce29" table:formula="of:=LOG10([.K6])" office:value-type="float" office:value="1.22986403536635" calcext:value-type="float">
            <text:p>1.22986403536635</text:p>
          </table:table-cell>
          <table:table-cell table:style-name="ce29" table:formula="of:=LOG10([.L6])" office:value-type="float" office:value="1.23076034263162" calcext:value-type="float">
            <text:p>1.23076034263162</text:p>
          </table:table-cell>
          <table:table-cell/>
          <table:table-cell table:style-name="ce29" table:formula="of:=AVERAGE([.J31:.L31])" office:value-type="float" office:value="1.23178639456267" calcext:value-type="float">
            <text:p>1.23178639456267</text:p>
          </table:table-cell>
          <table:table-cell table:style-name="ce29" table:formula="of:=[.B38]*[.A31]+[.B39]*[.B31]+[.B40]*[.C31]+[.B41]*[.D31]+[.B42]*[.E31]+[.B43]*[.F31]+[.B44]*[.G31]+[.B45]*[.H31]" office:value-type="float" office:value="1.23178639456267" calcext:value-type="float">
            <text:p>1.23178639456267</text:p>
          </table:table-cell>
          <table:table-cell/>
          <table:table-cell table:style-name="ce29" table:formula="of:=([.N31] - [.J31])^2" office:value-type="float" office:value="0.00000869312817593435" calcext:value-type="float">
            <text:p>8.69312817593435E-06</text:p>
          </table:table-cell>
          <table:table-cell table:style-name="ce29" table:formula="of:=([.N31] - [.K31])^2" office:value-type="float" office:value="0.00000369546487965559" calcext:value-type="float">
            <text:p>3.69546487965559E-06</text:p>
          </table:table-cell>
          <table:table-cell table:style-name="ce29" table:formula="of:=([.N31] - [.L31])^2" office:value-type="float" office:value="0.00000105278256519979" calcext:value-type="float">
            <text:p>1.05278256519979E-06</text:p>
          </table:table-cell>
          <table:table-cell table:style-name="ce29" table:formula="of:=([.O31] - [.J31])^2" office:value-type="float" office:value="0.00000869312817593304" calcext:value-type="float">
            <text:p>8.69312817593304E-06</text:p>
          </table:table-cell>
          <table:table-cell table:style-name="ce29" table:formula="of:=([.O31] - [.K31])^2" office:value-type="float" office:value="0.00000369546487965644" calcext:value-type="float">
            <text:p>3.69546487965644E-06</text:p>
          </table:table-cell>
          <table:table-cell table:style-name="ce29" table:formula="of:=([.O31] - [.L31])^2" office:value-type="float" office:value="0.00000105278256520024" calcext:value-type="float">
            <text:p>1.05278256520024E-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formula="of:=[.B32]*[.C32]" office:value-type="float" office:value="-1" calcext:value-type="float">
            <text:p>-1</text:p>
          </table:table-cell>
          <table:table-cell table:style-name="ce29" table:formula="of:=[.B32]*[.D32]" office:value-type="float" office:value="-1" calcext:value-type="float">
            <text:p>-1</text:p>
          </table:table-cell>
          <table:table-cell table:style-name="ce29" table:formula="of:=[.C32]*[.D32]" office:value-type="float" office:value="1" calcext:value-type="float">
            <text:p>1</text:p>
          </table:table-cell>
          <table:table-cell table:style-name="ce29" table:formula="of:=[.B32]*[.C32]*[.D32]" office:value-type="float" office:value="1" calcext:value-type="float">
            <text:p>1</text:p>
          </table:table-cell>
          <table:table-cell/>
          <table:table-cell table:formula="of:=LOG10([.J7])" office:value-type="float" office:value="1.58974363165753" calcext:value-type="float">
            <text:p>1.58974363165753</text:p>
          </table:table-cell>
          <table:table-cell table:style-name="ce29" table:formula="of:=LOG10([.K7])" office:value-type="float" office:value="1.58379808226806" calcext:value-type="float">
            <text:p>1.58379808226806</text:p>
          </table:table-cell>
          <table:table-cell table:style-name="ce29" table:formula="of:=LOG10([.L7])" office:value-type="float" office:value="1.58435007354537" calcext:value-type="float">
            <text:p>1.58435007354537</text:p>
          </table:table-cell>
          <table:table-cell/>
          <table:table-cell table:style-name="ce29" table:formula="of:=AVERAGE([.J32:.L32])" office:value-type="float" office:value="1.58596392915699" calcext:value-type="float">
            <text:p>1.58596392915699</text:p>
          </table:table-cell>
          <table:table-cell table:style-name="ce29" table:formula="of:=[.B38]*[.A32]+[.B39]*[.B32]+[.B40]*[.C32]+[.B41]*[.D32]+[.B42]*[.E32]+[.B43]*[.F32]+[.B44]*[.G32]+[.B45]*[.H32]" office:value-type="float" office:value="1.58596392915699" calcext:value-type="float">
            <text:p>1.58596392915699</text:p>
          </table:table-cell>
          <table:table-cell/>
          <table:table-cell table:style-name="ce29" table:formula="of:=([.N32] - [.J32])^2" office:value-type="float" office:value="0.000014286150992608" calcext:value-type="float">
            <text:p>1.4286150992608E-05</text:p>
          </table:table-cell>
          <table:table-cell table:style-name="ce29" table:formula="of:=([.N32] - [.K32])^2" office:value-type="float" office:value="0.00000469089274627074" calcext:value-type="float">
            <text:p>4.69089274627074E-06</text:p>
          </table:table-cell>
          <table:table-cell table:style-name="ce29" table:formula="of:=([.N32] - [.L32])^2" office:value-type="float" office:value="0.00000260452993514689" calcext:value-type="float">
            <text:p>2.60452993514689E-06</text:p>
          </table:table-cell>
          <table:table-cell table:style-name="ce29" table:formula="of:=([.O32] - [.J32])^2" office:value-type="float" office:value="0.0000142861509926063" calcext:value-type="float">
            <text:p>1.42861509926063E-05</text:p>
          </table:table-cell>
          <table:table-cell table:style-name="ce29" table:formula="of:=([.O32] - [.K32])^2" office:value-type="float" office:value="0.0000046908927462717" calcext:value-type="float">
            <text:p>4.6908927462717E-06</text:p>
          </table:table-cell>
          <table:table-cell table:style-name="ce29" table:formula="of:=([.O32] - [.L32])^2" office:value-type="float" office:value="0.00000260452993514761" calcext:value-type="float">
            <text:p>2.60452993514761E-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33]*[.C33]" office:value-type="float" office:value="-1" calcext:value-type="float">
            <text:p>-1</text:p>
          </table:table-cell>
          <table:table-cell table:style-name="ce29" table:formula="of:=[.B33]*[.D33]" office:value-type="float" office:value="1" calcext:value-type="float">
            <text:p>1</text:p>
          </table:table-cell>
          <table:table-cell table:style-name="ce29" table:formula="of:=[.C33]*[.D33]" office:value-type="float" office:value="-1" calcext:value-type="float">
            <text:p>-1</text:p>
          </table:table-cell>
          <table:table-cell table:style-name="ce29" table:formula="of:=[.B33]*[.C33]*[.D33]" office:value-type="float" office:value="-1" calcext:value-type="float">
            <text:p>-1</text:p>
          </table:table-cell>
          <table:table-cell/>
          <table:table-cell table:formula="of:=LOG10([.J8])" office:value-type="float" office:value="1.44752151464992" calcext:value-type="float">
            <text:p>1.44752151464992</text:p>
          </table:table-cell>
          <table:table-cell table:style-name="ce29" table:formula="of:=LOG10([.K8])" office:value-type="float" office:value="1.45118837879322" calcext:value-type="float">
            <text:p>1.45118837879322</text:p>
          </table:table-cell>
          <table:table-cell table:style-name="ce29" table:formula="of:=LOG10([.L8])" office:value-type="float" office:value="1.45819703678258" calcext:value-type="float">
            <text:p>1.45819703678258</text:p>
          </table:table-cell>
          <table:table-cell/>
          <table:table-cell table:style-name="ce29" table:formula="of:=AVERAGE([.J33:.L33])" office:value-type="float" office:value="1.45230231007524" calcext:value-type="float">
            <text:p>1.45230231007524</text:p>
          </table:table-cell>
          <table:table-cell table:style-name="ce29" table:formula="of:=[.B38]*[.A33]+[.B39]*[.B33]+[.B40]*[.C33]+[.B41]*[.D33]+[.B42]*[.E33]+[.B43]*[.F33]+[.B44]*[.G33]+[.B45]*[.H33]" office:value-type="float" office:value="1.45230231007524" calcext:value-type="float">
            <text:p>1.45230231007524</text:p>
          </table:table-cell>
          <table:table-cell/>
          <table:table-cell table:style-name="ce29" table:formula="of:=([.N33] - [.J33])^2" office:value-type="float" office:value="0.0000228560048987209" calcext:value-type="float">
            <text:p>2.28560048987209E-05</text:p>
          </table:table-cell>
          <table:table-cell table:style-name="ce29" table:formula="of:=([.N33] - [.K33])^2" office:value-type="float" office:value="0.00000124084290107083" calcext:value-type="float">
            <text:p>1.24084290107083E-06</text:p>
          </table:table-cell>
          <table:table-cell table:style-name="ce29" table:formula="of:=([.N33] - [.L33])^2" office:value-type="float" office:value="0.0000347478029542266" calcext:value-type="float">
            <text:p>3.47478029542266E-05</text:p>
          </table:table-cell>
          <table:table-cell table:style-name="ce29" table:formula="of:=([.O33] - [.J33])^2" office:value-type="float" office:value="0.000022856004898723" calcext:value-type="float">
            <text:p>2.2856004898723E-05</text:p>
          </table:table-cell>
          <table:table-cell table:style-name="ce29" table:formula="of:=([.O33] - [.K33])^2" office:value-type="float" office:value="0.00000124084290107132" calcext:value-type="float">
            <text:p>1.24084290107132E-06</text:p>
          </table:table-cell>
          <table:table-cell table:style-name="ce29" table:formula="of:=([.O33] - [.L33])^2" office:value-type="float" office:value="0.000034747802954224" calcext:value-type="float">
            <text:p>3.4747802954224E-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34]*[.C34]" office:value-type="float" office:value="1" calcext:value-type="float">
            <text:p>1</text:p>
          </table:table-cell>
          <table:table-cell table:style-name="ce29" table:formula="of:=[.B34]*[.D34]" office:value-type="float" office:value="-1" calcext:value-type="float">
            <text:p>-1</text:p>
          </table:table-cell>
          <table:table-cell table:style-name="ce29" table:formula="of:=[.C34]*[.D34]" office:value-type="float" office:value="-1" calcext:value-type="float">
            <text:p>-1</text:p>
          </table:table-cell>
          <table:table-cell table:style-name="ce29" table:formula="of:=[.B34]*[.C34]*[.D34]" office:value-type="float" office:value="-1" calcext:value-type="float">
            <text:p>-1</text:p>
          </table:table-cell>
          <table:table-cell/>
          <table:table-cell table:formula="of:=LOG10([.J9])" office:value-type="float" office:value="1.45259526920158" calcext:value-type="float">
            <text:p>1.45259526920158</text:p>
          </table:table-cell>
          <table:table-cell table:style-name="ce29" table:formula="of:=LOG10([.K9])" office:value-type="float" office:value="1.45893199701093" calcext:value-type="float">
            <text:p>1.45893199701093</text:p>
          </table:table-cell>
          <table:table-cell table:style-name="ce29" table:formula="of:=LOG10([.L9])" office:value-type="float" office:value="1.45751106221684" calcext:value-type="float">
            <text:p>1.45751106221684</text:p>
          </table:table-cell>
          <table:table-cell/>
          <table:table-cell table:style-name="ce29" table:formula="of:=AVERAGE([.J34:.L34])" office:value-type="float" office:value="1.45634610947645" calcext:value-type="float">
            <text:p>1.45634610947645</text:p>
          </table:table-cell>
          <table:table-cell table:style-name="ce29" table:formula="of:=[.B38]*[.A34]+[.B39]*[.B34]+[.B40]*[.C34]+[.B41]*[.D34]+[.B42]*[.E34]+[.B43]*[.F34]+[.B44]*[.G34]+[.B45]*[.H34]" office:value-type="float" office:value="1.45634610947645" calcext:value-type="float">
            <text:p>1.45634610947645</text:p>
          </table:table-cell>
          <table:table-cell/>
          <table:table-cell table:style-name="ce29" table:formula="of:=([.N34] - [.J34])^2" office:value-type="float" office:value="0.0000140688027675839" calcext:value-type="float">
            <text:p>1.40688027675839E-05</text:p>
          </table:table-cell>
          <table:table-cell table:style-name="ce29" table:formula="of:=([.N34] - [.K34])^2" office:value-type="float" office:value="0.00000668681434097889" calcext:value-type="float">
            <text:p>6.68681434097889E-06</text:p>
          </table:table-cell>
          <table:table-cell table:style-name="ce29" table:formula="of:=([.N34] - [.L34])^2" office:value-type="float" office:value="0.00000135711488734132" calcext:value-type="float">
            <text:p>1.35711488734132E-06</text:p>
          </table:table-cell>
          <table:table-cell table:style-name="ce29" table:formula="of:=([.O34] - [.J34])^2" office:value-type="float" office:value="0.0000140688027675856" calcext:value-type="float">
            <text:p>1.40688027675856E-05</text:p>
          </table:table-cell>
          <table:table-cell table:style-name="ce29" table:formula="of:=([.O34] - [.K34])^2" office:value-type="float" office:value="0.00000668681434097775" calcext:value-type="float">
            <text:p>6.68681434097775E-06</text:p>
          </table:table-cell>
          <table:table-cell table:style-name="ce29" table:formula="of:=([.O34] - [.L34])^2" office:value-type="float" office:value="0.0000013571148873408" calcext:value-type="float">
            <text:p>1.3571148873408E-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35]*[.C35]" office:value-type="float" office:value="1" calcext:value-type="float">
            <text:p>1</text:p>
          </table:table-cell>
          <table:table-cell table:style-name="ce29" table:formula="of:=[.B35]*[.D35]" office:value-type="float" office:value="1" calcext:value-type="float">
            <text:p>1</text:p>
          </table:table-cell>
          <table:table-cell table:style-name="ce29" table:formula="of:=[.C35]*[.D35]" office:value-type="float" office:value="1" calcext:value-type="float">
            <text:p>1</text:p>
          </table:table-cell>
          <table:table-cell table:style-name="ce29" table:formula="of:=[.B35]*[.C35]*[.D35]" office:value-type="float" office:value="1" calcext:value-type="float">
            <text:p>1</text:p>
          </table:table-cell>
          <table:table-cell/>
          <table:table-cell table:formula="of:=LOG10([.J10])" office:value-type="float" office:value="1.26737624934998" calcext:value-type="float">
            <text:p>1.26737624934998</text:p>
          </table:table-cell>
          <table:table-cell table:style-name="ce29" table:formula="of:=LOG10([.K10])" office:value-type="float" office:value="1.27219529779923" calcext:value-type="float">
            <text:p>1.27219529779923</text:p>
          </table:table-cell>
          <table:table-cell table:style-name="ce29" table:formula="of:=LOG10([.L10])" office:value-type="float" office:value="1.26811237251458" calcext:value-type="float">
            <text:p>1.26811237251458</text:p>
          </table:table-cell>
          <table:table-cell/>
          <table:table-cell table:style-name="ce29" table:formula="of:=AVERAGE([.J35:.L35])" office:value-type="float" office:value="1.26922797322126" calcext:value-type="float">
            <text:p>1.26922797322126</text:p>
          </table:table-cell>
          <table:table-cell table:style-name="ce29" table:formula="of:=[.B38]*[.A35]+[.B39]*[.B35]+[.B40]*[.C35]+[.B41]*[.D35]+[.B42]*[.E35]+[.B43]*[.F35]+[.B44]*[.G35]+[.B45]*[.H35]" office:value-type="float" office:value="1.26922797322126" calcext:value-type="float">
            <text:p>1.26922797322126</text:p>
          </table:table-cell>
          <table:table-cell/>
          <table:table-cell table:style-name="ce29" table:formula="of:=([.N35] - [.J35])^2" office:value-type="float" office:value="0.0000034288812954808" calcext:value-type="float">
            <text:p>3.4288812954808E-06</text:p>
          </table:table-cell>
          <table:table-cell table:style-name="ce29" table:formula="of:=([.N35] - [.K35])^2" office:value-type="float" office:value="0.0000088050151510222" calcext:value-type="float">
            <text:p>8.8050151510222E-06</text:p>
          </table:table-cell>
          <table:table-cell table:style-name="ce29" table:formula="of:=([.N35] - [.L35])^2" office:value-type="float" office:value="0.00000124456493675814" calcext:value-type="float">
            <text:p>1.24456493675814E-06</text:p>
          </table:table-cell>
          <table:table-cell table:style-name="ce29" table:formula="of:=([.O35] - [.J35])^2" office:value-type="float" office:value="0.00000342888129548163" calcext:value-type="float">
            <text:p>3.42888129548163E-06</text:p>
          </table:table-cell>
          <table:table-cell table:style-name="ce29" table:formula="of:=([.O35] - [.K35])^2" office:value-type="float" office:value="0.00000880501515102088" calcext:value-type="float">
            <text:p>8.80501515102088E-06</text:p>
          </table:table-cell>
          <table:table-cell table:style-name="ce29" table:formula="of:=([.O35] - [.L35])^2" office:value-type="float" office:value="0.00000124456493675863" calcext:value-type="float">
            <text:p>1.24456493675863E-06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style-name="ce27" office:value-type="string" calcext:value-type="string">
            <text:p>Q-Values</text:p>
          </table:table-cell>
          <table:table-cell table:number-columns-repeated="2"/>
          <table:table-cell table:style-name="ce27" office:value-type="string" calcext:value-type="string">
            <text:p>Confidence Ranges</text:p>
          </table:table-cell>
          <table:table-cell table:style-name="Default"/>
          <table:table-cell/>
          <table:table-cell table:style-name="ce27" office:value-type="string" calcext:value-type="string">
            <text:p>Metrics</text:p>
          </table:table-cell>
          <table:table-cell table:number-columns-repeated="2"/>
          <table:table-cell table:style-name="ce34" office:value-type="string" calcext:value-type="string">
            <text:p>Sum of Squares</text:p>
          </table:table-cell>
          <table:table-cell/>
          <table:table-cell table:style-name="ce27" office:value-type="string" calcext:value-type="string">
            <text:p>Percentages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0</text:p>
          </table:table-cell>
          <table:table-cell table:formula="of:=SUMPRODUCT([.A28:.A35];[.N28:.N35])/8" office:value-type="float" office:value="1.40750136009492" calcext:value-type="float">
            <text:p>1.40750136009492</text:p>
          </table:table-cell>
          <table:table-cell/>
          <table:table-cell table:style-name="ce31" table:formula="of:=ROUND([.B38] - [.$H$42];2)" office:value-type="float" office:value="1.4" calcext:value-type="float">
            <text:p>1.4</text:p>
          </table:table-cell>
          <table:table-cell table:style-name="ce31" table:formula="of:=ROUND([.B38] + [.$H$42];2)" office:value-type="float" office:value="1.41" calcext:value-type="float">
            <text:p>1.41</text:p>
          </table:table-cell>
          <table:table-cell/>
          <table:table-cell table:style-name="ce32" office:value-type="string" calcext:value-type="string">
            <text:p>Variance Errors</text:p>
          </table:table-cell>
          <table:table-cell table:formula="of:=[.K48]/(8*2)" office:value-type="float" office:value="0.0000715832636921515" calcext:value-type="float">
            <text:p>7.15832636921515E-05</text:p>
          </table:table-cell>
          <table:table-cell/>
          <table:table-cell table:style-name="ce35" office:value-type="string" calcext:value-type="string">
            <text:p>SS0</text:p>
          </table:table-cell>
          <table:table-cell table:formula="of:= 24*[.B38]^2" office:value-type="float" office:value="47.5454418880572" calcext:value-type="float">
            <text:p>47.5454418880572</text:p>
          </table:table-cell>
          <table:table-cell table:formula="of:=[.K38]/[.K47]" office:value-type="percentage" office:value="154.317872444787" calcext:value-type="percentage">
            <text:p>15431.79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</text:p>
          </table:table-cell>
          <table:table-cell table:formula="of:=SUMPRODUCT([.B28:.B35];[.N28:.N35])/8" office:value-type="float" office:value="0.033458720387565" calcext:value-type="float">
            <text:p>0.033458720387565</text:p>
          </table:table-cell>
          <table:table-cell/>
          <table:table-cell table:style-name="ce31" table:formula="of:=ROUND([.B39] - [.$H$42];2)" office:value-type="float" office:value="0.03" calcext:value-type="float">
            <text:p>0.03</text:p>
          </table:table-cell>
          <table:table-cell table:style-name="ce31" table:formula="of:=ROUND([.B39] + [.$H$42];2)" office:value-type="float" office:value="0.04" calcext:value-type="float">
            <text:p>0.04</text:p>
          </table:table-cell>
          <table:table-cell/>
          <table:table-cell table:style-name="ce32" office:value-type="string" calcext:value-type="string">
            <text:p>Std-Dev Errors</text:p>
          </table:table-cell>
          <table:table-cell table:formula="of:=SQRT([.H38])" office:value-type="float" office:value="0.00846068931542528" calcext:value-type="float">
            <text:p>0.008460689315425</text:p>
          </table:table-cell>
          <table:table-cell/>
          <table:table-cell table:style-name="ce36" office:value-type="string" calcext:value-type="string">
            <text:p>SSA</text:p>
          </table:table-cell>
          <table:table-cell table:formula="of:= 24*[.B39]^2" office:value-type="float" office:value="0.0268676632793582" calcext:value-type="float">
            <text:p>0.026867663279358</text:p>
          </table:table-cell>
          <table:table-cell table:formula="of:=[.K39]/[.K47]" office:value-type="percentage" office:value="0.0872041665864716" calcext:value-type="percentage">
            <text:p>8.72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B</text:p>
          </table:table-cell>
          <table:table-cell table:formula="of:=SUMPRODUCT([.C28:.C35];[.N28:.N35])/8" office:value-type="float" office:value="-0.0645439174006151" calcext:value-type="float">
            <text:p>-0.064543917400615</text:p>
          </table:table-cell>
          <table:table-cell/>
          <table:table-cell table:style-name="ce31" table:formula="of:=ROUND([.B40] - [.$H$42];2)" office:value-type="float" office:value="-0.07" calcext:value-type="float">
            <text:p>-0.07</text:p>
          </table:table-cell>
          <table:table-cell table:style-name="ce31" table:formula="of:=ROUND([.B40] + [.$H$42];2)" office:value-type="float" office:value="-0.06" calcext:value-type="float">
            <text:p>-0.06</text:p>
          </table:table-cell>
          <table:table-cell/>
          <table:table-cell table:style-name="ce32" office:value-type="string" calcext:value-type="string">
            <text:p>Std-Dev Effects</text:p>
          </table:table-cell>
          <table:table-cell table:formula="of:=[.H39]/SQRT(8*3)" office:value-type="float" office:value="0.00172703097458412" calcext:value-type="float">
            <text:p>0.001727030974584</text:p>
          </table:table-cell>
          <table:table-cell/>
          <table:table-cell table:style-name="ce36" office:value-type="string" calcext:value-type="string">
            <text:p>SSB</text:p>
          </table:table-cell>
          <table:table-cell table:formula="of:= 24*[.B40]^2" office:value-type="float" office:value="0.099982014562018" calcext:value-type="float">
            <text:p>0.099982014562018</text:p>
          </table:table-cell>
          <table:table-cell table:formula="of:=[.K40]/[.K47]" office:value-type="percentage" office:value="0.324510850194238" calcext:value-type="percentage">
            <text:p>32.45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C</text:p>
          </table:table-cell>
          <table:table-cell table:formula="of:=SUMPRODUCT([.D28:.D35];[.N28:.N35])/8" office:value-type="float" office:value="-0.08509125227971" calcext:value-type="float">
            <text:p>-0.08509125227971</text:p>
          </table:table-cell>
          <table:table-cell/>
          <table:table-cell table:style-name="ce31" table:formula="of:=ROUND([.B41] - [.$H$42];2)" office:value-type="float" office:value="-0.09" calcext:value-type="float">
            <text:p>-0.09</text:p>
          </table:table-cell>
          <table:table-cell table:style-name="ce31" table:formula="of:=ROUND([.B41] + [.$H$42];2)" office:value-type="float" office:value="-0.08" calcext:value-type="float">
            <text:p>-0.08</text:p>
          </table:table-cell>
          <table:table-cell/>
          <table:table-cell table:style-name="ce32" office:value-type="string" calcext:value-type="string">
            <text:p>T-Value</text:p>
          </table:table-cell>
          <table:table-cell table:formula="of:=[.H16]" office:value-type="float" office:value="1.746" calcext:value-type="float">
            <text:p>1.746</text:p>
          </table:table-cell>
          <table:table-cell/>
          <table:table-cell table:style-name="ce36" office:value-type="string" calcext:value-type="string">
            <text:p>SSC</text:p>
          </table:table-cell>
          <table:table-cell table:formula="of:= 24*[.B41]^2" office:value-type="float" office:value="0.173772509148702" calcext:value-type="float">
            <text:p>0.173772509148702</text:p>
          </table:table-cell>
          <table:table-cell table:formula="of:=[.K41]/[.K47]" office:value-type="percentage" office:value="0.564012086886423" calcext:value-type="percentage">
            <text:p>56.40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B</text:p>
          </table:table-cell>
          <table:table-cell table:formula="of:=SUMPRODUCT([.E28:.E35];[.N28:.N35])/8" office:value-type="float" office:value="-0.013629121733015" calcext:value-type="float">
            <text:p>-0.013629121733015</text:p>
          </table:table-cell>
          <table:table-cell/>
          <table:table-cell table:style-name="ce31" table:formula="of:=ROUND([.B42] - [.$H$42];2)" office:value-type="float" office:value="-0.02" calcext:value-type="float">
            <text:p>-0.02</text:p>
          </table:table-cell>
          <table:table-cell table:style-name="ce31" table:formula="of:=ROUND([.B42] + [.$H$42];2)" office:value-type="float" office:value="-0.01" calcext:value-type="float">
            <text:p>-0.01</text:p>
          </table:table-cell>
          <table:table-cell/>
          <table:table-cell table:style-name="ce32" office:value-type="string" calcext:value-type="string">
            <text:p>Confidence Range</text:p>
          </table:table-cell>
          <table:table-cell table:formula="of:=[.H41]*[.H40]" office:value-type="float" office:value="0.00301539608162388" calcext:value-type="float">
            <text:p>0.003015396081624</text:p>
          </table:table-cell>
          <table:table-cell/>
          <table:table-cell table:style-name="ce36" office:value-type="string" calcext:value-type="string">
            <text:p>SSAB</text:p>
          </table:table-cell>
          <table:table-cell table:formula="of:= 24*[.B42]^2" office:value-type="float" office:value="0.00445807102112021" calcext:value-type="float">
            <text:p>0.00445807102112</text:p>
          </table:table-cell>
          <table:table-cell table:formula="of:=[.K42]/[.K47]" office:value-type="percentage" office:value="0.0144695265806274" calcext:value-type="percentage">
            <text:p>1.45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C</text:p>
          </table:table-cell>
          <table:table-cell table:formula="of:=SUMPRODUCT([.F28:.F35];[.N28:.N35])/8" office:value-type="float" office:value="0.00489631344547498" calcext:value-type="float">
            <text:p>0.004896313445475</text:p>
          </table:table-cell>
          <table:table-cell/>
          <table:table-cell table:style-name="ce31" table:formula="of:=ROUND([.B43] - [.$H$42];2)" office:value-type="float" office:value="0" calcext:value-type="float">
            <text:p>0</text:p>
          </table:table-cell>
          <table:table-cell table:style-name="ce31" table:formula="of:=ROUND([.B43] + [.$H$42];2)" office:value-type="float" office:value="0.01" calcext:value-type="float">
            <text:p>0.01</text:p>
          </table:table-cell>
          <table:table-cell table:number-columns-repeated="4"/>
          <table:table-cell table:style-name="ce36" office:value-type="string" calcext:value-type="string">
            <text:p>SSAC</text:p>
          </table:table-cell>
          <table:table-cell table:formula="of:= 24*[.B43]^2" office:value-type="float" office:value="0.000575373248552137" calcext:value-type="float">
            <text:p>0.000575373248552</text:p>
          </table:table-cell>
          <table:table-cell table:formula="of:=[.K43]/[.K47]" office:value-type="percentage" office:value="0.00186748449593442" calcext:value-type="percentage">
            <text:p>0.19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BC</text:p>
          </table:table-cell>
          <table:table-cell table:formula="of:=SUMPRODUCT([.G28:.G35];[.N28:.N35])/8" office:value-type="float" office:value="-0.00735900652263005" calcext:value-type="float">
            <text:p>-0.00735900652263</text:p>
          </table:table-cell>
          <table:table-cell/>
          <table:table-cell table:style-name="ce31" table:formula="of:=ROUND([.B44] - [.$H$42];2)" office:value-type="float" office:value="-0.01" calcext:value-type="float">
            <text:p>-0.01</text:p>
          </table:table-cell>
          <table:table-cell table:style-name="ce31" table:formula="of:=ROUND([.B44] + [.$H$42];2)" office:value-type="float" office:value="-0" calcext:value-type="float">
            <text:p>0</text:p>
          </table:table-cell>
          <table:table-cell table:number-columns-repeated="4"/>
          <table:table-cell table:style-name="ce36" office:value-type="string" calcext:value-type="string">
            <text:p>SSBC</text:p>
          </table:table-cell>
          <table:table-cell table:formula="of:= 24*[.B44]^2" office:value-type="float" office:value="0.00129971944800268" calcext:value-type="float">
            <text:p>0.001299719448003</text:p>
          </table:table-cell>
          <table:table-cell table:formula="of:=[.K44]/[.K47]" office:value-type="percentage" office:value="0.0042184893446385" calcext:value-type="percentage">
            <text:p>0.42%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qABC</text:p>
          </table:table-cell>
          <table:table-cell table:formula="of:=SUMPRODUCT([.H28:.H35];[.N28:.N35])/8" office:value-type="float" office:value="-0.00600512277073001" calcext:value-type="float">
            <text:p>-0.00600512277073</text:p>
          </table:table-cell>
          <table:table-cell/>
          <table:table-cell table:style-name="ce31" table:formula="of:=ROUND([.B45] - [.$H$42];2)" office:value-type="float" office:value="-0.01" calcext:value-type="float">
            <text:p>-0.01</text:p>
          </table:table-cell>
          <table:table-cell table:style-name="ce31" table:formula="of:=ROUND([.B45] + [.$H$42];2)" office:value-type="float" office:value="-0" calcext:value-type="float">
            <text:p>0</text:p>
          </table:table-cell>
          <table:table-cell table:number-columns-repeated="4"/>
          <table:table-cell table:style-name="ce36" office:value-type="string" calcext:value-type="string">
            <text:p>SSABC</text:p>
          </table:table-cell>
          <table:table-cell table:formula="of:= 24*[.B45]^2" office:value-type="float" office:value="0.000865475987796962" calcext:value-type="float">
            <text:p>0.000865475987797</text:p>
          </table:table-cell>
          <table:table-cell table:formula="of:=[.K45]/[.K47]" office:value-type="percentage" office:value="0.00280906870953807" calcext:value-type="percentage">
            <text:p>0.28%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5" office:value-type="string" calcext:value-type="string">
            <text:p>SSY</text:p>
          </table:table-cell>
          <table:table-cell table:formula="of:=SUMSQ([.J28:.L35])" office:value-type="float" office:value="47.853542570984" calcext:value-type="float">
            <text:p>47.853542570984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5" office:value-type="string" calcext:value-type="string">
            <text:p>SST</text:p>
          </table:table-cell>
          <table:table-cell table:formula="of:=[.K46]-[.K38]" office:value-type="float" office:value="0.308100682926828" calcext:value-type="float">
            <text:p>0.308100682926828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6" office:value-type="string" calcext:value-type="string">
            <text:p>SSE</text:p>
          </table:table-cell>
          <table:table-cell table:formula="of:=[.K47]-SUM([.K39:.K44])" office:value-type="float" office:value="0.00114533221907442" calcext:value-type="float">
            <text:p>0.001145332219074</text:p>
          </table:table-cell>
          <table:table-cell table:formula="of:=[.K48]/[.K47]" office:value-type="percentage" office:value="0.00371739591160346" calcext:value-type="percentage">
            <text:p>0.37%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5">00/00/0000</text:date>, <text:time style:data-style-name="N2" text:time-value="22:21:43.8823652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3T14:09:21.499441190</meta:creation-date>
    <dc:date>2018-12-15T13:16:46.996792336</dc:date>
    <meta:editing-duration>PT15H55M31S</meta:editing-duration>
    <meta:editing-cycles>12</meta:editing-cycles>
    <meta:generator>LibreOffice/6.1.3.2$Linux_X86_64 LibreOffice_project/10$Build-2</meta:generator>
    <meta:document-statistic meta:table-count="4" meta:cell-count="2041" meta:object-count="0"/>
  </office:meta>
</office:document-meta>
</file>